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Object 17/content.xml" manifest:media-type="text/xml"/>
  <manifest:file-entry manifest:full-path="Object 17/styles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meta.xml" manifest:media-type="text/xml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Replacements/Object 16" manifest:media-type="application/x-openoffice-gdimetafile;windows_formatname=&quot;GDIMetaFile&quot;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iragino Sans" svg:font-family="'Hiragino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Hiragino Mincho ProN" svg:font-family="'Hiragino Mincho ProN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-asian="Hiragino Sans"/>
    </style:style>
    <style:style style:name="ce2" style:family="table-cell" style:parent-style-name="Default">
      <style:text-properties style:font-name="Hiragino Sans"/>
    </style:style>
    <style:style style:name="ce5" style:family="table-cell" style:parent-style-name="Default">
      <style:text-properties style:font-name="Hiragino Sans" style:font-name-asian="Hiragino Sans"/>
    </style:style>
    <style:style style:name="gr1" style:family="graphic">
      <style:graphic-properties draw:stroke="none" svg:stroke-color="#000000" draw:fill="solid" draw:fill-color="#ffffff" fo:min-height="51.76mm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solid" draw:fill-color="#ffffff"/>
      <style:text-properties style:font-name="Hiragino Sans" style:font-name-asian="Hiragino Sans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style:font-name="Hiragino Sans" style:font-name-asian="Hiragino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5.77mm" svg:height="51.76mm" svg:x="8.17mm" svg:y="83.36mm">
            <draw:text-box>
              <text:p><text:span text:style-name="T1">G(tau)</text:span><text:span text:style-name="T1">の値</text:span></text:p>
              <text:p><text:span text:style-name="T1"/></text:p>
              <text:p><text:span text:style-name="T1">ワイブル分布</text:span></text:p>
            </draw:text-box>
          </draw:frame>
          <draw:frame draw:z-index="1" draw:style-name="gr2" draw:text-style-name="P2" svg:width="159.99mm" svg:height="89.99mm" svg:x="126mm" svg:y="155.93mm">
            <draw:object draw:notify-on-update-of-ranges="Sheet1.A1:Sheet1.A15 Sheet1.B1:Sheet1.B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2" draw:text-style-name="P2" svg:width="159.99mm" svg:height="89.99mm" svg:x="192.74mm" svg:y="19.75mm">
            <draw:object draw:notify-on-update-of-ranges="Sheet1.E2:Sheet1.E15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1024" table:default-cell-style-name="ce1"/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856579" calcext:value-type="float">
            <text:p>0.0185657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18565792364891" calcext:value-type="float">
            <text:p>0.018565792364891</text:p>
          </table:table-cell>
          <table:table-cell table:number-columns-repeated="2"/>
          <table:table-cell office:value-type="float" office:value="2.345" calcext:value-type="float">
            <text:p>2.345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7225408" calcext:value-type="float">
            <text:p>0.0722540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072254077726" calcext:value-type="float">
            <text:p>0.072254077726</text:p>
          </table:table-cell>
          <table:table-cell table:number-columns-repeated="2"/>
          <table:table-cell office:value-type="float" office:value="5.452" calcext:value-type="float">
            <text:p>5.452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27564" calcext:value-type="float">
            <text:p>0.12756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12756403823102" calcext:value-type="float">
            <text:p>0.12756403823102</text:p>
          </table:table-cell>
          <table:table-cell table:number-columns-repeated="2"/>
          <table:table-cell office:value-type="float" office:value="4.664" calcext:value-type="float">
            <text:p>4.664</text:p>
          </table:table-cell>
          <table:table-cell table:formula="of:=1-EXP(-POWER([.H4]/[.H3];[.H2]))" office:value-type="float" office:value="0.500151519537801" calcext:value-type="float">
            <text:p>0.500151519537801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651393" calcext:value-type="float">
            <text:p>0.165139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16513934375961" calcext:value-type="float">
            <text:p>0.16513934375961</text:p>
          </table:table-cell>
          <table:table-cell table:formula="of:=[.E5]*1000*2.5" office:value-type="float" office:value="412.848359399025" calcext:value-type="float">
            <text:p>412.848359399025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74422" calcext:value-type="float">
            <text:p>0.17442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17442195186579" calcext:value-type="float">
            <text:p>0.17442195186579</text:p>
          </table:table-cell>
          <table:table-cell table:formula="of:=[.E6]*1000*2.5" office:value-type="float" office:value="436.054879664475" calcext:value-type="float">
            <text:p>436.054879664475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560704" calcext:value-type="float">
            <text:p>0.156070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15607041525348" calcext:value-type="float">
            <text:p>0.15607041525348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201774" calcext:value-type="float">
            <text:p>0.120177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12017743929966" calcext:value-type="float">
            <text:p>0.12017743929966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8017221" calcext:value-type="float">
            <text:p>0.0801722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08017220540318" calcext:value-type="float">
            <text:p>0.08017220540318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4645045" calcext:value-type="float">
            <text:p>0.0464504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046450447096274" calcext:value-type="float">
            <text:p>0.046450447096274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337892" calcext:value-type="float">
            <text:p>0.0233789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23378924539486" calcext:value-type="float">
            <text:p>0.023378924539486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1021168" calcext:value-type="float">
            <text:p>0.01021168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010211684476818" calcext:value-type="float">
            <text:p>0.010211684476818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3864299" calcext:value-type="float">
            <text:p>0.00386429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0038642992095" calcext:value-type="float">
            <text:p>0.0038642992095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1264231" calcext:value-type="float">
            <text:p>0.00126423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0012642305777757" calcext:value-type="float">
            <text:p>0.001264230577776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03567299" calcext:value-type="float">
            <text:p>0.0003567299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00035672993442126" calcext:value-type="float">
            <text:p>0.000356729934421</text:p>
          </table:table-cell>
          <table:table-cell table:number-columns-repeated="1019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shapes>
          <draw:frame draw:z-index="0" draw:style-name="gr2" draw:text-style-name="P2" svg:width="159.99mm" svg:height="89.99mm" svg:x="165.27mm" svg:y="15.94mm">
            <draw:object draw:notify-on-update-of-ranges="Sheet2.A1:Sheet2.A81 Sheet2.B1:Sheet2.B8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2" draw:text-style-name="P2" svg:width="159.99mm" svg:height="89.99mm" svg:x="113.89mm" svg:y="217.75mm">
            <draw:object draw:notify-on-update-of-ranges="Sheet2.D10:Sheet2.D80 Sheet2.E10:Sheet2.E8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1024" table:default-cell-style-name="ce2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f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3670996344689" calcext:value-type="float">
            <text:p>1.367099634468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3.635404705603" calcext:value-type="float">
            <text:p>73.635404705603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868961410565" calcext:value-type="float">
            <text:p>1.86896141056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9.142258519916" calcext:value-type="float">
            <text:p>19.142258519916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5550564612199" calcext:value-type="float">
            <text:p>2.555056461219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.787939126447" calcext:value-type="float">
            <text:p>9.787939126447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4930167541811" calcext:value-type="float">
            <text:p>3.493016754181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.6914898557733" calcext:value-type="float">
            <text:p>6.6914898557733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7753019278348" calcext:value-type="float">
            <text:p>4.775301927834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.3772287827291" calcext:value-type="float">
            <text:p>5.3772287827291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.5283135200216" calcext:value-type="float">
            <text:p>6.528313520021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.764716049285" calcext:value-type="float">
            <text:p>4.764716049285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.9248550269199" calcext:value-type="float">
            <text:p>8.924855026919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.4774467410714" calcext:value-type="float">
            <text:p>4.4774467410714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.20116604499" calcext:value-type="float">
            <text:p>12.2011660449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.3494819606969" calcext:value-type="float">
            <text:p>4.3494819606969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.6802096402" calcext:value-type="float">
            <text:p>16.680209640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.297430278765" calcext:value-type="float">
            <text:p>4.297430278765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2.803508501983" calcext:value-type="float">
            <text:p>22.80350850198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4.2785794132978" calcext:value-type="float">
            <text:p>4.2785794132978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1.174668137669" calcext:value-type="float">
            <text:p>31.17466813766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4.2725913483473" calcext:value-type="float">
            <text:p>4.2725913483473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2.618877415697" calcext:value-type="float">
            <text:p>42.618877415697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4.2709367856068" calcext:value-type="float">
            <text:p>4.2709367856068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8.264251736474" calcext:value-type="float">
            <text:p>58.26425173647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4.2705410271909" calcext:value-type="float">
            <text:p>4.2705410271909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9.653037251538" calcext:value-type="float">
            <text:p>79.65303725153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.2704593511451" calcext:value-type="float">
            <text:p>4.2704593511451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8.89363811092" calcext:value-type="float">
            <text:p>108.8936381109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.2704448477259" calcext:value-type="float">
            <text:p>4.2704448477259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8.86845285742" calcext:value-type="float">
            <text:p>148.8684528574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4.2704426376427" calcext:value-type="float">
            <text:p>4.2704426376427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3.51800748533" calcext:value-type="float">
            <text:p>203.51800748533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4.2704423493921" calcext:value-type="float">
            <text:p>4.2704423493921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78.22939364104" calcext:value-type="float">
            <text:p>278.22939364104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4.2704423172984" calcext:value-type="float">
            <text:p>4.2704423172984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0.36730234517" calcext:value-type="float">
            <text:p>380.3673023451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.270442314256" calcext:value-type="float">
            <text:p>4.270442314256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.8145305701438" calcext:value-type="float">
            <text:p>2.8145305701438</text:p>
          </table:table-cell>
          <table:table-cell table:number-columns-repeated="101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68.52915552352" calcext:value-type="float">
            <text:p>468.5291555235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.8923956090437" calcext:value-type="float">
            <text:p>1.8923956090437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22.15301841458" calcext:value-type="float">
            <text:p>422.15301841458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.3421345147095" calcext:value-type="float">
            <text:p>1.3421345147095</text:p>
          </table:table-cell>
          <table:table-cell table:number-columns-repeated="101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80.36730234517" calcext:value-type="float">
            <text:p>380.36730234517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.0166812806135" calcext:value-type="float">
            <text:p>1.0166812806135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2.71763645488" calcext:value-type="float">
            <text:p>342.7176364548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8224574419171" calcext:value-type="float">
            <text:p>0.8224574419171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08.79462459851" calcext:value-type="float">
            <text:p>308.79462459851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70603524055259" calcext:value-type="float">
            <text:p>0.70603524055259</text:p>
          </table:table-cell>
          <table:table-cell table:number-columns-repeated="101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78.22939364104" calcext:value-type="float">
            <text:p>278.22939364104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63707410594444" calcext:value-type="float">
            <text:p>0.63707410594444</text:p>
          </table:table-cell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50.68958239318" calcext:value-type="float">
            <text:p>250.68958239318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59760324906016" calcext:value-type="float">
            <text:p>0.59760324906016</text:p>
          </table:table-cell>
          <table:table-cell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25.87572757158" calcext:value-type="float">
            <text:p>225.87572757158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57630877232852" calcext:value-type="float">
            <text:p>0.57630877232852</text:p>
          </table:table-cell>
          <table:table-cell table:number-columns-repeated="101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03.51800748533" calcext:value-type="float">
            <text:p>203.5180074853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56573839704286" calcext:value-type="float">
            <text:p>0.56573839704286</text:p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83.37330804025" calcext:value-type="float">
            <text:p>183.37330804025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.561010351358" calcext:value-type="float">
            <text:p>0.561010351358</text:p>
          </table:table-cell>
          <table:table-cell table:number-columns-repeated="101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65.22257915703" calcext:value-type="float">
            <text:p>165.22257915703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55913521985618" calcext:value-type="float">
            <text:p>0.55913521985618</text:p>
          </table:table-cell>
          <table:table-cell table:number-columns-repeated="101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8.86845285742" calcext:value-type="float">
            <text:p>148.86845285742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0.55848328508574" calcext:value-type="float">
            <text:p>0.55848328508574</text:p>
          </table:table-cell>
          <table:table-cell table:number-columns-repeated="101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34.13309711804" calcext:value-type="float">
            <text:p>134.13309711804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.55828609499071" calcext:value-type="float">
            <text:p>0.55828609499071</text:p>
          </table:table-cell>
          <table:table-cell table:number-columns-repeated="101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20.85628215475" calcext:value-type="float">
            <text:p>120.8562821547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0.55823447849218" calcext:value-type="float">
            <text:p>0.55823447849218</text:p>
          </table:table-cell>
          <table:table-cell table:number-columns-repeated="101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8.89363811092" calcext:value-type="float">
            <text:p>108.89363811092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0.55822283263462" calcext:value-type="float">
            <text:p>0.55822283263462</text:p>
          </table:table-cell>
          <table:table-cell table:number-columns-repeated="101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8.115085203829" calcext:value-type="float">
            <text:p>98.115085203829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0.5582205755817" calcext:value-type="float">
            <text:p>0.5582205755817</text:p>
          </table:table-cell>
          <table:table-cell table:number-columns-repeated="1019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8.403419258977" calcext:value-type="float">
            <text:p>88.403419258977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0.55822020102339" calcext:value-type="float">
            <text:p>0.55822020102339</text:p>
          </table:table-cell>
          <table:table-cell table:number-columns-repeated="101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9.653037251538" calcext:value-type="float">
            <text:p>79.653037251538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0.55822014796141" calcext:value-type="float">
            <text:p>0.55822014796141</text:p>
          </table:table-cell>
          <table:table-cell table:number-columns-repeated="101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1.76878899682" calcext:value-type="float">
            <text:p>71.7687889968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55822014156327" calcext:value-type="float">
            <text:p>0.55822014156327</text:p>
          </table:table-cell>
          <table:table-cell table:number-columns-repeated="101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4.664942503126" calcext:value-type="float">
            <text:p>64.664942503126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0.55822014090851" calcext:value-type="float">
            <text:p>0.55822014090851</text:p>
          </table:table-cell>
          <table:table-cell table:number-columns-repeated="101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8.264251736474" calcext:value-type="float">
            <text:p>58.264251736474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0.5582201408518" calcext:value-type="float">
            <text:p>0.5582201408518</text:p>
          </table:table-cell>
          <table:table-cell table:number-columns-repeated="1019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2.497116660192" calcext:value-type="float">
            <text:p>52.497116660192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0.55822014084765" calcext:value-type="float">
            <text:p>0.55822014084765</text:p>
          </table:table-cell>
          <table:table-cell table:number-columns-repeated="101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7.300826415807" calcext:value-type="float">
            <text:p>47.300826415807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0.5582201408474" calcext:value-type="float">
            <text:p>0.5582201408474</text:p>
          </table:table-cell>
          <table:table-cell table:number-columns-repeated="1019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2.618877415697" calcext:value-type="float">
            <text:p>42.618877415697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.55822014084738" calcext:value-type="float">
            <text:p>0.55822014084738</text:p>
          </table:table-cell>
          <table:table-cell table:number-columns-repeated="101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8.400358932571" calcext:value-type="float">
            <text:p>38.400358932571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0.55822014084738" calcext:value-type="float">
            <text:p>0.55822014084738</text:p>
          </table:table-cell>
          <table:table-cell table:number-columns-repeated="1019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4.599399504764" calcext:value-type="float">
            <text:p>34.599399504764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0.55822014084738" calcext:value-type="float">
            <text:p>0.55822014084738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1.174668137669" calcext:value-type="float">
            <text:p>31.174668137669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0.55822014084738" calcext:value-type="float">
            <text:p>0.55822014084738</text:p>
          </table:table-cell>
          <table:table-cell table:number-columns-repeated="1019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8.088924877439" calcext:value-type="float">
            <text:p>28.088924877439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0.55822014084738" calcext:value-type="float">
            <text:p>0.55822014084738</text:p>
          </table:table-cell>
          <table:table-cell table:number-columns-repeated="1019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5.30861586998" calcext:value-type="float">
            <text:p>25.30861586998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55822014084738" calcext:value-type="float">
            <text:p>0.55822014084738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2.803508501983" calcext:value-type="float">
            <text:p>22.803508501983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0.55822014084738" calcext:value-type="float">
            <text:p>0.55822014084738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0.546362656553" calcext:value-type="float">
            <text:p>20.546362656553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0.55822014084738" calcext:value-type="float">
            <text:p>0.55822014084738</text:p>
          </table:table-cell>
          <table:table-cell table:number-columns-repeated="1019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8.512634508759" calcext:value-type="float">
            <text:p>18.512634508759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0.55822014084738" calcext:value-type="float">
            <text:p>0.55822014084738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6.680209640201" calcext:value-type="float">
            <text:p>16.680209640201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0.55822014084738" calcext:value-type="float">
            <text:p>0.55822014084738</text:p>
          </table:table-cell>
          <table:table-cell table:number-columns-repeated="1019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5.029162570535" calcext:value-type="float">
            <text:p>15.029162570535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0.55822014084738" calcext:value-type="float">
            <text:p>0.55822014084738</text:p>
          </table:table-cell>
          <table:table-cell table:number-columns-repeated="1019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3.541540091151" calcext:value-type="float">
            <text:p>13.541540091151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0.55822014084738" calcext:value-type="float">
            <text:p>0.55822014084738</text:p>
          </table:table-cell>
          <table:table-cell table:number-columns-repeated="101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2.20116604499" calcext:value-type="float">
            <text:p>12.20116604499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0.55822014084738" calcext:value-type="float">
            <text:p>0.55822014084738</text:p>
          </table:table-cell>
          <table:table-cell table:number-columns-repeated="1019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0.993465429734" calcext:value-type="float">
            <text:p>10.993465429734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0.55822014084738" calcext:value-type="float">
            <text:p>0.55822014084738</text:p>
          </table:table-cell>
          <table:table-cell table:number-columns-repeated="1019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9.9053059116732" calcext:value-type="float">
            <text:p>9.9053059116732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0.55822014084738" calcext:value-type="float">
            <text:p>0.55822014084738</text:p>
          </table:table-cell>
          <table:table-cell table:number-columns-repeated="1019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8.9248550269199" calcext:value-type="float">
            <text:p>8.9248550269199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55822014084738" calcext:value-type="float">
            <text:p>0.55822014084738</text:p>
          </table:table-cell>
          <table:table-cell table:number-columns-repeated="10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.0414515171781" calcext:value-type="float">
            <text:p>8.0414515171781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0.55822014084738" calcext:value-type="float">
            <text:p>0.55822014084738</text:p>
          </table:table-cell>
          <table:table-cell table:number-columns-repeated="1019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7.245489401013" calcext:value-type="float">
            <text:p>7.245489401013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0.55822014084738" calcext:value-type="float">
            <text:p>0.55822014084738</text:p>
          </table:table-cell>
          <table:table-cell table:number-columns-repeated="1019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.5283135200216" calcext:value-type="float">
            <text:p>6.5283135200216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0.55822014084738" calcext:value-type="float">
            <text:p>0.55822014084738</text:p>
          </table:table-cell>
          <table:table-cell table:number-columns-repeated="1019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.8821254240933" calcext:value-type="float">
            <text:p>5.8821254240933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0.55822014084738" calcext:value-type="float">
            <text:p>0.55822014084738</text:p>
          </table:table-cell>
          <table:table-cell table:number-columns-repeated="1019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.2998985723727" calcext:value-type="float">
            <text:p>5.2998985723727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0.55822014084738" calcext:value-type="float">
            <text:p>0.55822014084738</text:p>
          </table:table-cell>
          <table:table-cell table:number-columns-repeated="101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.7753019278348" calcext:value-type="float">
            <text:p>4.7753019278348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0.55822014084738" calcext:value-type="float">
            <text:p>0.55822014084738</text:p>
          </table:table-cell>
          <table:table-cell table:number-columns-repeated="1019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.3026311146505" calcext:value-type="float">
            <text:p>4.3026311146505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0.55822014084738" calcext:value-type="float">
            <text:p>0.55822014084738</text:p>
          </table:table-cell>
          <table:table-cell table:number-columns-repeated="1019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.8767463897623" calcext:value-type="float">
            <text:p>3.8767463897623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0.55822014084738" calcext:value-type="float">
            <text:p>0.55822014084738</text:p>
          </table:table-cell>
          <table:table-cell table:number-columns-repeated="1019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.4930167541812" calcext:value-type="float">
            <text:p>3.4930167541812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0.55822014084738" calcext:value-type="float">
            <text:p>0.55822014084738</text:p>
          </table:table-cell>
          <table:table-cell table:number-columns-repeated="1019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.1472695962808" calcext:value-type="float">
            <text:p>3.1472695962808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55822014084738" calcext:value-type="float">
            <text:p>0.55822014084738</text:p>
          </table:table-cell>
          <table:table-cell table:number-columns-repeated="101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.8357453195197" calcext:value-type="float">
            <text:p>2.8357453195197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0.55822014084738" calcext:value-type="float">
            <text:p>0.55822014084738</text:p>
          </table:table-cell>
          <table:table-cell table:number-columns-repeated="1019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.5550564612199" calcext:value-type="float">
            <text:p>2.5550564612199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0.55822014084738" calcext:value-type="float">
            <text:p>0.55822014084738</text:p>
          </table:table-cell>
          <table:table-cell table:number-columns-repeated="1019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.3021508578659" calcext:value-type="float">
            <text:p>2.3021508578659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0.55822014084738" calcext:value-type="float">
            <text:p>0.55822014084738</text:p>
          </table:table-cell>
          <table:table-cell table:number-columns-repeated="1019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.0742784563917" calcext:value-type="float">
            <text:p>2.0742784563917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0.55822014084738" calcext:value-type="float">
            <text:p>0.55822014084738</text:p>
          </table:table-cell>
          <table:table-cell table:number-columns-repeated="1019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.868961410565" calcext:value-type="float">
            <text:p>1.868961410565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0.55822014084738" calcext:value-type="float">
            <text:p>0.55822014084738</text:p>
          </table:table-cell>
          <table:table-cell table:number-columns-repeated="1019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.683967137304" calcext:value-type="float">
            <text:p>1.683967137304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0.55822014084738" calcext:value-type="float">
            <text:p>0.55822014084738</text:p>
          </table:table-cell>
          <table:table-cell table:number-columns-repeated="1019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.5172840399431" calcext:value-type="float">
            <text:p>1.5172840399431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0.55822014084738" calcext:value-type="float">
            <text:p>0.55822014084738</text:p>
          </table:table-cell>
          <table:table-cell table:number-columns-repeated="1019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.3670996344689" calcext:value-type="float">
            <text:p>1.3670996344689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0.55822014084738" calcext:value-type="float">
            <text:p>0.55822014084738</text:p>
          </table:table-cell>
          <table:table-cell table:number-columns-repeated="1019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.2317808408735" calcext:value-type="float">
            <text:p>1.2317808408735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0.55822014084738" calcext:value-type="float">
            <text:p>0.55822014084738</text:p>
          </table:table-cell>
          <table:table-cell table:number-columns-repeated="1019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.1098562253164" calcext:value-type="float">
            <text:p>1.1098562253164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55822014084738" calcext:value-type="float">
            <text:p>0.55822014084738</text:p>
          </table:table-cell>
          <table:table-cell table:number-columns-repeated="1019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 table:number-rows-repeated="104849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table:shapes>
          <draw:frame draw:z-index="0" draw:style-name="gr2" draw:text-style-name="P2" svg:width="159.99mm" svg:height="89.99mm" svg:x="211.08mm" svg:y="29.13mm">
            <draw:object draw:notify-on-update-of-ranges="Sheet3.A1:Sheet3.A51 Sheet3.B1:Sheet3.B5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2" draw:text-style-name="P2" svg:width="159.99mm" svg:height="89.99mm" svg:x="113.89mm" svg:y="217.75mm">
            <draw:object draw:notify-on-update-of-ranges="Sheet3.D10:Sheet3.D80 Sheet3.E10:Sheet3.E8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1024" table:default-cell-style-name="ce2"/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f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1245136330768" calcext:value-type="float">
            <text:p>0.7124513633076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3.635171016562" calcext:value-type="float">
            <text:p>73.635171016562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739889072975" calcext:value-type="float">
            <text:p>0.973988907297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9.142151245642" calcext:value-type="float">
            <text:p>19.142151245642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3315355443514" calcext:value-type="float">
            <text:p>1.331535544351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.7878633581535" calcext:value-type="float">
            <text:p>9.7878633581535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8203356261358" calcext:value-type="float">
            <text:p>1.820335626135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.6914249265813" calcext:value-type="float">
            <text:p>6.6914249265813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4885714082317" calcext:value-type="float">
            <text:p>2.488571408231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.3771669191519" calcext:value-type="float">
            <text:p>5.3771669191519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.40211237389" calcext:value-type="float">
            <text:p>3.4021123738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.7646532737687" calcext:value-type="float">
            <text:p>4.7646532737687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.6510079060225" calcext:value-type="float">
            <text:p>4.651007906022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.4773804948929" calcext:value-type="float">
            <text:p>4.4773804948929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.358363189378" calcext:value-type="float">
            <text:p>6.35836318937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.3494101378521" calcext:value-type="float">
            <text:p>4.3494101378521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.6924730414446" calcext:value-type="float">
            <text:p>8.692473041444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.2973506270707" calcext:value-type="float">
            <text:p>4.2973506270707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.883409316739" calcext:value-type="float">
            <text:p>11.88340931673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4.2784890681602" calcext:value-type="float">
            <text:p>4.2784890681602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6.245696161216" calcext:value-type="float">
            <text:p>16.24569616121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4.2724864265331" calcext:value-type="float">
            <text:p>4.2724864265331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2.20930679892" calcext:value-type="float">
            <text:p>22.2093067989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4.2708119619854" calcext:value-type="float">
            <text:p>4.2708119619854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0.362034516573" calcext:value-type="float">
            <text:p>30.36203451657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4.2703890062255" calcext:value-type="float">
            <text:p>4.2703890062255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1.507409279519" calcext:value-type="float">
            <text:p>41.507409279519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.2702701522216" calcext:value-type="float">
            <text:p>4.2702701522216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6.743859265419" calcext:value-type="float">
            <text:p>56.74385926541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.2702048246233" calcext:value-type="float">
            <text:p>4.2702048246233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7.572902316196" calcext:value-type="float">
            <text:p>77.572902316196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4.270133135061" calcext:value-type="float">
            <text:p>4.270133135061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6.0469980606" calcext:value-type="float">
            <text:p>106.0469980606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4.2700378653599" calcext:value-type="float">
            <text:p>4.2700378653599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4.97157137786" calcext:value-type="float">
            <text:p>144.97157137786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4.269907991332" calcext:value-type="float">
            <text:p>4.269907991332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98.18100248409" calcext:value-type="float">
            <text:p>198.1810024840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.2697304946412" calcext:value-type="float">
            <text:p>4.2697304946412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70.91556687206" calcext:value-type="float">
            <text:p>270.91556687206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4.2694878673226" calcext:value-type="float">
            <text:p>4.2694878673226</text:p>
          </table:table-cell>
          <table:table-cell table:number-columns-repeated="101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0.33606657502" calcext:value-type="float">
            <text:p>370.3360665750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4.2691562172106" calcext:value-type="float">
            <text:p>4.2691562172106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06.22610705775" calcext:value-type="float">
            <text:p>506.22610705775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4.2687029026171" calcext:value-type="float">
            <text:p>4.2687029026171</text:p>
          </table:table-cell>
          <table:table-cell table:number-columns-repeated="101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91.94979917356" calcext:value-type="float">
            <text:p>691.94979917356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4.268083332921" calcext:value-type="float">
            <text:p>4.268083332921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45.75659046867" calcext:value-type="float">
            <text:p>945.75659046867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4.2672366108984" calcext:value-type="float">
            <text:p>4.2672366108984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292.5568110255" calcext:value-type="float">
            <text:p>1292.5568110255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4.2660796007271" calcext:value-type="float">
            <text:p>4.2660796007271</text:p>
          </table:table-cell>
          <table:table-cell table:number-columns-repeated="101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766.3335656041" calcext:value-type="float">
            <text:p>1766.3335656041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4.2644988652326" calcext:value-type="float">
            <text:p>4.2644988652326</text:p>
          </table:table-cell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413.4112301417" calcext:value-type="float">
            <text:p>2413.4112301417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4.2623397305838" calcext:value-type="float">
            <text:p>4.2623397305838</text:p>
          </table:table-cell>
          <table:table-cell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296.8702005174" calcext:value-type="float">
            <text:p>3296.8702005174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4.25939149904" calcext:value-type="float">
            <text:p>4.25939149904</text:p>
          </table:table-cell>
          <table:table-cell table:number-columns-repeated="101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502.482637609" calcext:value-type="float">
            <text:p>4502.482637609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4.2553675349788" calcext:value-type="float">
            <text:p>4.2553675349788</text:p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146.6423369723" calcext:value-type="float">
            <text:p>6146.6423369723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.56110784408358" calcext:value-type="float">
            <text:p>0.56110784408358</text:p>
          </table:table-cell>
          <table:table-cell table:number-columns-repeated="101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107.3104385342" calcext:value-type="float">
            <text:p>1107.310438534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38954333669194" calcext:value-type="float">
            <text:p>0.38954333669194</text:p>
          </table:table-cell>
          <table:table-cell table:number-columns-repeated="101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97.37814692665" calcext:value-type="float">
            <text:p>997.37814692665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0.30340790689505" calcext:value-type="float">
            <text:p>0.30340790689505</text:p>
          </table:table-cell>
          <table:table-cell table:number-columns-repeated="101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898.35982640601" calcext:value-type="float">
            <text:p>898.35982640601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.26371730794685" calcext:value-type="float">
            <text:p>0.26371730794685</text:p>
          </table:table-cell>
          <table:table-cell table:number-columns-repeated="101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809.17194224286" calcext:value-type="float">
            <text:p>809.17194224286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0.25307493797172" calcext:value-type="float">
            <text:p>0.25307493797172</text:p>
          </table:table-cell>
          <table:table-cell table:number-columns-repeated="101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28.83853340354" calcext:value-type="float">
            <text:p>728.83853340354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0.26465540305744" calcext:value-type="float">
            <text:p>0.26465540305744</text:p>
          </table:table-cell>
          <table:table-cell table:number-columns-repeated="101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56.48053255147" calcext:value-type="float">
            <text:p>656.48053255147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0.29610310742309" calcext:value-type="float">
            <text:p>0.29610310742309</text:p>
          </table:table-cell>
          <table:table-cell table:number-columns-repeated="1019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91.30614634746" calcext:value-type="float">
            <text:p>591.30614634746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0.34518171239353" calcext:value-type="float">
            <text:p>0.34518171239353</text:p>
          </table:table-cell>
          <table:table-cell table:number-columns-repeated="101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32.60219079465" calcext:value-type="float">
            <text:p>532.60219079465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0.40542800146075" calcext:value-type="float">
            <text:p>0.40542800146075</text:p>
          </table:table-cell>
          <table:table-cell table:number-columns-repeated="101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79.72628681851" calcext:value-type="float">
            <text:p>479.7262868185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46450616782025" calcext:value-type="float">
            <text:p>0.46450616782025</text:p>
          </table:table-cell>
          <table:table-cell table:number-columns-repeated="101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32.099830681" calcext:value-type="float">
            <text:p>432.099830681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0.50983516669015" calcext:value-type="float">
            <text:p>0.50983516669015</text:p>
          </table:table-cell>
          <table:table-cell table:number-columns-repeated="101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89.20166230482" calcext:value-type="float">
            <text:p>389.20166230482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0.53695268399198" calcext:value-type="float">
            <text:p>0.53695268399198</text:p>
          </table:table-cell>
          <table:table-cell table:number-columns-repeated="1019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50.56236221904" calcext:value-type="float">
            <text:p>350.56236221904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0.54986640757146" calcext:value-type="float">
            <text:p>0.54986640757146</text:p>
          </table:table-cell>
          <table:table-cell table:number-columns-repeated="101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15.75911471551" calcext:value-type="float">
            <text:p>315.75911471551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0.55490603611581" calcext:value-type="float">
            <text:p>0.55490603611581</text:p>
          </table:table-cell>
          <table:table-cell table:number-columns-repeated="1019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84.41108100167" calcext:value-type="float">
            <text:p>284.41108100167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.55655433590294" calcext:value-type="float">
            <text:p>0.55655433590294</text:p>
          </table:table-cell>
          <table:table-cell table:number-columns-repeated="101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56.17523171542" calcext:value-type="float">
            <text:p>256.17523171542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0.55701160621107" calcext:value-type="float">
            <text:p>0.55701160621107</text:p>
          </table:table-cell>
          <table:table-cell table:number-columns-repeated="1019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30.74259319559" calcext:value-type="float">
            <text:p>230.74259319559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0.55711969739797" calcext:value-type="float">
            <text:p>0.55711969739797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07.83486642852" calcext:value-type="float">
            <text:p>207.83486642852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0.55714150459144" calcext:value-type="float">
            <text:p>0.55714150459144</text:p>
          </table:table-cell>
          <table:table-cell table:number-columns-repeated="1019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87.20138167062" calcext:value-type="float">
            <text:p>187.20138167062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0.5571452828682" calcext:value-type="float">
            <text:p>0.5571452828682</text:p>
          </table:table-cell>
          <table:table-cell table:number-columns-repeated="1019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68.61635541965" calcext:value-type="float">
            <text:p>168.6163554196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55714587199823" calcext:value-type="float">
            <text:p>0.55714587199823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1.87641971671" calcext:value-type="float">
            <text:p>151.87641971671</text:p>
          </table:table-cell>
          <table:table-cell table:number-columns-repeated="1022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4" table:style-name="ta1">
        <table:shapes>
          <draw:frame draw:z-index="0" draw:style-name="gr2" draw:text-style-name="P2" svg:width="159.99mm" svg:height="89.99mm" svg:x="133.86mm" svg:y="4.13mm">
            <draw:object draw:notify-on-update-of-ranges="Sheet4.A7:Sheet4.A81 Sheet4.B1:Sheet4.B1 Sheet4.B7:Sheet4.B81 Sheet4.A7:Sheet4.A81 Sheet4.C1:Sheet4.C1 Sheet4.C7:Sheet4.C81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1" draw:style-name="gr2" draw:text-style-name="P2" svg:width="159.99mm" svg:height="89.99mm" svg:x="131.88mm" svg:y="83.72mm">
            <draw:object draw:notify-on-update-of-ranges="Sheet4.A7:Sheet4.A81 Sheet4.B1:Sheet4.B1 Sheet4.B7:Sheet4.B81 Sheet4.A7:Sheet4.A81 Sheet4.C1:Sheet4.C1 Sheet4.C7:Sheet4.C81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number-columns-repeated="1022" table:default-cell-style-name="ce5"/>
        <table:table-row table:style-name="ro1">
          <table:table-cell/>
          <table:table-cell office:value-type="string" calcext:value-type="string">
            <text:p>65%削減</text:p>
          </table:table-cell>
          <table:table-cell office:value-type="string" calcext:value-type="string">
            <text:p>80%削減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53.862500471086" calcext:value-type="float">
            <text:p>53.862500471086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22.021612649285" calcext:value-type="float">
            <text:p>22.021612649285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8.4406099446547" calcext:value-type="float">
            <text:p>8.4406099446547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6.3245356784356" calcext:value-type="float">
            <text:p>6.3245356784356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5.0321117630527" calcext:value-type="float">
            <text:p>5.0321117630527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4.1427610925382" calcext:value-type="float">
            <text:p>4.1427610925382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4.0699855333948" calcext:value-type="float">
            <text:p>4.0699855333948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3.8164062667846" calcext:value-type="float">
            <text:p>3.8164062667846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4.0962525336246" calcext:value-type="float">
            <text:p>4.0962525336246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4.0030944381937" calcext:value-type="float">
            <text:p>4.0030944381937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4.033154010663" calcext:value-type="float">
            <text:p>4.033154010663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4.1687369351044" calcext:value-type="float">
            <text:p>4.1687369351044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4.2442869406582" calcext:value-type="float">
            <text:p>4.2442869406582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4.1932294789341" calcext:value-type="float">
            <text:p>4.1932294789341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4.2280810491079" calcext:value-type="float">
            <text:p>4.2280810491079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4.2513089457138" calcext:value-type="float">
            <text:p>4.2513089457138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4.239861925322" calcext:value-type="float">
            <text:p>4.239861925322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4.2586720893084" calcext:value-type="float">
            <text:p>4.2586720893084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4.2496540383258" calcext:value-type="float">
            <text:p>4.2496540383258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4.2595253903997" calcext:value-type="float">
            <text:p>4.2595253903997</text:p>
          </table:table-cell>
          <table:table-cell table:number-columns-repeated="101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.037924571006" calcext:value-type="float">
            <text:p>3.037924571006</text:p>
          </table:table-cell>
          <table:table-cell office:value-type="float" office:value="2.8036196746372" calcext:value-type="float">
            <text:p>2.8036196746372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.2012582580924" calcext:value-type="float">
            <text:p>2.2012582580924</text:p>
          </table:table-cell>
          <table:table-cell office:value-type="float" office:value="1.8886167742977" calcext:value-type="float">
            <text:p>1.8886167742977</text:p>
          </table:table-cell>
          <table:table-cell table:number-columns-repeated="101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.6722033222727" calcext:value-type="float">
            <text:p>1.6722033222727</text:p>
          </table:table-cell>
          <table:table-cell office:value-type="float" office:value="1.3402360931615" calcext:value-type="float">
            <text:p>1.3402360931615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.3393925830198" calcext:value-type="float">
            <text:p>1.3393925830198</text:p>
          </table:table-cell>
          <table:table-cell office:value-type="float" office:value="1.0153899061825" calcext:value-type="float">
            <text:p>1.0153899061825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.14059813967" calcext:value-type="float">
            <text:p>1.14059813967</text:p>
          </table:table-cell>
          <table:table-cell office:value-type="float" office:value="0.82221732764359" calcext:value-type="float">
            <text:p>0.82221732764359</text:p>
          </table:table-cell>
          <table:table-cell table:number-columns-repeated="101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.0172861247092" calcext:value-type="float">
            <text:p>1.0172861247092</text:p>
          </table:table-cell>
          <table:table-cell office:value-type="float" office:value="0.7082962958613" calcext:value-type="float">
            <text:p>0.7082962958613</text:p>
          </table:table-cell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94399695840075" calcext:value-type="float">
            <text:p>0.94399695840075</text:p>
          </table:table-cell>
          <table:table-cell office:value-type="float" office:value="0.63744458804924" calcext:value-type="float">
            <text:p>0.63744458804924</text:p>
          </table:table-cell>
          <table:table-cell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90485603254189" calcext:value-type="float">
            <text:p>0.90485603254189</text:p>
          </table:table-cell>
          <table:table-cell office:value-type="float" office:value="0.59938690375445" calcext:value-type="float">
            <text:p>0.59938690375445</text:p>
          </table:table-cell>
          <table:table-cell table:number-columns-repeated="101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88444529030567" calcext:value-type="float">
            <text:p>0.88444529030567</text:p>
          </table:table-cell>
          <table:table-cell office:value-type="float" office:value="0.57650546083155" calcext:value-type="float">
            <text:p>0.57650546083155</text:p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87440063650793" calcext:value-type="float">
            <text:p>0.87440063650793</text:p>
          </table:table-cell>
          <table:table-cell office:value-type="float" office:value="0.56553937436671" calcext:value-type="float">
            <text:p>0.56553937436671</text:p>
          </table:table-cell>
          <table:table-cell table:number-columns-repeated="101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87236969393722" calcext:value-type="float">
            <text:p>0.87236969393722</text:p>
          </table:table-cell>
          <table:table-cell office:value-type="float" office:value="0.56275656577222" calcext:value-type="float">
            <text:p>0.56275656577222</text:p>
          </table:table-cell>
          <table:table-cell table:number-columns-repeated="101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86927716620576" calcext:value-type="float">
            <text:p>0.86927716620576</text:p>
          </table:table-cell>
          <table:table-cell office:value-type="float" office:value="0.56161956275418" calcext:value-type="float">
            <text:p>0.56161956275418</text:p>
          </table:table-cell>
          <table:table-cell table:number-columns-repeated="101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86960154445794" calcext:value-type="float">
            <text:p>0.86960154445794</text:p>
          </table:table-cell>
          <table:table-cell office:value-type="float" office:value="0.56074204658009" calcext:value-type="float">
            <text:p>0.56074204658009</text:p>
          </table:table-cell>
          <table:table-cell table:number-columns-repeated="101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86966732490774" calcext:value-type="float">
            <text:p>0.86966732490774</text:p>
          </table:table-cell>
          <table:table-cell office:value-type="float" office:value="0.55970818159679" calcext:value-type="float">
            <text:p>0.55970818159679</text:p>
          </table:table-cell>
          <table:table-cell table:number-columns-repeated="101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86919730514309" calcext:value-type="float">
            <text:p>0.86919730514309</text:p>
          </table:table-cell>
          <table:table-cell office:value-type="float" office:value="0.55875457684079" calcext:value-type="float">
            <text:p>0.55875457684079</text:p>
          </table:table-cell>
          <table:table-cell table:number-columns-repeated="101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86810166230205" calcext:value-type="float">
            <text:p>0.86810166230205</text:p>
          </table:table-cell>
          <table:table-cell office:value-type="float" office:value="0.55853441063727" calcext:value-type="float">
            <text:p>0.55853441063727</text:p>
          </table:table-cell>
          <table:table-cell table:number-columns-repeated="1019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86988308253943" calcext:value-type="float">
            <text:p>0.86988308253943</text:p>
          </table:table-cell>
          <table:table-cell office:value-type="float" office:value="0.56016469296715" calcext:value-type="float">
            <text:p>0.56016469296715</text:p>
          </table:table-cell>
          <table:table-cell table:number-columns-repeated="101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86760055519063" calcext:value-type="float">
            <text:p>0.86760055519063</text:p>
          </table:table-cell>
          <table:table-cell office:value-type="float" office:value="0.55553781375213" calcext:value-type="float">
            <text:p>0.55553781375213</text:p>
          </table:table-cell>
          <table:table-cell table:number-columns-repeated="101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86831623254263" calcext:value-type="float">
            <text:p>0.86831623254263</text:p>
          </table:table-cell>
          <table:table-cell office:value-type="float" office:value="0.56416964525448" calcext:value-type="float">
            <text:p>0.56416964525448</text:p>
          </table:table-cell>
          <table:table-cell table:number-columns-repeated="101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86853016606999" calcext:value-type="float">
            <text:p>0.86853016606999</text:p>
          </table:table-cell>
          <table:table-cell office:value-type="float" office:value="0.5565024249492" calcext:value-type="float">
            <text:p>0.5565024249492</text:p>
          </table:table-cell>
          <table:table-cell table:number-columns-repeated="101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86818704533337" calcext:value-type="float">
            <text:p>0.86818704533337</text:p>
          </table:table-cell>
          <table:table-cell office:value-type="float" office:value="0.56603329345818" calcext:value-type="float">
            <text:p>0.56603329345818</text:p>
          </table:table-cell>
          <table:table-cell table:number-columns-repeated="1019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87123039014513" calcext:value-type="float">
            <text:p>0.87123039014513</text:p>
          </table:table-cell>
          <table:table-cell office:value-type="float" office:value="0.55661565878682" calcext:value-type="float">
            <text:p>0.55661565878682</text:p>
          </table:table-cell>
          <table:table-cell table:number-columns-repeated="101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869682839586" calcext:value-type="float">
            <text:p>0.869682839586</text:p>
          </table:table-cell>
          <table:table-cell office:value-type="float" office:value="0.55401786484105" calcext:value-type="float">
            <text:p>0.55401786484105</text:p>
          </table:table-cell>
          <table:table-cell table:number-columns-repeated="1019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87153093989513" calcext:value-type="float">
            <text:p>0.87153093989513</text:p>
          </table:table-cell>
          <table:table-cell office:value-type="float" office:value="0.56183323572804" calcext:value-type="float">
            <text:p>0.56183323572804</text:p>
          </table:table-cell>
          <table:table-cell table:number-columns-repeated="101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8684305791752" calcext:value-type="float">
            <text:p>0.8684305791752</text:p>
          </table:table-cell>
          <table:table-cell office:value-type="float" office:value="0.56490983405889" calcext:value-type="float">
            <text:p>0.56490983405889</text:p>
          </table:table-cell>
          <table:table-cell table:number-columns-repeated="1019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86891115193257" calcext:value-type="float">
            <text:p>0.86891115193257</text:p>
          </table:table-cell>
          <table:table-cell office:value-type="float" office:value="0.56193723736434" calcext:value-type="float">
            <text:p>0.56193723736434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86886161083137" calcext:value-type="float">
            <text:p>0.86886161083137</text:p>
          </table:table-cell>
          <table:table-cell office:value-type="float" office:value="0.5514098676119" calcext:value-type="float">
            <text:p>0.5514098676119</text:p>
          </table:table-cell>
          <table:table-cell table:number-columns-repeated="1019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86830312153472" calcext:value-type="float">
            <text:p>0.86830312153472</text:p>
          </table:table-cell>
          <table:table-cell office:value-type="float" office:value="0.55841526741411" calcext:value-type="float">
            <text:p>0.55841526741411</text:p>
          </table:table-cell>
          <table:table-cell table:number-columns-repeated="1019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86722398475727" calcext:value-type="float">
            <text:p>0.86722398475727</text:p>
          </table:table-cell>
          <table:table-cell office:value-type="float" office:value="0.56052614897385" calcext:value-type="float">
            <text:p>0.56052614897385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87051721629198" calcext:value-type="float">
            <text:p>0.87051721629198</text:p>
          </table:table-cell>
          <table:table-cell office:value-type="float" office:value="0.55651882755722" calcext:value-type="float">
            <text:p>0.55651882755722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86838359458566" calcext:value-type="float">
            <text:p>0.86838359458566</text:p>
          </table:table-cell>
          <table:table-cell office:value-type="float" office:value="0.58132035106928" calcext:value-type="float">
            <text:p>0.58132035106928</text:p>
          </table:table-cell>
          <table:table-cell table:number-columns-repeated="1019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87065305260698" calcext:value-type="float">
            <text:p>0.87065305260698</text:p>
          </table:table-cell>
          <table:table-cell office:value-type="float" office:value="0.56437478024224" calcext:value-type="float">
            <text:p>0.56437478024224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86704213411775" calcext:value-type="float">
            <text:p>0.86704213411775</text:p>
          </table:table-cell>
          <table:table-cell office:value-type="float" office:value="0.5807771787581" calcext:value-type="float">
            <text:p>0.5807771787581</text:p>
          </table:table-cell>
          <table:table-cell table:number-columns-repeated="1019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86802490722847" calcext:value-type="float">
            <text:p>0.86802490722847</text:p>
          </table:table-cell>
          <table:table-cell office:value-type="float" office:value="0.59337176275976" calcext:value-type="float">
            <text:p>0.59337176275976</text:p>
          </table:table-cell>
          <table:table-cell table:number-columns-repeated="1019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86850639173934" calcext:value-type="float">
            <text:p>0.86850639173934</text:p>
          </table:table-cell>
          <table:table-cell office:value-type="float" office:value="0.54625403405311" calcext:value-type="float">
            <text:p>0.54625403405311</text:p>
          </table:table-cell>
          <table:table-cell table:number-columns-repeated="101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86847615765428" calcext:value-type="float">
            <text:p>0.86847615765428</text:p>
          </table:table-cell>
          <table:table-cell office:value-type="float" office:value="0.54239807663422" calcext:value-type="float">
            <text:p>0.54239807663422</text:p>
          </table:table-cell>
          <table:table-cell table:number-columns-repeated="1019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86788903529086" calcext:value-type="float">
            <text:p>0.86788903529086</text:p>
          </table:table-cell>
          <table:table-cell office:value-type="float" office:value="0.59917810321696" calcext:value-type="float">
            <text:p>0.59917810321696</text:p>
          </table:table-cell>
          <table:table-cell table:number-columns-repeated="1019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87275406315299" calcext:value-type="float">
            <text:p>0.87275406315299</text:p>
          </table:table-cell>
          <table:table-cell office:value-type="float" office:value="0.58937212750472" calcext:value-type="float">
            <text:p>0.58937212750472</text:p>
          </table:table-cell>
          <table:table-cell table:number-columns-repeated="1019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87098428883144" calcext:value-type="float">
            <text:p>0.87098428883144</text:p>
          </table:table-cell>
          <table:table-cell office:value-type="float" office:value="0.57052268307036" calcext:value-type="float">
            <text:p>0.57052268307036</text:p>
          </table:table-cell>
          <table:table-cell table:number-columns-repeated="10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86830273514617" calcext:value-type="float">
            <text:p>0.86830273514617</text:p>
          </table:table-cell>
          <table:table-cell office:value-type="float" office:value="0.54046737068981" calcext:value-type="float">
            <text:p>0.54046737068981</text:p>
          </table:table-cell>
          <table:table-cell table:number-columns-repeated="1019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87129801127399" calcext:value-type="float">
            <text:p>0.87129801127399</text:p>
          </table:table-cell>
          <table:table-cell office:value-type="float" office:value="0.59714266711597" calcext:value-type="float">
            <text:p>0.59714266711597</text:p>
          </table:table-cell>
          <table:table-cell table:number-columns-repeated="1019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86710387404661" calcext:value-type="float">
            <text:p>0.86710387404661</text:p>
          </table:table-cell>
          <table:table-cell office:value-type="float" office:value="0.54995945598299" calcext:value-type="float">
            <text:p>0.54995945598299</text:p>
          </table:table-cell>
          <table:table-cell table:number-columns-repeated="1019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86902495144152" calcext:value-type="float">
            <text:p>0.86902495144152</text:p>
          </table:table-cell>
          <table:table-cell office:value-type="float" office:value="0.60769817330953" calcext:value-type="float">
            <text:p>0.60769817330953</text:p>
          </table:table-cell>
          <table:table-cell table:number-columns-repeated="1019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87060717945997" calcext:value-type="float">
            <text:p>0.87060717945997</text:p>
          </table:table-cell>
          <table:table-cell office:value-type="float" office:value="0.53739660485846" calcext:value-type="float">
            <text:p>0.53739660485846</text:p>
          </table:table-cell>
          <table:table-cell table:number-columns-repeated="101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87175970897455" calcext:value-type="float">
            <text:p>0.87175970897455</text:p>
          </table:table-cell>
          <table:table-cell office:value-type="float" office:value="0.59381490381078" calcext:value-type="float">
            <text:p>0.59381490381078</text:p>
          </table:table-cell>
          <table:table-cell table:number-columns-repeated="1019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87232555201356" calcext:value-type="float">
            <text:p>0.87232555201356</text:p>
          </table:table-cell>
          <table:table-cell office:value-type="float" office:value="0.65654302539264" calcext:value-type="float">
            <text:p>0.65654302539264</text:p>
          </table:table-cell>
          <table:table-cell table:number-columns-repeated="1019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87216037180919" calcext:value-type="float">
            <text:p>0.87216037180919</text:p>
          </table:table-cell>
          <table:table-cell office:value-type="float" office:value="0.54308751696872" calcext:value-type="float">
            <text:p>0.54308751696872</text:p>
          </table:table-cell>
          <table:table-cell table:number-columns-repeated="1019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8711942375074" calcext:value-type="float">
            <text:p>0.8711942375074</text:p>
          </table:table-cell>
          <table:table-cell office:value-type="float" office:value="0.59673966255844" calcext:value-type="float">
            <text:p>0.59673966255844</text:p>
          </table:table-cell>
          <table:table-cell table:number-columns-repeated="1019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86945544643058" calcext:value-type="float">
            <text:p>0.86945544643058</text:p>
          </table:table-cell>
          <table:table-cell office:value-type="float" office:value="0.65526018886395" calcext:value-type="float">
            <text:p>0.65526018886395</text:p>
          </table:table-cell>
          <table:table-cell table:number-columns-repeated="101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86705081210821" calcext:value-type="float">
            <text:p>0.86705081210821</text:p>
          </table:table-cell>
          <table:table-cell office:value-type="float" office:value="0.47886755314196" calcext:value-type="float">
            <text:p>0.47886755314196</text:p>
          </table:table-cell>
          <table:table-cell table:number-columns-repeated="1019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86412002725411" calcext:value-type="float">
            <text:p>0.86412002725411</text:p>
          </table:table-cell>
          <table:table-cell office:value-type="float" office:value="0.52483514401567" calcext:value-type="float">
            <text:p>0.52483514401567</text:p>
          </table:table-cell>
          <table:table-cell table:number-columns-repeated="1019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86948524538705" calcext:value-type="float">
            <text:p>0.86948524538705</text:p>
          </table:table-cell>
          <table:table-cell office:value-type="float" office:value="0.5788740566157" calcext:value-type="float">
            <text:p>0.5788740566157</text:p>
          </table:table-cell>
          <table:table-cell table:number-columns-repeated="1019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86593794242143" calcext:value-type="float">
            <text:p>0.86593794242143</text:p>
          </table:table-cell>
          <table:table-cell office:value-type="float" office:value="0.6424723276123" calcext:value-type="float">
            <text:p>0.6424723276123</text:p>
          </table:table-cell>
          <table:table-cell table:number-columns-repeated="1019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87087858630919" calcext:value-type="float">
            <text:p>0.87087858630919</text:p>
          </table:table-cell>
          <table:table-cell office:value-type="float" office:value="0.71429782198389" calcext:value-type="float">
            <text:p>0.71429782198389</text:p>
          </table:table-cell>
          <table:table-cell table:number-columns-repeated="1019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86604562745759" calcext:value-type="float">
            <text:p>0.86604562745759</text:p>
          </table:table-cell>
          <table:table-cell office:value-type="float" office:value="0.78933621652255" calcext:value-type="float">
            <text:p>0.78933621652255</text:p>
          </table:table-cell>
          <table:table-cell table:number-columns-repeated="1019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86984247962864" calcext:value-type="float">
            <text:p>0.86984247962864</text:p>
          </table:table-cell>
          <table:table-cell office:value-type="float" office:value="0.4297358504333" calcext:value-type="float">
            <text:p>0.4297358504333</text:p>
          </table:table-cell>
          <table:table-cell table:number-columns-repeated="1019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87312421271709" calcext:value-type="float">
            <text:p>0.87312421271709</text:p>
          </table:table-cell>
          <table:table-cell office:value-type="float" office:value="0.46220671525369" calcext:value-type="float">
            <text:p>0.46220671525369</text:p>
          </table:table-cell>
          <table:table-cell table:number-columns-repeated="1019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86558526421851" calcext:value-type="float">
            <text:p>0.86558526421851</text:p>
          </table:table-cell>
          <table:table-cell office:value-type="float" office:value="0.49986982804582" calcext:value-type="float">
            <text:p>0.49986982804582</text:p>
          </table:table-cell>
          <table:table-cell table:number-columns-repeated="1019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86734909658031" calcext:value-type="float">
            <text:p>0.86734909658031</text:p>
          </table:table-cell>
          <table:table-cell office:value-type="float" office:value="0.54868114488611" calcext:value-type="float">
            <text:p>0.54868114488611</text:p>
          </table:table-cell>
          <table:table-cell table:number-columns-repeated="1019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8687128256883" calcext:value-type="float">
            <text:p>0.8687128256883</text:p>
          </table:table-cell>
          <table:table-cell office:value-type="float" office:value="0.61246321781084" calcext:value-type="float">
            <text:p>0.61246321781084</text:p>
          </table:table-cell>
          <table:table-cell table:number-columns-repeated="1019"/>
        </table:table-row>
        <table:table-row table:style-name="ro1" table:number-rows-repeated="1048494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Sheet5" table:style-name="ta1">
        <table:shapes>
          <draw:frame draw:z-index="0" draw:style-name="gr2" draw:text-style-name="P2" svg:width="199.92mm" svg:height="153.88mm" svg:x="285mm" svg:y="16.67mm">
            <draw:object draw:notify-on-update-of-ranges="Sheet5.A1:Sheet5.A29 Sheet5.B1:Sheet5.B29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1" draw:style-name="gr2" draw:text-style-name="P2" svg:width="159.99mm" svg:height="89.99mm" svg:x="241.51mm" svg:y="185.09mm">
            <draw:object draw:notify-on-update-of-ranges="Sheet5.D1:Sheet5.D29 Sheet5.E1:Sheet5.E29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2" draw:style-name="gr2" draw:text-style-name="P2" svg:width="159.99mm" svg:height="89.99mm" svg:x="60.56mm" svg:y="172.24mm">
            <draw:object draw:notify-on-update-of-ranges="Sheet5.G1:Sheet5.G56 Sheet5.H1:Sheet5.H56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9999563" calcext:value-type="float">
            <text:p>0.99995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6757188" calcext:value-type="float">
            <text:p>0.00675718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2345696" calcext:value-type="float">
            <text:p>0.0234569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00015850308862848" calcext:value-type="float">
            <text:p>0.00015850308862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9999501" calcext:value-type="float">
            <text:p>0.99995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8290307" calcext:value-type="float">
            <text:p>0.0829030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05282007" calcext:value-type="float">
            <text:p>0.0528200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0023015691400304" calcext:value-type="float">
            <text:p>0.0023015691400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9999429" calcext:value-type="float">
            <text:p>0.999942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574671" calcext:value-type="float">
            <text:p>0.157467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0721969" calcext:value-type="float">
            <text:p>0.072196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0085604934529481" calcext:value-type="float">
            <text:p>0.00856049345294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9999345" calcext:value-type="float">
            <text:p>0.999934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674516" calcext:value-type="float">
            <text:p>0.167451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08448698" calcext:value-type="float">
            <text:p>0.0844869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018801567789728" calcext:value-type="float">
            <text:p>0.01880156778972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9999248" calcext:value-type="float">
            <text:p>0.999924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438761" calcext:value-type="float">
            <text:p>0.143876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09074771" calcext:value-type="float">
            <text:p>0.0907477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031205766982326" calcext:value-type="float">
            <text:p>0.03120576698232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9999135" calcext:value-type="float">
            <text:p>0.999913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128469" calcext:value-type="float">
            <text:p>0.112846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09193884" calcext:value-type="float">
            <text:p>0.0919388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043784508822001" calcext:value-type="float">
            <text:p>0.04378450882200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9999003" calcext:value-type="float">
            <text:p>0.999900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8490792" calcext:value-type="float">
            <text:p>0.0849079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08907535" calcext:value-type="float">
            <text:p>0.0890753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05500084092436" calcext:value-type="float">
            <text:p>0.0550008409243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9998848" calcext:value-type="float">
            <text:p>0.999884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6271797" calcext:value-type="float">
            <text:p>0.0627179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08319566" calcext:value-type="float">
            <text:p>0.0831956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063878849169042" calcext:value-type="float">
            <text:p>0.06387884916904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9998667" calcext:value-type="float">
            <text:p>0.999866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4601597" calcext:value-type="float">
            <text:p>0.0460159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0752958" calcext:value-type="float">
            <text:p>0.075295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69940477731866" calcext:value-type="float">
            <text:p>0.06994047773186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9998454" calcext:value-type="float">
            <text:p>0.999845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3374603" calcext:value-type="float">
            <text:p>0.0337460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6626916" calcext:value-type="float">
            <text:p>0.06626916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073098637614558" calcext:value-type="float">
            <text:p>0.07309863761455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9998202" calcext:value-type="float">
            <text:p>0.999820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2482204" calcext:value-type="float">
            <text:p>0.0248220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05686459" calcext:value-type="float">
            <text:p>0.0568645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073547825060068" calcext:value-type="float">
            <text:p>0.073547825060068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9997904" calcext:value-type="float">
            <text:p>0.999790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183479" calcext:value-type="float">
            <text:p>0.018347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04766585" calcext:value-type="float">
            <text:p>0.0476658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071665139796544" calcext:value-type="float">
            <text:p>0.07166513979654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999755" calcext:value-type="float">
            <text:p>0.99975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1364334" calcext:value-type="float">
            <text:p>0.0136433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03909009" calcext:value-type="float">
            <text:p>0.03909009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067926208859726" calcext:value-type="float">
            <text:p>0.06792620885972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9997127" calcext:value-type="float">
            <text:p>0.999712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1021094" calcext:value-type="float">
            <text:p>0.0102109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03140133" calcext:value-type="float">
            <text:p>0.0314013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06283777471287" calcext:value-type="float">
            <text:p>0.06283777471287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999662" calcext:value-type="float">
            <text:p>0.99966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7693292" calcext:value-type="float">
            <text:p>0.00769329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02473341" calcext:value-type="float">
            <text:p>0.0247334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056887290394822" calcext:value-type="float">
            <text:p>0.05688729039482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9996007" calcext:value-type="float">
            <text:p>0.999600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5835361" calcext:value-type="float">
            <text:p>0.00583536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01911769" calcext:value-type="float">
            <text:p>0.01911769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050508708255366" calcext:value-type="float">
            <text:p>0.05050870825536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999526" calcext:value-type="float">
            <text:p>0.99952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04455439" calcext:value-type="float">
            <text:p>0.004455439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01451138" calcext:value-type="float">
            <text:p>0.01451138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044062676429833" calcext:value-type="float">
            <text:p>0.044062676429833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9994342" calcext:value-type="float">
            <text:p>0.999434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03423805" calcext:value-type="float">
            <text:p>0.00342380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01082347" calcext:value-type="float">
            <text:p>0.01082347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037828671187898" calcext:value-type="float">
            <text:p>0.037828671187898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9993199" calcext:value-type="float">
            <text:p>0.999319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02647494" calcext:value-type="float">
            <text:p>0.002647494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007936675" calcext:value-type="float">
            <text:p>0.00793667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032006240029327" calcext:value-type="float">
            <text:p>0.032006240029327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9991759" calcext:value-type="float">
            <text:p>0.999175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2059542" calcext:value-type="float">
            <text:p>0.00205954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005724349" calcext:value-type="float">
            <text:p>0.005724349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026722523346779" calcext:value-type="float">
            <text:p>0.02672252334677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9989916" calcext:value-type="float">
            <text:p>0.998991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01611443" calcext:value-type="float">
            <text:p>0.001611443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004062637" calcext:value-type="float">
            <text:p>0.004062637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022043474704497" calcext:value-type="float">
            <text:p>0.022043474704497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9987523" calcext:value-type="float">
            <text:p>0.998752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01267844" calcext:value-type="float">
            <text:p>0.001267844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002838208" calcext:value-type="float">
            <text:p>0.002838208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017986638744533" calcext:value-type="float">
            <text:p>0.017986638744533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9984365" calcext:value-type="float">
            <text:p>0.998436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01002822" calcext:value-type="float">
            <text:p>0.001002822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001952447" calcext:value-type="float">
            <text:p>0.001952447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014533868600856" calcext:value-type="float">
            <text:p>0.014533868600856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9980136" calcext:value-type="float">
            <text:p>0.998013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007972436" calcext:value-type="float">
            <text:p>0.0007972436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001322952" calcext:value-type="float">
            <text:p>0.001322952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011642886061709" calcext:value-type="float">
            <text:p>0.011642886061709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9974395" calcext:value-type="float">
            <text:p>0.997439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006369047" calcext:value-type="float">
            <text:p>0.0006369047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0008831976" calcext:value-type="float">
            <text:p>0.000883197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0092570557442744" calcext:value-type="float">
            <text:p>0.009257055744274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9966517" calcext:value-type="float">
            <text:p>0.996651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005111925" calcext:value-type="float">
            <text:p>0.0005111925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000581073" calcext:value-type="float">
            <text:p>0.000581073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0073131226380514" calcext:value-type="float">
            <text:p>0.007313122638051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9955616" calcext:value-type="float">
            <text:p>0.995561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004121316" calcext:value-type="float">
            <text:p>0.0004121316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0003768457" calcext:value-type="float">
            <text:p>0.0003768457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0057469390968079" calcext:value-type="float">
            <text:p>0.005746939096808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9940456" calcext:value-type="float">
            <text:p>0.994045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003336938" calcext:value-type="float">
            <text:p>0.0003336938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0002409629" calcext:value-type="float">
            <text:p>0.0002409629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0044973852595955" calcext:value-type="float">
            <text:p>0.004497385259596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991933" calcext:value-type="float">
            <text:p>0.991933</text:p>
          </table:table-cell>
        </table:table-row>
        <table:table-row table:style-name="ro1">
          <table:table-cell table:number-columns-repeated="6"/>
          <table:table-cell office:value-type="float" office:value="30" calcext:value-type="float">
            <text:p>30</text:p>
          </table:table-cell>
          <table:table-cell office:value-type="float" office:value="0.0035013916009445" calcext:value-type="float">
            <text:p>0.003501391600945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9889919" calcext:value-type="float">
            <text:p>0.9889919</text:p>
          </table:table-cell>
        </table:table-row>
        <table:table-row table:style-name="ro1"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0.0026993683029681" calcext:value-type="float">
            <text:p>0.002699368302968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9849117" calcext:value-type="float">
            <text:p>0.9849117</text:p>
          </table:table-cell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 office:value-type="float" office:value="0.0020577815735231" calcext:value-type="float">
            <text:p>0.002057781573523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.9792847" calcext:value-type="float">
            <text:p>0.9792847</text:p>
          </table:table-cell>
        </table:table-row>
        <table:table-row table:style-name="ro1"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0.0015563566564658" calcext:value-type="float">
            <text:p>0.00155635665646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9715854" calcext:value-type="float">
            <text:p>0.9715854</text:p>
          </table:table-cell>
        </table:table-row>
        <table:table-row table:style-name="ro1">
          <table:table-cell table:number-columns-repeated="6"/>
          <table:table-cell office:value-type="float" office:value="34" calcext:value-type="float">
            <text:p>34</text:p>
          </table:table-cell>
          <table:table-cell office:value-type="float" office:value="0.0011709753978208" calcext:value-type="float">
            <text:p>0.001170975397821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0.9611521" calcext:value-type="float">
            <text:p>0.9611521</text:p>
          </table:table-cell>
        </table:table-row>
        <table:table-row table:style-name="ro1">
          <table:table-cell table:number-columns-repeated="6"/>
          <table:table-cell office:value-type="float" office:value="35" calcext:value-type="float">
            <text:p>35</text:p>
          </table:table-cell>
          <table:table-cell office:value-type="float" office:value="0.00087732484285972" calcext:value-type="float">
            <text:p>0.00087732484286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.9471713" calcext:value-type="float">
            <text:p>0.9471713</text:p>
          </table:table-cell>
        </table:table-row>
        <table:table-row table:style-name="ro1">
          <table:table-cell table:number-columns-repeated="6"/>
          <table:table-cell office:value-type="float" office:value="36" calcext:value-type="float">
            <text:p>36</text:p>
          </table:table-cell>
          <table:table-cell office:value-type="float" office:value="0.00065450479389036" calcext:value-type="float">
            <text:p>0.00065450479389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0.9286712" calcext:value-type="float">
            <text:p>0.9286712</text:p>
          </table:table-cell>
        </table:table-row>
        <table:table-row table:style-name="ro1">
          <table:table-cell table:number-columns-repeated="6"/>
          <table:table-cell office:value-type="float" office:value="37" calcext:value-type="float">
            <text:p>37</text:p>
          </table:table-cell>
          <table:table-cell office:value-type="float" office:value="0.00048586548390078" calcext:value-type="float">
            <text:p>0.000485865483901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0.9045279" calcext:value-type="float">
            <text:p>0.9045279</text:p>
          </table:table-cell>
        </table:table-row>
        <table:table-row table:style-name="ro1">
          <table:table-cell table:number-columns-repeated="6"/>
          <table:table-cell office:value-type="float" office:value="38" calcext:value-type="float">
            <text:p>38</text:p>
          </table:table-cell>
          <table:table-cell office:value-type="float" office:value="0.00035856434463198" calcext:value-type="float">
            <text:p>0.000358564344632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0.8734936" calcext:value-type="float">
            <text:p>0.8734936</text:p>
          </table:table-cell>
        </table:table-row>
        <table:table-row table:style-name="ro1">
          <table:table-cell table:number-columns-repeated="6"/>
          <table:table-cell office:value-type="float" office:value="39" calcext:value-type="float">
            <text:p>39</text:p>
          </table:table-cell>
          <table:table-cell office:value-type="float" office:value="0.00026280083953038" calcext:value-type="float">
            <text:p>0.00026280083953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0.8342536" calcext:value-type="float">
            <text:p>0.8342536</text:p>
          </table:table-cell>
        </table:table-row>
        <table:table-row table:style-name="ro1"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0.00019109908919982" calcext:value-type="float">
            <text:p>0.0001910990892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0.7855242" calcext:value-type="float">
            <text:p>0.7855242</text:p>
          </table:table-cell>
        </table:table-row>
        <table:table-row table:style-name="ro1">
          <table:table-cell table:number-columns-repeated="6"/>
          <table:table-cell office:value-type="float" office:value="41" calcext:value-type="float">
            <text:p>41</text:p>
          </table:table-cell>
          <table:table-cell office:value-type="float" office:value="0.00013773539654032" calcext:value-type="float">
            <text:p>0.00013773539654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7262018" calcext:value-type="float">
            <text:p>0.7262018</text:p>
          </table:table-cell>
        </table:table-row>
        <table:table-row table:style-name="ro1">
          <table:table-cell table:number-columns-repeated="6"/>
          <table:table-cell office:value-type="float" office:value="42" calcext:value-type="float">
            <text:p>42</text:p>
          </table:table-cell>
          <table:table-cell office:value-type="float" office:value="0.000098308814261394" calcext:value-type="float">
            <text:p>9.8308814261394E-05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0.6555794" calcext:value-type="float">
            <text:p>0.6555794</text:p>
          </table:table-cell>
        </table:table-row>
        <table:table-row table:style-name="ro1">
          <table:table-cell table:number-columns-repeated="6"/>
          <table:table-cell office:value-type="float" office:value="43" calcext:value-type="float">
            <text:p>43</text:p>
          </table:table-cell>
          <table:table-cell office:value-type="float" office:value="0.000069425698490642" calcext:value-type="float">
            <text:p>6.9425698490642E-05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0.5736431" calcext:value-type="float">
            <text:p>0.5736431</text:p>
          </table:table-cell>
        </table:table-row>
        <table:table-row table:style-name="ro1">
          <table:table-cell table:number-columns-repeated="6"/>
          <table:table-cell office:value-type="float" office:value="44" calcext:value-type="float">
            <text:p>44</text:p>
          </table:table-cell>
          <table:table-cell office:value-type="float" office:value="0.000048467834314813" calcext:value-type="float">
            <text:p>4.8467834314813E-05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0.4814629" calcext:value-type="float">
            <text:p>0.4814629</text:p>
          </table:table-cell>
        </table:table-row>
        <table:table-row table:style-name="ro1">
          <table:table-cell table:number-columns-repeated="6"/>
          <table:table-cell office:value-type="float" office:value="45" calcext:value-type="float">
            <text:p>45</text:p>
          </table:table-cell>
          <table:table-cell office:value-type="float" office:value="0.00003341968531259" calcext:value-type="float">
            <text:p>3.341968531259E-05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0.3816764" calcext:value-type="float">
            <text:p>0.3816764</text:p>
          </table:table-cell>
        </table:table-row>
        <table:table-row table:style-name="ro1">
          <table:table-cell table:number-columns-repeated="6"/>
          <table:table-cell office:value-type="float" office:value="46" calcext:value-type="float">
            <text:p>46</text:p>
          </table:table-cell>
          <table:table-cell office:value-type="float" office:value="0.000022737106550396" calcext:value-type="float">
            <text:p>2.2737106550396E-05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.279025" calcext:value-type="float">
            <text:p>0.279025</text:p>
          </table:table-cell>
        </table:table-row>
        <table:table-row table:style-name="ro1">
          <table:table-cell table:number-columns-repeated="6"/>
          <table:table-cell office:value-type="float" office:value="47" calcext:value-type="float">
            <text:p>47</text:p>
          </table:table-cell>
          <table:table-cell office:value-type="float" office:value="0.000015245523352432" calcext:value-type="float">
            <text:p>1.5245523352432E-05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0.1807767" calcext:value-type="float">
            <text:p>0.1807767</text:p>
          </table:table-cell>
        </table:table-row>
        <table:table-row table:style-name="ro1">
          <table:table-cell table:number-columns-repeated="6"/>
          <table:table-cell office:value-type="float" office:value="48" calcext:value-type="float">
            <text:p>48</text:p>
          </table:table-cell>
          <table:table-cell office:value-type="float" office:value="0.00001005956766489" calcext:value-type="float">
            <text:p>1.005956766489E-05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0.09658071" calcext:value-type="float">
            <text:p>0.09658071</text:p>
          </table:table-cell>
        </table:table-row>
        <table:table-row table:style-name="ro1"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0.0000065189785527222" calcext:value-type="float">
            <text:p>6.5189785527222E-06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0.03669197" calcext:value-type="float">
            <text:p>0.03669197</text:p>
          </table:table-cell>
        </table:table-row>
        <table:table-row table:style-name="ro1">
          <table:table-cell table:number-columns-repeated="6"/>
          <table:table-cell office:value-type="float" office:value="50" calcext:value-type="float">
            <text:p>50</text:p>
          </table:table-cell>
          <table:table-cell office:value-type="float" office:value="0.0000041372226174001" calcext:value-type="float">
            <text:p>4.1372226174001E-06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0.006839018" calcext:value-type="float">
            <text:p>0.006839018</text:p>
          </table:table-cell>
        </table:table-row>
        <table:table-row table:style-name="ro1">
          <table:table-cell table:number-columns-repeated="6"/>
          <table:table-cell office:value-type="float" office:value="51" calcext:value-type="float">
            <text:p>51</text:p>
          </table:table-cell>
          <table:table-cell office:value-type="float" office:value="0.0000025604026169092" calcext:value-type="float">
            <text:p>2.5604026169092E-06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0001585031" calcext:value-type="float">
            <text:p>0.0001585031</text:p>
          </table:table-cell>
        </table:table-row>
        <table:table-row table:style-name="ro1">
          <table:table-cell table:number-columns-repeated="6"/>
          <table:table-cell office:value-type="float" office:value="52" calcext:value-type="float">
            <text:p>52</text:p>
          </table:table-cell>
          <table:table-cell office:value-type="float" office:value="0.0000015346156070215" calcext:value-type="float">
            <text:p>1.5346156070215E-06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53" calcext:value-type="float">
            <text:p>53</text:p>
          </table:table-cell>
          <table:table-cell office:value-type="float" office:value="0.00000088030720753456" calcext:value-type="float">
            <text:p>8.8030720753456E-07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54" calcext:value-type="float">
            <text:p>54</text:p>
          </table:table-cell>
          <table:table-cell office:value-type="float" office:value="0.00000047238890599977" calcext:value-type="float">
            <text:p>4.7238890599977E-07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55" calcext:value-type="float">
            <text:p>55</text:p>
          </table:table-cell>
          <table:table-cell office:value-type="float" office:value="0.0000002250594991643" calcext:value-type="float">
            <text:p>2.250594991643E-07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56" calcext:value-type="float">
            <text:p>56</text:p>
          </table:table-cell>
          <table:table-cell office:value-type="float" office:value="0.00000008040782576002" calcext:value-type="float">
            <text:p>8.040782576002E-08</text:p>
          </table:table-cell>
          <table:table-cell table:number-columns-repeated="3"/>
        </table:table-row>
      </table:table>
      <table:table table:name="Sheet6" table:style-name="ta1">
        <table:shapes>
          <draw:frame draw:z-index="0" draw:style-name="gr2" draw:text-style-name="P2" svg:width="241.81mm" svg:height="199.04mm" svg:x="46.14mm" svg:y="1.04mm">
            <draw:object draw:notify-on-update-of-ranges="Sheet6.A1:Sheet6.A81 Sheet6.B1:Sheet6.B81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1" draw:style-name="gr2" draw:text-style-name="P2" svg:width="159.99mm" svg:height="89.99mm" svg:x="46.16mm" svg:y="91.31mm">
            <draw:object draw:notify-on-update-of-ranges="Sheet6.A21:Sheet6.A46 Sheet6.B21:Sheet6.B46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46414480912226" calcext:value-type="float">
            <text:p>0.0464144809122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8278949835335" calcext:value-type="float">
            <text:p>0.1827894983533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3577826403845" calcext:value-type="float">
            <text:p>0.3357782640384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7625359632368" calcext:value-type="float">
            <text:p>0.4762535963236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9626887377918" calcext:value-type="float">
            <text:p>0.5962688737791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0666639298621" calcext:value-type="float">
            <text:p>0.7066663929862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2927395227245" calcext:value-type="float">
            <text:p>0.8292739522724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98502910063193" calcext:value-type="float">
            <text:p>0.9850291006319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1860796171077" calcext:value-type="float">
            <text:p>1.186079617107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4363770501815" calcext:value-type="float">
            <text:p>1.436377050181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7380678900563" calcext:value-type="float">
            <text:p>1.738067890056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.0975081985403" calcext:value-type="float">
            <text:p>2.097508198540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.5271768579936" calcext:value-type="float">
            <text:p>2.527176857993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.0442475139825" calcext:value-type="float">
            <text:p>3.044247513982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.6686964296196" calcext:value-type="float">
            <text:p>3.668696429619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.4228924976249" calcext:value-type="float">
            <text:p>4.422892497624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.3327338803221" calcext:value-type="float">
            <text:p>5.332733880322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.4294100283183" calcext:value-type="float">
            <text:p>6.429410028318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.7510327677231" calcext:value-type="float">
            <text:p>7.751032767723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.3439966215532" calcext:value-type="float">
            <text:p>9.343996621553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1.264355446775" calcext:value-type="float">
            <text:p>11.26435544677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3.579562538379" calcext:value-type="float">
            <text:p>13.57956253837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6.370769256789" calcext:value-type="float">
            <text:p>16.37076925678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9.735726820574" calcext:value-type="float">
            <text:p>19.73572682057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3.792294464972" calcext:value-type="float">
            <text:p>23.79229446497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8.682610828703" calcext:value-type="float">
            <text:p>28.68261082870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4.578068270292" calcext:value-type="float">
            <text:p>34.57806827029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1.685292497614" calcext:value-type="float">
            <text:p>41.68529249761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0.253364329379" calcext:value-type="float">
            <text:p>50.25336432937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0.582545678276" calcext:value-type="float">
            <text:p>60.58254567827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3.03480938111" calcext:value-type="float">
            <text:p>73.0348093811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8.046532048508" calcext:value-type="float">
            <text:p>88.04653204850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6.14378949186" calcext:value-type="float">
            <text:p>106.1437894918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27.96079126087" calcext:value-type="float">
            <text:p>127.9607912608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54.26210342581" calcext:value-type="float">
            <text:p>154.2621034258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85.96944077662" calcext:value-type="float">
            <text:p>185.9694407766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24.19396781472" calcext:value-type="float">
            <text:p>224.1939678147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70.27523968617" calcext:value-type="float">
            <text:p>270.2752396861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25.828146785" calcext:value-type="float">
            <text:p>325.82814678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92.79950779369" calcext:value-type="float">
            <text:p>392.7995077936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73.53629458064" calcext:value-type="float">
            <text:p>473.5362945806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70.86788017648" calcext:value-type="float">
            <text:p>570.8678801764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88.20519235787" calcext:value-type="float">
            <text:p>688.2051923578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829.66024762261" calcext:value-type="float">
            <text:p>829.6602476226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00.1902544579" calcext:value-type="float">
            <text:p>1000.190254457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205.771335831" calcext:value-type="float">
            <text:p>1205.77133583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453.6079588813" calcext:value-type="float">
            <text:p>1453.607958881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752.385411175" calcext:value-type="float">
            <text:p>1752.38541117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112.5741714356" calcext:value-type="float">
            <text:p>2112.574171435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546.7968412565" calcext:value-type="float">
            <text:p>2546.796841256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070.2704966967" calcext:value-type="float">
            <text:p>3070.270496696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701.3399617004" calcext:value-type="float">
            <text:p>3701.339961700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462.1206915812" calcext:value-type="float">
            <text:p>4462.120691581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379.2737960445" calcext:value-type="float">
            <text:p>5379.273796044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484.9403619695" calcext:value-type="float">
            <text:p>6484.940361969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7817.8678187444" calcext:value-type="float">
            <text:p>7817.867818744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9424.7678189605" calcext:value-type="float">
            <text:p>9424.767818960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1361.953220588" calcext:value-type="float">
            <text:p>11361.95322058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3697.311537704" calcext:value-type="float">
            <text:p>13697.31153770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6512.684018179" calcext:value-type="float">
            <text:p>16512.68401817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9906.733721699" calcext:value-type="float">
            <text:p>19906.73372169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3998.403108202" calcext:value-type="float">
            <text:p>23998.40310820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8931.082305884" calcext:value-type="float">
            <text:p>28931.08230588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4877.634133237" calcext:value-type="float">
            <text:p>34877.63413323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2046.451974061" calcext:value-type="float">
            <text:p>42046.45197406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0688.762800062" calcext:value-type="float">
            <text:p>50688.76280006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1107.431271157" calcext:value-type="float">
            <text:p>61107.43127115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73667.573447949" calcext:value-type="float">
            <text:p>73667.57344794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88809.352067634" calcext:value-type="float">
            <text:p>88809.35206763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7063.40178621" calcext:value-type="float">
            <text:p>107063.4017862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29069.42495545" calcext:value-type="float">
            <text:p>129069.4249554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55598.60961261" calcext:value-type="float">
            <text:p>155598.6096126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87580.65530805" calcext:value-type="float">
            <text:p>187580.6553080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26136.3538749" calcext:value-type="float">
            <text:p>226136.353874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72616.86691441" calcext:value-type="float">
            <text:p>272616.8669144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28651.07645338" calcext:value-type="float">
            <text:p>328651.0764533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96202.66814921" calcext:value-type="float">
            <text:p>396202.6681492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77638.9474897" calcext:value-type="float">
            <text:p>477638.947489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575813.80061064" calcext:value-type="float">
            <text:p>575813.8006106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94167.70704366" calcext:value-type="float">
            <text:p>694167.70704366</text:p>
          </table:table-cell>
        </table:table-row>
      </table:table>
      <table:table table:name="Sheet7" table:style-name="ta1">
        <table:shapes>
          <draw:frame draw:z-index="0" draw:style-name="gr2" draw:text-style-name="P2" svg:width="159.99mm" svg:height="89.99mm" svg:x="105.38mm" svg:y="52.42mm">
            <draw:object draw:notify-on-update-of-ranges="Sheet7.D2:Sheet7.D80 Sheet7.E2:Sheet7.E80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1" draw:style-name="gr2" draw:text-style-name="P2" svg:width="159.99mm" svg:height="89.99mm" svg:x="46.16mm" svg:y="1mm">
            <draw:object draw:notify-on-update-of-ranges="Sheet7.A1:Sheet7.A21 Sheet7.B1:Sheet7.B21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.3696482196" calcext:value-type="float">
            <text:p>12.3696482196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.912128885806" calcext:value-type="float">
            <text:p>14.91212888580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4.933499714563" calcext:value-type="float">
            <text:p>64.9334997145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.977195790786" calcext:value-type="float">
            <text:p>17.97719579078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5.357078384229" calcext:value-type="float">
            <text:p>15.35707838422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.672262288978" calcext:value-type="float">
            <text:p>21.67226228897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.2503208248754" calcext:value-type="float">
            <text:p>7.250320824875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6.126819676904" calcext:value-type="float">
            <text:p>26.12681967690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.6272826609193" calcext:value-type="float">
            <text:p>4.627282660919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1.496975134739" calcext:value-type="float">
            <text:p>31.49697513473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.5135872785577" calcext:value-type="float">
            <text:p>3.513587278557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.970922404892" calcext:value-type="float">
            <text:p>37.97092240489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.9810533507112" calcext:value-type="float">
            <text:p>2.981053350711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5.775536924121" calcext:value-type="float">
            <text:p>45.77553692412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.7179325008287" calcext:value-type="float">
            <text:p>2.717932500828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5.18432653144" calcext:value-type="float">
            <text:p>55.1843265314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.5913620870037" calcext:value-type="float">
            <text:p>2.591362087003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6.527016379439" calcext:value-type="float">
            <text:p>66.52701637943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.5346347130018" calcext:value-type="float">
            <text:p>2.534634713001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0.201103946219" calcext:value-type="float">
            <text:p>80.20110394621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.5116795102525" calcext:value-type="float">
            <text:p>2.511679510252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6.685789086135" calcext:value-type="float">
            <text:p>96.68578908613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.5034646953132" calcext:value-type="float">
            <text:p>2.503464695313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6.55876728925" calcext:value-type="float">
            <text:p>116.5587672892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.5008971362087" calcext:value-type="float">
            <text:p>2.500897136208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0.51647465882" calcext:value-type="float">
            <text:p>140.5164746588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.5002012676825" calcext:value-type="float">
            <text:p>2.500201267682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69.39849407934" calcext:value-type="float">
            <text:p>169.3984940793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.500038447208" calcext:value-type="float">
            <text:p>2.50003844720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4.21697787411" calcext:value-type="float">
            <text:p>204.2169778741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.500005661967" calcext:value-type="float">
            <text:p>2.50000566196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46.19211805095" calcext:value-type="float">
            <text:p>246.1921180509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.4999999965811" calcext:value-type="float">
            <text:p>2.499999996581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96.79490716867" calcext:value-type="float">
            <text:p>296.7949071686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.4999991586503" calcext:value-type="float">
            <text:p>2.499999158650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57.79868835211" calcext:value-type="float">
            <text:p>357.7986883521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.4999990528531" calcext:value-type="float">
            <text:p>2.499999052853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31.34130099389" calcext:value-type="float">
            <text:p>431.3413009938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.4999990414795" calcext:value-type="float">
            <text:p>2.499999041479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.4999990404411" calcext:value-type="float">
            <text:p>2.499999040441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26.88177407763" calcext:value-type="float">
            <text:p>626.88177407763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.4999990403608" calcext:value-type="float">
            <text:p>2.499999040360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55.73222821291" calcext:value-type="float">
            <text:p>755.73222821291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.4999990403555" calcext:value-type="float">
            <text:p>2.499999040355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11.06684605721" calcext:value-type="float">
            <text:p>911.0668460572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.4999990403552" calcext:value-type="float">
            <text:p>2.499999040355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98.3292322301" calcext:value-type="float">
            <text:p>1098.329232230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.4999990403553" calcext:value-type="float">
            <text:p>2.499999040355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324.0818800418" calcext:value-type="float">
            <text:p>1324.0818800418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.4999990403552" calcext:value-type="float">
            <text:p>2.499999040355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596.2361499704" calcext:value-type="float">
            <text:p>1596.2361499704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.4999990403553" calcext:value-type="float">
            <text:p>2.499999040355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924.3295183468" calcext:value-type="float">
            <text:p>1924.3295183468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.4999990403552" calcext:value-type="float">
            <text:p>2.499999040355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319.8598122522" calcext:value-type="float">
            <text:p>2319.8598122522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2.4999990403553" calcext:value-type="float">
            <text:p>2.499999040355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796.6881436848" calcext:value-type="float">
            <text:p>2796.6881436848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.4999990403553" calcext:value-type="float">
            <text:p>2.499999040355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371.5246635673" calcext:value-type="float">
            <text:p>3371.5246635673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2.4999990403552" calcext:value-type="float">
            <text:p>2.499999040355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064.5141585452" calcext:value-type="float">
            <text:p>4064.514158545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.4999990403553" calcext:value-type="float">
            <text:p>2.499999040355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899.9420124471" calcext:value-type="float">
            <text:p>4899.9420124471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.4999990403553" calcext:value-type="float">
            <text:p>2.499999040355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907.0852723853" calcext:value-type="float">
            <text:p>5907.0852723853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2.4999990403553" calcext:value-type="float">
            <text:p>2.499999040355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7121.2386445783" calcext:value-type="float">
            <text:p>7121.2386445783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.4999990403553" calcext:value-type="float">
            <text:p>2.499999040355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8584.9513752758" calcext:value-type="float">
            <text:p>8584.9513752758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2.4999990403553" calcext:value-type="float">
            <text:p>2.499999040355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349.518362506" calcext:value-type="float">
            <text:p>10349.518362506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2.4999990403552" calcext:value-type="float">
            <text:p>2.499999040355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2476.777753724" calcext:value-type="float">
            <text:p>12476.777753724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2.4999990403553" calcext:value-type="float">
            <text:p>2.499999040355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5041.278025052" calcext:value-type="float">
            <text:p>15041.278025052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2.4999990403552" calcext:value-type="float">
            <text:p>2.499999040355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8132.890486037" calcext:value-type="float">
            <text:p>18132.890486037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2.4999990403552" calcext:value-type="float">
            <text:p>2.499999040355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1859.958763543" calcext:value-type="float">
            <text:p>21859.958763543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2.4999990403552" calcext:value-type="float">
            <text:p>2.499999040355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6353.095636449" calcext:value-type="float">
            <text:p>26353.095636449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2.4999990403553" calcext:value-type="float">
            <text:p>2.499999040355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1769.760278875" calcext:value-type="float">
            <text:p>31769.760278875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2.4999990403553" calcext:value-type="float">
            <text:p>2.499999040355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8299.776318542" calcext:value-type="float">
            <text:p>38299.776318542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2.4999990403553" calcext:value-type="float">
            <text:p>2.499999040355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6171.9840872" calcext:value-type="float">
            <text:p>46171.9840872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.4999990403553" calcext:value-type="float">
            <text:p>2.499999040355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5662.260187054" calcext:value-type="float">
            <text:p>55662.260187054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2.4999990403552" calcext:value-type="float">
            <text:p>2.499999040355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7103.185413905" calcext:value-type="float">
            <text:p>67103.185413905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2.4999990403552" calcext:value-type="float">
            <text:p>2.499999040355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80895.699843325" calcext:value-type="float">
            <text:p>80895.699843325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2.4999990403552" calcext:value-type="float">
            <text:p>2.499999040355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97523.153525067" calcext:value-type="float">
            <text:p>97523.153525067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2.4999990403553" calcext:value-type="float">
            <text:p>2.499999040355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17568.24518354" calcext:value-type="float">
            <text:p>117568.24518354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.4999990403553" calcext:value-type="float">
            <text:p>2.499999040355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1733.44253048" calcext:value-type="float">
            <text:p>141733.44253048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2.4999990403552" calcext:value-type="float">
            <text:p>2.499999040355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70865.59980699" calcext:value-type="float">
            <text:p>170865.59980699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2.4999990403552" calcext:value-type="float">
            <text:p>2.499999040355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05985.63526124" calcext:value-type="float">
            <text:p>205985.63526124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2.4999990403553" calcext:value-type="float">
            <text:p>2.499999040355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48324.30859053" calcext:value-type="float">
            <text:p>248324.30859053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2.4999990403553" calcext:value-type="float">
            <text:p>2.499999040355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99365.35214583" calcext:value-type="float">
            <text:p>299365.35214583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2.4999990403552" calcext:value-type="float">
            <text:p>2.499999040355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60897.4674049" calcext:value-type="float">
            <text:p>360897.4674049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2.4999990403552" calcext:value-type="float">
            <text:p>2.499999040355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35077.0088979" calcext:value-type="float">
            <text:p>435077.0088979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2.4999990403552" calcext:value-type="float">
            <text:p>2.499999040355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24503.55230443" calcext:value-type="float">
            <text:p>524503.55230443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2.4999990403553" calcext:value-type="float">
            <text:p>2.499999040355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632310.99495889" calcext:value-type="float">
            <text:p>632310.99495889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2.4999990403552" calcext:value-type="float">
            <text:p>2.499999040355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762277.38132426" calcext:value-type="float">
            <text:p>762277.38132426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2.4999990403552" calcext:value-type="float">
            <text:p>2.499999040355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18957.30219962" calcext:value-type="float">
            <text:p>918957.30219962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2.4999990403552" calcext:value-type="float">
            <text:p>2.499999040355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107841.5075086" calcext:value-type="float">
            <text:p>1107841.5075086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2.4999990403552" calcext:value-type="float">
            <text:p>2.499999040355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335549.3261997" calcext:value-type="float">
            <text:p>1335549.3261997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2.4999990403553" calcext:value-type="float">
            <text:p>2.499999040355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610060.6364928" calcext:value-type="float">
            <text:p>1610060.6364928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2.4999990403553" calcext:value-type="float">
            <text:p>2.499999040355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940995.5157253" calcext:value-type="float">
            <text:p>1940995.5157253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2.4999990403553" calcext:value-type="float">
            <text:p>2.499999040355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339951.3699512" calcext:value-type="float">
            <text:p>2339951.3699512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2.4999990403552" calcext:value-type="float">
            <text:p>2.499999040355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820909.3577891" calcext:value-type="float">
            <text:p>2820909.3577891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2.4999990403553" calcext:value-type="float">
            <text:p>2.499999040355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400724.3513905" calcext:value-type="float">
            <text:p>3400724.3513905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2.4999990403552" calcext:value-type="float">
            <text:p>2.499999040355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4099715.6049012" calcext:value-type="float">
            <text:p>4099715.6049012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2.4999990403553" calcext:value-type="float">
            <text:p>2.499999040355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942378.8300274" calcext:value-type="float">
            <text:p>4942378.8300274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2.4999990403553" calcext:value-type="float">
            <text:p>2.499999040355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958244.6329448" calcext:value-type="float">
            <text:p>5958244.6329448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2.4999990403552" calcext:value-type="float">
            <text:p>2.499999040355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182913.3959402" calcext:value-type="float">
            <text:p>7182913.3959402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2.4999990403552" calcext:value-type="float">
            <text:p>2.499999040355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8659302.8705634" calcext:value-type="float">
            <text:p>8659302.8705634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2.4999990403552" calcext:value-type="float">
            <text:p>2.499999040355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0439152.203412" calcext:value-type="float">
            <text:p>10439152.203412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2.4999990403553" calcext:value-type="float">
            <text:p>2.499999040355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2584835.102195" calcext:value-type="float">
            <text:p>12584835.102195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2.4999990403553" calcext:value-type="float">
            <text:p>2.499999040355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5171545.683343" calcext:value-type="float">
            <text:p>15171545.683343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2.4999990403552" calcext:value-type="float">
            <text:p>2.499999040355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8289933.602834" calcext:value-type="float">
            <text:p>18289933.602834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2.4999990403553" calcext:value-type="float">
            <text:p>2.499999040355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2049280.816744" calcext:value-type="float">
            <text:p>22049280.816744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2.4999990403552" calcext:value-type="float">
            <text:p>2.499999040355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6581331.299108" calcext:value-type="float">
            <text:p>26581331.299108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2.4999990403552" calcext:value-type="float">
            <text:p>2.499999040355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2044907.927173" calcext:value-type="float">
            <text:p>32044907.927173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2.4999990403553" calcext:value-type="float">
            <text:p>2.499999040355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8631478.329886" calcext:value-type="float">
            <text:p>38631478.329886</text:p>
          </table:table-cell>
          <table:table-cell table:number-columns-repeated="3"/>
        </table:table-row>
      </table:table>
      <table:table table:name="Sheet8" table:style-name="ta1">
        <table:shapes>
          <draw:frame draw:z-index="0" draw:style-name="gr2" draw:text-style-name="P2" svg:width="159.99mm" svg:height="89.99mm" svg:x="193.73mm" svg:y="52.06mm">
            <draw:object draw:notify-on-update-of-ranges="Sheet8.A2:Sheet8.A82 Sheet8.B1:Sheet8.B1 Sheet8.B2:Sheet8.B82 Sheet8.A2:Sheet8.A82 Sheet8.C1:Sheet8.C1 Sheet8.C2:Sheet8.C82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  <draw:frame draw:z-index="1" draw:style-name="gr2" draw:text-style-name="P2" svg:width="159.99mm" svg:height="89.99mm" svg:x="193.73mm" svg:y="161.82mm">
            <draw:object draw:notify-on-update-of-ranges="Sheet8.A2:Sheet8.A82 Sheet8.E1:Sheet8.E1 Sheet8.E2:Sheet8.E82 Sheet8.A2:Sheet8.A82 Sheet8.F1:Sheet8.F1 Sheet8.F2:Sheet8.F82"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2">
          <table:table-cell/>
          <table:table-cell office:value-type="string" calcext:value-type="string">
            <text:p>65%削減</text:p>
          </table:table-cell>
          <table:table-cell office:value-type="string" calcext:value-type="string">
            <text:p>80%削減</text:p>
          </table:table-cell>
          <table:table-cell/>
          <table:table-cell office:value-type="string" calcext:value-type="string">
            <text:p>65%削減</text:p>
          </table:table-cell>
          <table:table-cell office:value-type="string" calcext:value-type="string">
            <text:p>80%削減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2.3696482196" calcext:value-type="float">
            <text:p>12.3696482196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14.912128885806" calcext:value-type="float">
            <text:p>14.912128885806</text:p>
          </table:table-cell>
          <table:table-cell office:value-type="float" office:value="64.933499714561" calcext:value-type="float">
            <text:p>64.933499714561</text:p>
          </table:table-cell>
          <table:table-cell table:number-columns-repeated="2" office:value-type="float" office:value="0.083584038513706" calcext:value-type="float">
            <text:p>0.0835840385137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7.977195790786" calcext:value-type="float">
            <text:p>17.977195790786</text:p>
          </table:table-cell>
          <table:table-cell office:value-type="float" office:value="15.357078384229" calcext:value-type="float">
            <text:p>15.357078384229</text:p>
          </table:table-cell>
          <table:table-cell table:number-columns-repeated="2" office:value-type="float" office:value="1.1262458705865" calcext:value-type="float">
            <text:p>1.126245870586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21.672262288978" calcext:value-type="float">
            <text:p>21.672262288978</text:p>
          </table:table-cell>
          <table:table-cell office:value-type="float" office:value="7.2503208248756" calcext:value-type="float">
            <text:p>7.2503208248756</text:p>
          </table:table-cell>
          <table:table-cell table:number-columns-repeated="2" office:value-type="float" office:value="3.3055491897008" calcext:value-type="float">
            <text:p>3.305549189700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6.126819676904" calcext:value-type="float">
            <text:p>26.126819676904</text:p>
          </table:table-cell>
          <table:table-cell office:value-type="float" office:value="4.6272826609192" calcext:value-type="float">
            <text:p>4.6272826609192</text:p>
          </table:table-cell>
          <table:table-cell table:number-columns-repeated="2" office:value-type="float" office:value="6.0562953480025" calcext:value-type="float">
            <text:p>6.05629534800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31.496975134739" calcext:value-type="float">
            <text:p>31.496975134739</text:p>
          </table:table-cell>
          <table:table-cell office:value-type="float" office:value="3.5135872785578" calcext:value-type="float">
            <text:p>3.5135872785578</text:p>
          </table:table-cell>
          <table:table-cell table:number-columns-repeated="2" office:value-type="float" office:value="9.0808143828502" calcext:value-type="float">
            <text:p>9.080814382850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37.970922404892" calcext:value-type="float">
            <text:p>37.970922404892</text:p>
          </table:table-cell>
          <table:table-cell office:value-type="float" office:value="2.9810533507112" calcext:value-type="float">
            <text:p>2.9810533507112</text:p>
          </table:table-cell>
          <table:table-cell table:number-columns-repeated="2" office:value-type="float" office:value="12.343178437193" calcext:value-type="float">
            <text:p>12.34317843719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45.775536924121" calcext:value-type="float">
            <text:p>45.775536924121</text:p>
          </table:table-cell>
          <table:table-cell office:value-type="float" office:value="2.7179325008287" calcext:value-type="float">
            <text:p>2.7179325008287</text:p>
          </table:table-cell>
          <table:table-cell table:number-columns-repeated="2" office:value-type="float" office:value="15.930499556197" calcext:value-type="float">
            <text:p>15.93049955619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55.18432653144" calcext:value-type="float">
            <text:p>55.18432653144</text:p>
          </table:table-cell>
          <table:table-cell office:value-type="float" office:value="2.5913620870037" calcext:value-type="float">
            <text:p>2.5913620870037</text:p>
          </table:table-cell>
          <table:table-cell table:number-columns-repeated="2" office:value-type="float" office:value="19.980683502355" calcext:value-type="float">
            <text:p>19.98068350235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66.527016379439" calcext:value-type="float">
            <text:p>66.527016379439</text:p>
          </table:table-cell>
          <table:table-cell office:value-type="float" office:value="2.5346347130019" calcext:value-type="float">
            <text:p>2.5346347130019</text:p>
          </table:table-cell>
          <table:table-cell table:number-columns-repeated="2" office:value-type="float" office:value="24.656751979152" calcext:value-type="float">
            <text:p>24.65675197915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80.201103946219" calcext:value-type="float">
            <text:p>80.201103946219</text:p>
          </table:table-cell>
          <table:table-cell office:value-type="float" office:value="2.5116795102525" calcext:value-type="float">
            <text:p>2.5116795102525</text:p>
          </table:table-cell>
          <table:table-cell table:number-columns-repeated="2" office:value-type="float" office:value="30.142173488529" calcext:value-type="float">
            <text:p>30.14217348852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96.685789086135" calcext:value-type="float">
            <text:p>96.685789086135</text:p>
          </table:table-cell>
          <table:table-cell office:value-type="float" office:value="2.5034646953133" calcext:value-type="float">
            <text:p>2.5034646953133</text:p>
          </table:table-cell>
          <table:table-cell table:number-columns-repeated="2" office:value-type="float" office:value="36.644692193364" calcext:value-type="float">
            <text:p>36.64469219336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116.55876728925" calcext:value-type="float">
            <text:p>116.55876728925</text:p>
          </table:table-cell>
          <table:table-cell office:value-type="float" office:value="2.5008971362087" calcext:value-type="float">
            <text:p>2.5008971362087</text:p>
          </table:table-cell>
          <table:table-cell table:number-columns-repeated="2" office:value-type="float" office:value="44.403667939154" calcext:value-type="float">
            <text:p>44.40366793915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140.51647465882" calcext:value-type="float">
            <text:p>140.51647465882</text:p>
          </table:table-cell>
          <table:table-cell office:value-type="float" office:value="2.5002012676824" calcext:value-type="float">
            <text:p>2.5002012676824</text:p>
          </table:table-cell>
          <table:table-cell table:number-columns-repeated="2" office:value-type="float" office:value="53.699244341823" calcext:value-type="float">
            <text:p>53.69924434182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169.39849407934" calcext:value-type="float">
            <text:p>169.39849407934</text:p>
          </table:table-cell>
          <table:table-cell office:value-type="float" office:value="2.5000384472079" calcext:value-type="float">
            <text:p>2.5000384472079</text:p>
          </table:table-cell>
          <table:table-cell table:number-columns-repeated="2" office:value-type="float" office:value="64.862993350465" calcext:value-type="float">
            <text:p>64.86299335046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204.21697787411" calcext:value-type="float">
            <text:p>204.21697787411</text:p>
          </table:table-cell>
          <table:table-cell office:value-type="float" office:value="2.500005661967" calcext:value-type="float">
            <text:p>2.500005661967</text:p>
          </table:table-cell>
          <table:table-cell table:number-columns-repeated="2" office:value-type="float" office:value="78.290217822469" calcext:value-type="float">
            <text:p>78.29021782246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246.19211805095" calcext:value-type="float">
            <text:p>246.19211805095</text:p>
          </table:table-cell>
          <table:table-cell office:value-type="float" office:value="2.4999999965811" calcext:value-type="float">
            <text:p>2.4999999965811</text:p>
          </table:table-cell>
          <table:table-cell table:number-columns-repeated="2" office:value-type="float" office:value="94.454317211791" calcext:value-type="float">
            <text:p>94.45431721179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296.79490716867" calcext:value-type="float">
            <text:p>296.79490716867</text:p>
          </table:table-cell>
          <table:table-cell office:value-type="float" office:value="2.4999991586503" calcext:value-type="float">
            <text:p>2.4999991586503</text:p>
          </table:table-cell>
          <table:table-cell table:number-columns-repeated="2" office:value-type="float" office:value="113.9237467189" calcext:value-type="float">
            <text:p>113.923746718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357.79868835211" calcext:value-type="float">
            <text:p>357.79868835211</text:p>
          </table:table-cell>
          <table:table-cell office:value-type="float" office:value="2.499999052853" calcext:value-type="float">
            <text:p>2.499999052853</text:p>
          </table:table-cell>
          <table:table-cell table:number-columns-repeated="2" office:value-type="float" office:value="137.38219828787" calcext:value-type="float">
            <text:p>137.3821982878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431.34130099389" calcext:value-type="float">
            <text:p>431.34130099389</text:p>
          </table:table-cell>
          <table:table-cell office:value-type="float" office:value="2.4999990414795" calcext:value-type="float">
            <text:p>2.4999990414795</text:p>
          </table:table-cell>
          <table:table-cell table:number-columns-repeated="2" office:value-type="float" office:value="165.65274124134" calcext:value-type="float">
            <text:p>165.6527412413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520" calcext:value-type="float">
            <text:p>520</text:p>
          </table:table-cell>
          <table:table-cell office:value-type="float" office:value="2.4999990404411" calcext:value-type="float">
            <text:p>2.4999990404411</text:p>
          </table:table-cell>
          <table:table-cell table:number-columns-repeated="2" office:value-type="float" office:value="199.72679179117" calcext:value-type="float">
            <text:p>199.7267917911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19.40870514845" calcext:value-type="float">
            <text:p>219.40870514845</text:p>
          </table:table-cell>
          <table:table-cell office:value-type="float" office:value="125.37640294197" calcext:value-type="float">
            <text:p>125.37640294197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240.79894369243" calcext:value-type="float">
            <text:p>240.7989436924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57.88695356433" calcext:value-type="float">
            <text:p>257.88695356433</text:p>
          </table:table-cell>
          <table:table-cell office:value-type="float" office:value="146.49108136615" calcext:value-type="float">
            <text:p>146.49108136615</text:p>
          </table:table-cell>
          <table:table-cell office:value-type="float" office:value="0.49999999999999" calcext:value-type="float">
            <text:p>0.49999999999999</text:p>
          </table:table-cell>
          <table:table-cell office:value-type="float" office:value="287.55552030245" calcext:value-type="float">
            <text:p>287.55552030245</text:p>
          </table:table-cell>
          <table:table-cell office:value-type="float" office:value="286.92012635837" calcext:value-type="float">
            <text:p>286.9201263583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85.02459607859" calcext:value-type="float">
            <text:p>285.02459607859</text:p>
          </table:table-cell>
          <table:table-cell office:value-type="float" office:value="158.44001280624" calcext:value-type="float">
            <text:p>158.44001280624</text:p>
          </table:table-cell>
          <table:table-cell office:value-type="float" office:value="0.50000000000001" calcext:value-type="float">
            <text:p>0.50000000000001</text:p>
          </table:table-cell>
          <table:table-cell office:value-type="float" office:value="312.84712808238" calcext:value-type="float">
            <text:p>312.84712808238</text:p>
          </table:table-cell>
          <table:table-cell office:value-type="float" office:value="304.29883869943" calcext:value-type="float">
            <text:p>304.2988386994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97.28880107091" calcext:value-type="float">
            <text:p>297.28880107091</text:p>
          </table:table-cell>
          <table:table-cell office:value-type="float" office:value="158.68227025195" calcext:value-type="float">
            <text:p>158.68227025195</text:p>
          </table:table-cell>
          <table:table-cell office:value-type="float" office:value="0.49999999999999" calcext:value-type="float">
            <text:p>0.49999999999999</text:p>
          </table:table-cell>
          <table:table-cell office:value-type="float" office:value="312.272999873" calcext:value-type="float">
            <text:p>312.272999873</text:p>
          </table:table-cell>
          <table:table-cell office:value-type="float" office:value="287.37559032059" calcext:value-type="float">
            <text:p>287.3755903205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96.38867191406" calcext:value-type="float">
            <text:p>296.38867191406</text:p>
          </table:table-cell>
          <table:table-cell office:value-type="float" office:value="148.6358891951" calcext:value-type="float">
            <text:p>148.6358891951</text:p>
          </table:table-cell>
          <table:table-cell office:value-type="float" office:value="0.50000000000001" calcext:value-type="float">
            <text:p>0.50000000000001</text:p>
          </table:table-cell>
          <table:table-cell office:value-type="float" office:value="304.73408788666" calcext:value-type="float">
            <text:p>304.73408788666</text:p>
          </table:table-cell>
          <table:table-cell office:value-type="float" office:value="260.01620252876" calcext:value-type="float">
            <text:p>260.0162025287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87.34104114861" calcext:value-type="float">
            <text:p>287.34104114861</text:p>
          </table:table-cell>
          <table:table-cell office:value-type="float" office:value="132.34347361732" calcext:value-type="float">
            <text:p>132.34347361732</text:p>
          </table:table-cell>
          <table:table-cell office:value-type="float" office:value="0.5" calcext:value-type="float">
            <text:p>0.5</text:p>
          </table:table-cell>
          <table:table-cell office:value-type="float" office:value="299.30937592001" calcext:value-type="float">
            <text:p>299.30937592001</text:p>
          </table:table-cell>
          <table:table-cell office:value-type="float" office:value="234.70475048164" calcext:value-type="float">
            <text:p>234.7047504816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75.78128281734" calcext:value-type="float">
            <text:p>275.78128281734</text:p>
          </table:table-cell>
          <table:table-cell office:value-type="float" office:value="114.46718275605" calcext:value-type="float">
            <text:p>114.46718275605</text:p>
          </table:table-cell>
          <table:table-cell office:value-type="float" office:value="0.49999999999999" calcext:value-type="float">
            <text:p>0.49999999999999</text:p>
          </table:table-cell>
          <table:table-cell office:value-type="float" office:value="296.66169324538" calcext:value-type="float">
            <text:p>296.66169324538</text:p>
          </table:table-cell>
          <table:table-cell office:value-type="float" office:value="213.70396934834" calcext:value-type="float">
            <text:p>213.7039693483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65.58103351832" calcext:value-type="float">
            <text:p>265.58103351832</text:p>
          </table:table-cell>
          <table:table-cell office:value-type="float" office:value="98.41221310422" calcext:value-type="float">
            <text:p>98.41221310422</text:p>
          </table:table-cell>
          <table:table-cell office:value-type="float" office:value="0.5" calcext:value-type="float">
            <text:p>0.5</text:p>
          </table:table-cell>
          <table:table-cell office:value-type="float" office:value="294.77765800368" calcext:value-type="float">
            <text:p>294.77765800368</text:p>
          </table:table-cell>
          <table:table-cell office:value-type="float" office:value="195.59450433899" calcext:value-type="float">
            <text:p>195.5945043389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57.96576688532" calcext:value-type="float">
            <text:p>257.96576688532</text:p>
          </table:table-cell>
          <table:table-cell office:value-type="float" office:value="85.514352558699" calcext:value-type="float">
            <text:p>85.514352558699</text:p>
          </table:table-cell>
          <table:table-cell office:value-type="float" office:value="0.5" calcext:value-type="float">
            <text:p>0.5</text:p>
          </table:table-cell>
          <table:table-cell office:value-type="float" office:value="291.9581229781" calcext:value-type="float">
            <text:p>291.9581229781</text:p>
          </table:table-cell>
          <table:table-cell office:value-type="float" office:value="178.72388855192" calcext:value-type="float">
            <text:p>178.7238885519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52.22193518945" calcext:value-type="float">
            <text:p>252.22193518945</text:p>
          </table:table-cell>
          <table:table-cell office:value-type="float" office:value="75.442112816022" calcext:value-type="float">
            <text:p>75.442112816022</text:p>
          </table:table-cell>
          <table:table-cell office:value-type="float" office:value="0.5" calcext:value-type="float">
            <text:p>0.5</text:p>
          </table:table-cell>
          <table:table-cell office:value-type="float" office:value="287.65573747471" calcext:value-type="float">
            <text:p>287.65573747471</text:p>
          </table:table-cell>
          <table:table-cell office:value-type="float" office:value="162.31443251948" calcext:value-type="float">
            <text:p>162.3144325194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47.07069411176" calcext:value-type="float">
            <text:p>247.07069411176</text:p>
          </table:table-cell>
          <table:table-cell office:value-type="float" office:value="67.19328801277" calcext:value-type="float">
            <text:p>67.19328801277</text:p>
          </table:table-cell>
          <table:table-cell office:value-type="float" office:value="0.5" calcext:value-type="float">
            <text:p>0.5</text:p>
          </table:table-cell>
          <table:table-cell office:value-type="float" office:value="282.19500389442" calcext:value-type="float">
            <text:p>282.19500389442</text:p>
          </table:table-cell>
          <table:table-cell office:value-type="float" office:value="146.38680885475" calcext:value-type="float">
            <text:p>146.3868088547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41.67490276076" calcext:value-type="float">
            <text:p>241.67490276076</text:p>
          </table:table-cell>
          <table:table-cell office:value-type="float" office:value="59.92092976053" calcext:value-type="float">
            <text:p>59.92092976053</text:p>
          </table:table-cell>
          <table:table-cell office:value-type="float" office:value="0.5" calcext:value-type="float">
            <text:p>0.5</text:p>
          </table:table-cell>
          <table:table-cell office:value-type="float" office:value="276.19171200987" calcext:value-type="float">
            <text:p>276.19171200987</text:p>
          </table:table-cell>
          <table:table-cell office:value-type="float" office:value="131.31565132781" calcext:value-type="float">
            <text:p>131.3156513278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35.87778077713" calcext:value-type="float">
            <text:p>235.87778077713</text:p>
          </table:table-cell>
          <table:table-cell office:value-type="float" office:value="53.234129824209" calcext:value-type="float">
            <text:p>53.234129824209</text:p>
          </table:table-cell>
          <table:table-cell office:value-type="float" office:value="0.5" calcext:value-type="float">
            <text:p>0.5</text:p>
          </table:table-cell>
          <table:table-cell office:value-type="float" office:value="270.11915034682" calcext:value-type="float">
            <text:p>270.11915034682</text:p>
          </table:table-cell>
          <table:table-cell office:value-type="float" office:value="117.44146529243" calcext:value-type="float">
            <text:p>117.4414652924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29.92080833193" calcext:value-type="float">
            <text:p>229.92080833193</text:p>
          </table:table-cell>
          <table:table-cell office:value-type="float" office:value="47.088091289915" calcext:value-type="float">
            <text:p>47.088091289915</text:p>
          </table:table-cell>
          <table:table-cell office:value-type="float" office:value="0.5" calcext:value-type="float">
            <text:p>0.5</text:p>
          </table:table-cell>
          <table:table-cell office:value-type="float" office:value="264.17152175434" calcext:value-type="float">
            <text:p>264.17152175434</text:p>
          </table:table-cell>
          <table:table-cell office:value-type="float" office:value="104.90317638971" calcext:value-type="float">
            <text:p>104.9031763897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24.08282351356" calcext:value-type="float">
            <text:p>224.08282351356</text:p>
          </table:table-cell>
          <table:table-cell office:value-type="float" office:value="41.554371542536" calcext:value-type="float">
            <text:p>41.554371542536</text:p>
          </table:table-cell>
          <table:table-cell office:value-type="float" office:value="0.5" calcext:value-type="float">
            <text:p>0.5</text:p>
          </table:table-cell>
          <table:table-cell office:value-type="float" office:value="258.34295717386" calcext:value-type="float">
            <text:p>258.34295717386</text:p>
          </table:table-cell>
          <table:table-cell office:value-type="float" office:value="93.657062289341" calcext:value-type="float">
            <text:p>93.65706228934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18.497119068" calcext:value-type="float">
            <text:p>218.497119068</text:p>
          </table:table-cell>
          <table:table-cell office:value-type="float" office:value="36.668725002569" calcext:value-type="float">
            <text:p>36.668725002569</text:p>
          </table:table-cell>
          <table:table-cell office:value-type="float" office:value="0.49999999999999" calcext:value-type="float">
            <text:p>0.49999999999999</text:p>
          </table:table-cell>
          <table:table-cell office:value-type="float" office:value="252.56585674138" calcext:value-type="float">
            <text:p>252.56585674138</text:p>
          </table:table-cell>
          <table:table-cell office:value-type="float" office:value="83.571477306074" calcext:value-type="float">
            <text:p>83.57147730607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13.15509304862" calcext:value-type="float">
            <text:p>213.15509304862</text:p>
          </table:table-cell>
          <table:table-cell office:value-type="float" office:value="32.394499926811" calcext:value-type="float">
            <text:p>32.394499926811</text:p>
          </table:table-cell>
          <table:table-cell office:value-type="float" office:value="0.5" calcext:value-type="float">
            <text:p>0.5</text:p>
          </table:table-cell>
          <table:table-cell office:value-type="float" office:value="246.80113647467" calcext:value-type="float">
            <text:p>246.80113647467</text:p>
          </table:table-cell>
          <table:table-cell office:value-type="float" office:value="74.507967382101" calcext:value-type="float">
            <text:p>74.50796738210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07.98918804927" calcext:value-type="float">
            <text:p>207.98918804927</text:p>
          </table:table-cell>
          <table:table-cell office:value-type="float" office:value="28.651617694564" calcext:value-type="float">
            <text:p>28.651617694564</text:p>
          </table:table-cell>
          <table:table-cell office:value-type="float" office:value="0.5" calcext:value-type="float">
            <text:p>0.5</text:p>
          </table:table-cell>
          <table:table-cell office:value-type="float" office:value="241.05736704486" calcext:value-type="float">
            <text:p>241.05736704486</text:p>
          </table:table-cell>
          <table:table-cell office:value-type="float" office:value="66.356413097491" calcext:value-type="float">
            <text:p>66.35641309749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02.94251150991" calcext:value-type="float">
            <text:p>202.94251150991</text:p>
          </table:table-cell>
          <table:table-cell office:value-type="float" office:value="25.355221437886" calcext:value-type="float">
            <text:p>25.355221437886</text:p>
          </table:table-cell>
          <table:table-cell office:value-type="float" office:value="0.50000000000001" calcext:value-type="float">
            <text:p>0.50000000000001</text:p>
          </table:table-cell>
          <table:table-cell office:value-type="float" office:value="235.36857396329" calcext:value-type="float">
            <text:p>235.36857396329</text:p>
          </table:table-cell>
          <table:table-cell office:value-type="float" office:value="59.034407212072" calcext:value-type="float">
            <text:p>59.03440721207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97.99313249547" calcext:value-type="float">
            <text:p>197.99313249547</text:p>
          </table:table-cell>
          <table:table-cell office:value-type="float" office:value="22.437025493542" calcext:value-type="float">
            <text:p>22.437025493542</text:p>
          </table:table-cell>
          <table:table-cell office:value-type="float" office:value="0.50000000000001" calcext:value-type="float">
            <text:p>0.50000000000001</text:p>
          </table:table-cell>
          <table:table-cell office:value-type="float" office:value="229.76730318338" calcext:value-type="float">
            <text:p>229.76730318338</text:p>
          </table:table-cell>
          <table:table-cell office:value-type="float" office:value="52.47361632193" calcext:value-type="float">
            <text:p>52.4736163219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93.14503969393" calcext:value-type="float">
            <text:p>193.14503969393</text:p>
          </table:table-cell>
          <table:table-cell office:value-type="float" office:value="19.84813000043" calcext:value-type="float">
            <text:p>19.84813000043</text:p>
          </table:table-cell>
          <table:table-cell office:value-type="float" office:value="0.49999999999999" calcext:value-type="float">
            <text:p>0.49999999999999</text:p>
          </table:table-cell>
          <table:table-cell office:value-type="float" office:value="224.27157879813" calcext:value-type="float">
            <text:p>224.27157879813</text:p>
          </table:table-cell>
          <table:table-cell office:value-type="float" office:value="46.608878958152" calcext:value-type="float">
            <text:p>46.60887895815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88.40967213179" calcext:value-type="float">
            <text:p>188.40967213179</text:p>
          </table:table-cell>
          <table:table-cell office:value-type="float" office:value="17.552631730202" calcext:value-type="float">
            <text:p>17.552631730202</text:p>
          </table:table-cell>
          <table:table-cell office:value-type="float" office:value="0.5" calcext:value-type="float">
            <text:p>0.5</text:p>
          </table:table-cell>
          <table:table-cell office:value-type="float" office:value="218.8858303361" calcext:value-type="float">
            <text:p>218.8858303361</text:p>
          </table:table-cell>
          <table:table-cell office:value-type="float" office:value="41.374584702734" calcext:value-type="float">
            <text:p>41.37458470273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83.79368283294" calcext:value-type="float">
            <text:p>183.79368283294</text:p>
          </table:table-cell>
          <table:table-cell office:value-type="float" office:value="15.520594886277" calcext:value-type="float">
            <text:p>15.520594886277</text:p>
          </table:table-cell>
          <table:table-cell office:value-type="float" office:value="0.50000000000001" calcext:value-type="float">
            <text:p>0.50000000000001</text:p>
          </table:table-cell>
          <table:table-cell office:value-type="float" office:value="213.60777601507" calcext:value-type="float">
            <text:p>213.60777601507</text:p>
          </table:table-cell>
          <table:table-cell office:value-type="float" office:value="36.706068269608" calcext:value-type="float">
            <text:p>36.70606826960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79.2962927661" calcext:value-type="float">
            <text:p>179.2962927661</text:p>
          </table:table-cell>
          <table:table-cell office:value-type="float" office:value="13.724179008715" calcext:value-type="float">
            <text:p>13.724179008715</text:p>
          </table:table-cell>
          <table:table-cell office:value-type="float" office:value="0.5" calcext:value-type="float">
            <text:p>0.5</text:p>
          </table:table-cell>
          <table:table-cell office:value-type="float" office:value="208.43429258305" calcext:value-type="float">
            <text:p>208.43429258305</text:p>
          </table:table-cell>
          <table:table-cell office:value-type="float" office:value="32.542303006443" calcext:value-type="float">
            <text:p>32.54230300644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74.91234202344" calcext:value-type="float">
            <text:p>174.91234202344</text:p>
          </table:table-cell>
          <table:table-cell office:value-type="float" office:value="12.13683157227" calcext:value-type="float">
            <text:p>12.13683157227</text:p>
          </table:table-cell>
          <table:table-cell office:value-type="float" office:value="0.49999999999999" calcext:value-type="float">
            <text:p>0.49999999999999</text:p>
          </table:table-cell>
          <table:table-cell office:value-type="float" office:value="203.36372755108" calcext:value-type="float">
            <text:p>203.36372755108</text:p>
          </table:table-cell>
          <table:table-cell office:value-type="float" office:value="28.827629577738" calcext:value-type="float">
            <text:p>28.82762957773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70.63613273857" calcext:value-type="float">
            <text:p>170.63613273857</text:p>
          </table:table-cell>
          <table:table-cell office:value-type="float" office:value="10.733928248907" calcext:value-type="float">
            <text:p>10.733928248907</text:p>
          </table:table-cell>
          <table:table-cell office:value-type="float" office:value="0.50000000000001" calcext:value-type="float">
            <text:p>0.50000000000001</text:p>
          </table:table-cell>
          <table:table-cell office:value-type="float" office:value="198.39548037019" calcext:value-type="float">
            <text:p>198.39548037019</text:p>
          </table:table-cell>
          <table:table-cell office:value-type="float" office:value="25.512050144877" calcext:value-type="float">
            <text:p>25.51205014487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66.46345920728" calcext:value-type="float">
            <text:p>166.46345920728</text:p>
          </table:table-cell>
          <table:table-cell office:value-type="float" office:value="9.4934705315211" calcext:value-type="float">
            <text:p>9.4934705315211</text:p>
          </table:table-cell>
          <table:table-cell office:value-type="float" office:value="0.5" calcext:value-type="float">
            <text:p>0.5</text:p>
          </table:table-cell>
          <table:table-cell office:value-type="float" office:value="193.52871428113" calcext:value-type="float">
            <text:p>193.52871428113</text:p>
          </table:table-cell>
          <table:table-cell office:value-type="float" office:value="22.550622653058" calcext:value-type="float">
            <text:p>22.55062265305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62.39169725599" calcext:value-type="float">
            <text:p>162.39169725599</text:p>
          </table:table-cell>
          <table:table-cell office:value-type="float" office:value="8.3962702604508" calcext:value-type="float">
            <text:p>8.3962702604508</text:p>
          </table:table-cell>
          <table:table-cell office:value-type="float" office:value="0.5" calcext:value-type="float">
            <text:p>0.5</text:p>
          </table:table-cell>
          <table:table-cell office:value-type="float" office:value="188.76146801928" calcext:value-type="float">
            <text:p>188.76146801928</text:p>
          </table:table-cell>
          <table:table-cell office:value-type="float" office:value="19.902616396444" calcext:value-type="float">
            <text:p>19.90261639644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58.41898857612" calcext:value-type="float">
            <text:p>158.41898857612</text:p>
          </table:table-cell>
          <table:table-cell office:value-type="float" office:value="7.4256806464192" calcext:value-type="float">
            <text:p>7.4256806464192</text:p>
          </table:table-cell>
          <table:table-cell office:value-type="float" office:value="0.5" calcext:value-type="float">
            <text:p>0.5</text:p>
          </table:table-cell>
          <table:table-cell office:value-type="float" office:value="184.09047453511" calcext:value-type="float">
            <text:p>184.09047453511</text:p>
          </table:table-cell>
          <table:table-cell office:value-type="float" office:value="17.530809397409" calcext:value-type="float">
            <text:p>17.53080939740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4.5434853489" calcext:value-type="float">
            <text:p>154.5434853489</text:p>
          </table:table-cell>
          <table:table-cell office:value-type="float" office:value="6.5671544963725" calcext:value-type="float">
            <text:p>6.5671544963725</text:p>
          </table:table-cell>
          <table:table-cell office:value-type="float" office:value="0.5" calcext:value-type="float">
            <text:p>0.5</text:p>
          </table:table-cell>
          <table:table-cell office:value-type="float" office:value="179.6219465758" calcext:value-type="float">
            <text:p>179.6219465758</text:p>
          </table:table-cell>
          <table:table-cell office:value-type="float" office:value="15.537055466539" calcext:value-type="float">
            <text:p>15.53705546653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50.76304583855" calcext:value-type="float">
            <text:p>150.76304583855</text:p>
          </table:table-cell>
          <table:table-cell office:value-type="float" office:value="5.8078494050449" calcext:value-type="float">
            <text:p>5.8078494050449</text:p>
          </table:table-cell>
          <table:table-cell office:value-type="float" office:value="0.5" calcext:value-type="float">
            <text:p>0.5</text:p>
          </table:table-cell>
          <table:table-cell office:value-type="float" office:value="175.24441635491" calcext:value-type="float">
            <text:p>175.24441635491</text:p>
          </table:table-cell>
          <table:table-cell office:value-type="float" office:value="13.757973375034" calcext:value-type="float">
            <text:p>13.75797337503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47.07529879953" calcext:value-type="float">
            <text:p>147.07529879953</text:p>
          </table:table-cell>
          <table:table-cell office:value-type="float" office:value="5.1363572195014" calcext:value-type="float">
            <text:p>5.1363572195014</text:p>
          </table:table-cell>
          <table:table-cell office:value-type="float" office:value="0.5" calcext:value-type="float">
            <text:p>0.5</text:p>
          </table:table-cell>
          <table:table-cell office:value-type="float" office:value="170.96184279306" calcext:value-type="float">
            <text:p>170.96184279306</text:p>
          </table:table-cell>
          <table:table-cell office:value-type="float" office:value="12.173564593545" calcext:value-type="float">
            <text:p>12.17356459354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43.47783293099" calcext:value-type="float">
            <text:p>143.47783293099</text:p>
          </table:table-cell>
          <table:table-cell office:value-type="float" office:value="4.5425352455103" calcext:value-type="float">
            <text:p>4.5425352455103</text:p>
          </table:table-cell>
          <table:table-cell office:value-type="float" office:value="0.49999999999999" calcext:value-type="float">
            <text:p>0.49999999999999</text:p>
          </table:table-cell>
          <table:table-cell office:value-type="float" office:value="166.77800689434" calcext:value-type="float">
            <text:p>166.77800689434</text:p>
          </table:table-cell>
          <table:table-cell office:value-type="float" office:value="10.766171048599" calcext:value-type="float">
            <text:p>10.76617104859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39.96833385515" calcext:value-type="float">
            <text:p>139.96833385515</text:p>
          </table:table-cell>
          <table:table-cell office:value-type="float" office:value="4.0173869437041" calcext:value-type="float">
            <text:p>4.0173869437041</text:p>
          </table:table-cell>
          <table:table-cell office:value-type="float" office:value="0.5" calcext:value-type="float">
            <text:p>0.5</text:p>
          </table:table-cell>
          <table:table-cell office:value-type="float" office:value="162.69512555874" calcext:value-type="float">
            <text:p>162.69512555874</text:p>
          </table:table-cell>
          <table:table-cell office:value-type="float" office:value="9.5192450581026" calcext:value-type="float">
            <text:p>9.519245058102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36.54462016296" calcext:value-type="float">
            <text:p>136.54462016296</text:p>
          </table:table-cell>
          <table:table-cell office:value-type="float" office:value="3.5529542540994" calcext:value-type="float">
            <text:p>3.5529542540994</text:p>
          </table:table-cell>
          <table:table-cell office:value-type="float" office:value="0.5" calcext:value-type="float">
            <text:p>0.5</text:p>
          </table:table-cell>
          <table:table-cell office:value-type="float" office:value="158.71322769327" calcext:value-type="float">
            <text:p>158.71322769327</text:p>
          </table:table-cell>
          <table:table-cell office:value-type="float" office:value="8.4166529468272" calcext:value-type="float">
            <text:p>8.416652946827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33.20461406636" calcext:value-type="float">
            <text:p>133.20461406636</text:p>
          </table:table-cell>
          <table:table-cell office:value-type="float" office:value="3.142208393269" calcext:value-type="float">
            <text:p>3.142208393269</text:p>
          </table:table-cell>
          <table:table-cell office:value-type="float" office:value="0.5" calcext:value-type="float">
            <text:p>0.5</text:p>
          </table:table-cell>
          <table:table-cell office:value-type="float" office:value="154.83038854895" calcext:value-type="float">
            <text:p>154.83038854895</text:p>
          </table:table-cell>
          <table:table-cell office:value-type="float" office:value="7.4426132614523" calcext:value-type="float">
            <text:p>7.442613261452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29.94629910346" calcext:value-type="float">
            <text:p>129.94629910346</text:p>
          </table:table-cell>
          <table:table-cell office:value-type="float" office:value="2.7789419149182" calcext:value-type="float">
            <text:p>2.7789419149182</text:p>
          </table:table-cell>
          <table:table-cell office:value-type="float" office:value="0.5" calcext:value-type="float">
            <text:p>0.5</text:p>
          </table:table-cell>
          <table:table-cell office:value-type="float" office:value="151.0435828808" calcext:value-type="float">
            <text:p>151.0435828808</text:p>
          </table:table-cell>
          <table:table-cell office:value-type="float" office:value="6.5821299540215" calcext:value-type="float">
            <text:p>6.582129954021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26.7676952516" calcext:value-type="float">
            <text:p>126.7676952516</text:p>
          </table:table-cell>
          <table:table-cell office:value-type="float" office:value="2.4576689366428" calcext:value-type="float">
            <text:p>2.4576689366428</text:p>
          </table:table-cell>
          <table:table-cell office:value-type="float" office:value="0.5" calcext:value-type="float">
            <text:p>0.5</text:p>
          </table:table-cell>
          <table:table-cell office:value-type="float" office:value="147.34962532739" calcext:value-type="float">
            <text:p>147.34962532739</text:p>
          </table:table-cell>
          <table:table-cell office:value-type="float" office:value="5.8215470280231" calcext:value-type="float">
            <text:p>5.821547028023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23.66685500936" calcext:value-type="float">
            <text:p>123.66685500936</text:p>
          </table:table-cell>
          <table:table-cell office:value-type="float" office:value="2.1735377058406" calcext:value-type="float">
            <text:p>2.1735377058406</text:p>
          </table:table-cell>
          <table:table-cell office:value-type="float" office:value="0.5" calcext:value-type="float">
            <text:p>0.5</text:p>
          </table:table-cell>
          <table:table-cell office:value-type="float" office:value="143.74574196956" calcext:value-type="float">
            <text:p>143.74574196956</text:p>
          </table:table-cell>
          <table:table-cell office:value-type="float" office:value="5.1488759259663" calcext:value-type="float">
            <text:p>5.148875925966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0.64187022682" calcext:value-type="float">
            <text:p>120.64187022682</text:p>
          </table:table-cell>
          <table:table-cell office:value-type="float" office:value="1.9222557165916" calcext:value-type="float">
            <text:p>1.9222557165916</text:p>
          </table:table-cell>
          <table:table-cell office:value-type="float" office:value="0.5" calcext:value-type="float">
            <text:p>0.5</text:p>
          </table:table-cell>
          <table:table-cell office:value-type="float" office:value="140.2296581544" calcext:value-type="float">
            <text:p>140.2296581544</text:p>
          </table:table-cell>
          <table:table-cell office:value-type="float" office:value="4.5537783053962" calcext:value-type="float">
            <text:p>4.553778305396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17.69087915872" calcext:value-type="float">
            <text:p>117.69087915872</text:p>
          </table:table-cell>
          <table:table-cell office:value-type="float" office:value="1.7000252979747" calcext:value-type="float">
            <text:p>1.7000252979747</text:p>
          </table:table-cell>
          <table:table-cell office:value-type="float" office:value="0.50000000000001" calcext:value-type="float">
            <text:p>0.50000000000001</text:p>
          </table:table-cell>
          <table:table-cell office:value-type="float" office:value="136.79939356084" calcext:value-type="float">
            <text:p>136.79939356084</text:p>
          </table:table-cell>
          <table:table-cell office:value-type="float" office:value="4.0273156527621" calcext:value-type="float">
            <text:p>4.027315652762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14.8120690046" calcext:value-type="float">
            <text:p>114.8120690046</text:p>
          </table:table-cell>
          <table:table-cell office:value-type="float" office:value="1.5034872524875" calcext:value-type="float">
            <text:p>1.5034872524875</text:p>
          </table:table-cell>
          <table:table-cell office:value-type="float" office:value="0.50000000000001" calcext:value-type="float">
            <text:p>0.50000000000001</text:p>
          </table:table-cell>
          <table:table-cell office:value-type="float" office:value="133.45302981319" calcext:value-type="float">
            <text:p>133.45302981319</text:p>
          </table:table-cell>
          <table:table-cell office:value-type="float" office:value="3.5616525765301" calcext:value-type="float">
            <text:p>3.561652576530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12.00367441045" calcext:value-type="float">
            <text:p>112.00367441045</text:p>
          </table:table-cell>
          <table:table-cell office:value-type="float" office:value="1.3296708073303" calcext:value-type="float">
            <text:p>1.3296708073303</text:p>
          </table:table-cell>
          <table:table-cell office:value-type="float" office:value="0.49999999999999" calcext:value-type="float">
            <text:p>0.49999999999999</text:p>
          </table:table-cell>
          <table:table-cell office:value-type="float" office:value="130.18859841226" calcext:value-type="float">
            <text:p>130.18859841226</text:p>
          </table:table-cell>
          <table:table-cell office:value-type="float" office:value="3.1498348875878" calcext:value-type="float">
            <text:p>3.149834887587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9.26397442862" calcext:value-type="float">
            <text:p>109.26397442862</text:p>
          </table:table-cell>
          <table:table-cell office:value-type="float" office:value="1.1759489307149" calcext:value-type="float">
            <text:p>1.1759489307149</text:p>
          </table:table-cell>
          <table:table-cell office:value-type="float" office:value="0.49999999999999" calcext:value-type="float">
            <text:p>0.49999999999999</text:p>
          </table:table-cell>
          <table:table-cell office:value-type="float" office:value="127.00408814159" calcext:value-type="float">
            <text:p>127.00408814159</text:p>
          </table:table-cell>
          <table:table-cell office:value-type="float" office:value="2.7856622033264" calcext:value-type="float">
            <text:p>2.785662203326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6.59128991637" calcext:value-type="float">
            <text:p>106.59128991637</text:p>
          </table:table-cell>
          <table:table-cell office:value-type="float" office:value="1.0399985272559" calcext:value-type="float">
            <text:p>1.0399985272559</text:p>
          </table:table-cell>
          <table:table-cell office:value-type="float" office:value="0.5" calcext:value-type="float">
            <text:p>0.5</text:p>
          </table:table-cell>
          <table:table-cell office:value-type="float" office:value="123.89750098355" calcext:value-type="float">
            <text:p>123.89750098355</text:p>
          </table:table-cell>
          <table:table-cell office:value-type="float" office:value="2.463617557518" calcext:value-type="float">
            <text:p>2.46361755751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3.98398201092" calcext:value-type="float">
            <text:p>103.98398201092</text:p>
          </table:table-cell>
          <table:table-cell office:value-type="float" office:value="0.919765153844" calcext:value-type="float">
            <text:p>0.919765153844</text:p>
          </table:table-cell>
          <table:table-cell office:value-type="float" office:value="0.5" calcext:value-type="float">
            <text:p>0.5</text:p>
          </table:table-cell>
          <table:table-cell office:value-type="float" office:value="120.86689645356" calcext:value-type="float">
            <text:p>120.86689645356</text:p>
          </table:table-cell>
          <table:table-cell office:value-type="float" office:value="2.1788130653578" calcext:value-type="float">
            <text:p>2.178813065357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1.4404513699" calcext:value-type="float">
            <text:p>101.4404513699</text:p>
          </table:table-cell>
          <table:table-cell office:value-type="float" office:value="0.81343185912069" calcext:value-type="float">
            <text:p>0.81343185912069</text:p>
          </table:table-cell>
          <table:table-cell office:value-type="float" office:value="0.5" calcext:value-type="float">
            <text:p>0.5</text:p>
          </table:table-cell>
          <table:table-cell office:value-type="float" office:value="117.91040479468" calcext:value-type="float">
            <text:p>117.91040479468</text:p>
          </table:table-cell>
          <table:table-cell office:value-type="float" office:value="1.9269317144963" calcext:value-type="float">
            <text:p>1.926931714496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8.959137623251" calcext:value-type="float">
            <text:p>98.959137623251</text:p>
          </table:table-cell>
          <table:table-cell office:value-type="float" office:value="0.71939169706555" calcext:value-type="float">
            <text:p>0.71939169706555</text:p>
          </table:table-cell>
          <table:table-cell office:value-type="float" office:value="0.5" calcext:value-type="float">
            <text:p>0.5</text:p>
          </table:table-cell>
          <table:table-cell office:value-type="float" office:value="115.02621846346" calcext:value-type="float">
            <text:p>115.02621846346</text:p>
          </table:table-cell>
          <table:table-cell office:value-type="float" office:value="1.7041640914009" calcext:value-type="float">
            <text:p>1.704164091400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96.538518687711" calcext:value-type="float">
            <text:p>96.538518687711</text:p>
          </table:table-cell>
          <table:table-cell office:value-type="float" office:value="0.6362234630943" calcext:value-type="float">
            <text:p>0.6362234630943</text:p>
          </table:table-cell>
          <table:table-cell office:value-type="float" office:value="0.5" calcext:value-type="float">
            <text:p>0.5</text:p>
          </table:table-cell>
          <table:table-cell office:value-type="float" office:value="112.21257835416" calcext:value-type="float">
            <text:p>112.21257835416</text:p>
          </table:table-cell>
          <table:table-cell office:value-type="float" office:value="1.5071462893799" calcext:value-type="float">
            <text:p>1.507146289379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4.177109881078" calcext:value-type="float">
            <text:p>94.177109881078</text:p>
          </table:table-cell>
          <table:table-cell office:value-type="float" office:value="0.56267024563837" calcext:value-type="float">
            <text:p>0.56267024563837</text:p>
          </table:table-cell>
          <table:table-cell office:value-type="float" office:value="0.5" calcext:value-type="float">
            <text:p>0.5</text:p>
          </table:table-cell>
          <table:table-cell office:value-type="float" office:value="109.46776487558" calcext:value-type="float">
            <text:p>109.46776487558</text:p>
          </table:table-cell>
          <table:table-cell office:value-type="float" office:value="1.3329043473651" calcext:value-type="float">
            <text:p>1.332904347365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91.873462934146" calcext:value-type="float">
            <text:p>91.873462934146</text:p>
          </table:table-cell>
          <table:table-cell office:value-type="float" office:value="0.49762044834807" calcext:value-type="float">
            <text:p>0.49762044834807</text:p>
          </table:table-cell>
          <table:table-cell office:value-type="float" office:value="0.5" calcext:value-type="float">
            <text:p>0.5</text:p>
          </table:table-cell>
          <table:table-cell office:value-type="float" office:value="106.79009556831" calcext:value-type="float">
            <text:p>106.79009556831</text:p>
          </table:table-cell>
          <table:table-cell office:value-type="float" office:value="1.1788069871184" calcext:value-type="float">
            <text:p>1.178806987118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89.626165013531" calcext:value-type="float">
            <text:p>89.626165013531</text:p>
          </table:table-cell>
          <table:table-cell office:value-type="float" office:value="0.44009099424136" calcext:value-type="float">
            <text:p>0.44009099424136</text:p>
          </table:table-cell>
          <table:table-cell office:value-type="float" office:value="0.5" calcext:value-type="float">
            <text:p>0.5</text:p>
          </table:table-cell>
          <table:table-cell office:value-type="float" office:value="104.17792634573" calcext:value-type="float">
            <text:p>104.17792634573</text:p>
          </table:table-cell>
          <table:table-cell office:value-type="float" office:value="1.0425257147308" calcext:value-type="float">
            <text:p>1.042525714730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87.433837811236" calcext:value-type="float">
            <text:p>87.433837811236</text:p>
          </table:table-cell>
          <table:table-cell office:value-type="float" office:value="0.38921246467954" calcext:value-type="float">
            <text:p>0.38921246467954</text:p>
          </table:table-cell>
          <table:table-cell office:value-type="float" office:value="0.5" calcext:value-type="float">
            <text:p>0.5</text:p>
          </table:table-cell>
          <table:table-cell office:value-type="float" office:value="101.62965306316" calcext:value-type="float">
            <text:p>101.62965306316</text:p>
          </table:table-cell>
          <table:table-cell office:value-type="float" office:value="0.9220004480861" calcext:value-type="float">
            <text:p>0.922000448086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85.295136699884" calcext:value-type="float">
            <text:p>85.295136699884</text:p>
          </table:table-cell>
          <table:table-cell office:value-type="float" office:value="0.34421595521115" calcext:value-type="float">
            <text:p>0.34421595521115</text:p>
          </table:table-cell>
          <table:table-cell office:value-type="float" office:value="0.5" calcext:value-type="float">
            <text:p>0.5</text:p>
          </table:table-cell>
          <table:table-cell office:value-type="float" office:value="99.143711797186" calcext:value-type="float">
            <text:p>99.143711797186</text:p>
          </table:table-cell>
          <table:table-cell office:value-type="float" office:value="0.81540915379782" calcext:value-type="float">
            <text:p>0.8154091537978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83.208749927827" calcext:value-type="float">
            <text:p>83.208749927827</text:p>
          </table:table-cell>
          <table:table-cell office:value-type="float" office:value="0.30442145274042" calcext:value-type="float">
            <text:p>0.30442145274042</text:p>
          </table:table-cell>
          <table:table-cell office:value-type="float" office:value="0.5" calcext:value-type="float">
            <text:p>0.5</text:p>
          </table:table-cell>
          <table:table-cell office:value-type="float" office:value="96.718577861555" calcext:value-type="float">
            <text:p>96.718577861555</text:p>
          </table:table-cell>
          <table:table-cell office:value-type="float" office:value="0.72114065695841" calcext:value-type="float">
            <text:p>0.7211406569584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81.173397831719" calcext:value-type="float">
            <text:p>81.173397831719</text:p>
          </table:table-cell>
          <table:table-cell office:value-type="float" office:value="0.26922755840894" calcext:value-type="float">
            <text:p>0.26922755840894</text:p>
          </table:table-cell>
          <table:table-cell office:value-type="float" office:value="0.50000000000001" calcext:value-type="float">
            <text:p>0.50000000000001</text:p>
          </table:table-cell>
          <table:table-cell office:value-type="float" office:value="94.352764294473" calcext:value-type="float">
            <text:p>94.352764294473</text:p>
          </table:table-cell>
          <table:table-cell office:value-type="float" office:value="0.63777028393071" calcext:value-type="float">
            <text:p>0.6377702839307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79.187832057942" calcext:value-type="float">
            <text:p>79.187832057942</text:p>
          </table:table-cell>
          <table:table-cell office:value-type="float" office:value="0.23810239966207" calcext:value-type="float">
            <text:p>0.23810239966207</text:p>
          </table:table-cell>
          <table:table-cell office:value-type="float" office:value="0.5" calcext:value-type="float">
            <text:p>0.5</text:p>
          </table:table-cell>
          <table:table-cell office:value-type="float" office:value="92.044820451038" calcext:value-type="float">
            <text:p>92.044820451038</text:p>
          </table:table-cell>
          <table:table-cell office:value-type="float" office:value="0.5640381852637" calcext:value-type="float">
            <text:p>0.564038185263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77.250834794947" calcext:value-type="float">
            <text:p>77.250834794947</text:p>
          </table:table-cell>
          <table:table-cell office:value-type="float" office:value="0.21057559307857" calcext:value-type="float">
            <text:p>0.21057559307857</text:p>
          </table:table-cell>
          <table:table-cell office:value-type="float" office:value="0.5" calcext:value-type="float">
            <text:p>0.5</text:p>
          </table:table-cell>
          <table:table-cell office:value-type="float" office:value="89.79333093292" calcext:value-type="float">
            <text:p>89.79333093292</text:p>
          </table:table-cell>
          <table:table-cell office:value-type="float" office:value="0.49883017102986" calcext:value-type="float">
            <text:p>0.4988301710298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5.361218021804" calcext:value-type="float">
            <text:p>75.361218021804</text:p>
          </table:table-cell>
          <table:table-cell office:value-type="float" office:value="0.18623113604532" calcext:value-type="float">
            <text:p>0.18623113604532</text:p>
          </table:table-cell>
          <table:table-cell office:value-type="float" office:value="0.5" calcext:value-type="float">
            <text:p>0.5</text:p>
          </table:table-cell>
          <table:table-cell office:value-type="float" office:value="87.596914779809" calcext:value-type="float">
            <text:p>87.596914779809</text:p>
          </table:table-cell>
          <table:table-cell office:value-type="float" office:value="0.44116082212515" calcext:value-type="float">
            <text:p>0.4411608221251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3.517822776466" calcext:value-type="float">
            <text:p>73.517822776466</text:p>
          </table:table-cell>
          <table:table-cell office:value-type="float" office:value="0.16470111988835" calcext:value-type="float">
            <text:p>0.16470111988835</text:p>
          </table:table-cell>
          <table:table-cell office:value-type="float" office:value="0.49999999999999" calcext:value-type="float">
            <text:p>0.49999999999999</text:p>
          </table:table-cell>
          <table:table-cell office:value-type="float" office:value="85.45422475404" calcext:value-type="float">
            <text:p>85.45422475404</text:p>
          </table:table-cell>
          <table:table-cell office:value-type="float" office:value="0.39015860432566" calcext:value-type="float">
            <text:p>0.3901586043256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iragino Sans" svg:font-family="'Hiragino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Hiragino Mincho ProN" svg:font-family="'Hiragino Mincho ProN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Hiragino Mincho ProN" style:language-asian="ja" style:country-asian="JP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Hiragino Mincho ProN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7">0000/00/00</text:date>, <text:time style:data-style-name="N2" text:time-value="15:23:49.5542389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2T16:06:35.276713181</meta:creation-date>
    <dc:date>2020-05-27T22:04:49.897328302</dc:date>
    <meta:editing-duration>P2DT2H56M35S</meta:editing-duration>
    <meta:editing-cycles>21</meta:editing-cycles>
    <meta:generator>LibreOffice/6.2.8.2$MacOSX_X86_64 LibreOffice_project/f82ddfca21ebc1e222a662a32b25c0c9d20169ee</meta:generator>
    <meta:document-statistic meta:table-count="8" meta:cell-count="2133" meta:object-count="1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cm" svg:y="4.202cm" style:legend-expansion="high" chart:style-name="ch2"/>
        <chart:plot-area chart:style-name="ch3" table:cell-range-address="Sheet1.A1:Sheet1.B15" svg:x="0.32cm" svg:y="0.18cm" svg:width="12.46cm" svg:height="8.64cm">
          <chartooo:coordinate-region svg:x="1.26cm" svg:y="0.379cm" svg:width="11.321cm" svg:height="7.79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15" chart:class="chart:scatter">
            <chart:domain table:cell-range-address="Sheet1.A1:Sheet1.A15"/>
            <chart:data-point chart:repeated="1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1:Sheet1.A15</svg:desc>
                </draw:g>
              </table:table-cell>
              <table:table-cell office:value-type="float" office:value="0">
                <text:p>0</text:p>
                <draw:g>
                  <svg:desc>Sheet1.B1:Sheet1.B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1856579">
                <text:p>0.018565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07225408">
                <text:p>0.072254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127564">
                <text:p>0.1275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1651393">
                <text:p>0.16513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174422">
                <text:p>0.1744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1560704">
                <text:p>0.15607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1201774">
                <text:p>0.12017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08017221">
                <text:p>0.080172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04645045">
                <text:p>0.046450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02337892">
                <text:p>0.023378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01021168">
                <text:p>0.010211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003864299">
                <text:p>0.0038642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001264231">
                <text:p>0.0012642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0003567299">
                <text:p>0.00035672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MacOSX_X86_64 LibreOffice_project/f82ddfca21ebc1e222a662a32b25c0c9d20169ee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cm" svg:y="4.202cm" style:legend-expansion="high" chart:style-name="ch2"/>
        <chart:plot-area chart:style-name="ch3" table:cell-range-address="Sheet5.D1:Sheet5.E29" svg:x="0.32cm" svg:y="0.18cm" svg:width="12.46cm" svg:height="8.64cm">
          <chartooo:coordinate-region svg:x="1.26cm" svg:y="0.379cm" svg:width="11.322cm" svg:height="7.79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5.E1:Sheet5.E29" chart:class="chart:scatter">
            <chart:domain table:cell-range-address="Sheet5.D1:Sheet5.D29"/>
            <chart:data-point chart:repeated="2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5.D1:Sheet5.D29</svg:desc>
                </draw:g>
              </table:table-cell>
              <table:table-cell office:value-type="float" office:value="0">
                <text:p>0</text:p>
                <draw:g>
                  <svg:desc>Sheet5.E1:Sheet5.E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2345696">
                <text:p>0.023456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05282007">
                <text:p>0.052820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0721969">
                <text:p>0.07219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08448698">
                <text:p>0.084486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09074771">
                <text:p>0.090747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09193884">
                <text:p>0.091938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08907535">
                <text:p>0.089075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08319566">
                <text:p>0.083195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0752958">
                <text:p>0.07529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06626916">
                <text:p>0.066269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05686459">
                <text:p>0.0568645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04766585">
                <text:p>0.047665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03909009">
                <text:p>0.039090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03140133">
                <text:p>0.031401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02473341">
                <text:p>0.0247334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01911769">
                <text:p>0.0191176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01451138">
                <text:p>0.0145113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01082347">
                <text:p>0.0108234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007936675">
                <text:p>0.0079366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005724349">
                <text:p>0.00572434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004062637">
                <text:p>0.00406263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002838208">
                <text:p>0.00283820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001952447">
                <text:p>0.00195244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001322952">
                <text:p>0.00132295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0008831976">
                <text:p>0.000883197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000581073">
                <text:p>0.00058107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0003768457">
                <text:p>0.000376845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0002409629">
                <text:p>0.0002409629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MacOSX_X86_64 LibreOffice_project/f82ddfca21ebc1e222a662a32b25c0c9d20169ee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81cm" svg:y="4.202cm" style:legend-expansion="high" chart:style-name="ch2"/>
        <chart:plot-area chart:style-name="ch3" table:cell-range-address="Sheet5.G1:Sheet5.H56" svg:x="0.32cm" svg:y="0.18cm" svg:width="12.441cm" svg:height="8.64cm">
          <chartooo:coordinate-region svg:x="1.26cm" svg:y="0.378cm" svg:width="11.303cm" svg:height="7.7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5.H1:Sheet5.H56" chart:class="chart:scatter">
            <chart:domain table:cell-range-address="Sheet5.G1:Sheet5.G56"/>
            <chart:data-point chart:repeated="5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5.G1:Sheet5.G56</svg:desc>
                </draw:g>
              </table:table-cell>
              <table:table-cell office:value-type="float" office:value="0">
                <text:p>0</text:p>
                <draw:g>
                  <svg:desc>Sheet5.H1:Sheet5.H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0015850308862848">
                <text:p>0.000158503088628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023015691400304">
                <text:p>0.00230156914003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085604934529481">
                <text:p>0.00856049345294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018801567789728">
                <text:p>0.0188015677897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031205766982326">
                <text:p>0.0312057669823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043784508822001">
                <text:p>0.0437845088220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05500084092436">
                <text:p>0.055000840924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063878849169042">
                <text:p>0.0638788491690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069940477731866">
                <text:p>0.0699404777318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073098637614558">
                <text:p>0.0730986376145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073547825060068">
                <text:p>0.0735478250600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071665139796544">
                <text:p>0.0716651397965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067926208859726">
                <text:p>0.06792620885972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06283777471287">
                <text:p>0.0628377747128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056887290394822">
                <text:p>0.0568872903948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050508708255366">
                <text:p>0.05050870825536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044062676429833">
                <text:p>0.0440626764298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037828671187898">
                <text:p>0.03782867118789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032006240029327">
                <text:p>0.03200624002932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026722523346779">
                <text:p>0.02672252334677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022043474704497">
                <text:p>0.02204347470449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017986638744533">
                <text:p>0.0179866387445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014533868600856">
                <text:p>0.01453386860085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011642886061709">
                <text:p>0.01164288606170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0092570557442744">
                <text:p>0.009257055744274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0073131226380514">
                <text:p>0.007313122638051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0057469390968079">
                <text:p>0.005746939096807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0044973852595955">
                <text:p>0.004497385259595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0035013916009445">
                <text:p>0.003501391600944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0026993683029681">
                <text:p>0.002699368302968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0020577815735231">
                <text:p>0.002057781573523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0015563566564658">
                <text:p>0.001556356656465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0011709753978208">
                <text:p>0.001170975397820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00087732484285972">
                <text:p>0.0008773248428597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00065450479389036">
                <text:p>0.0006545047938903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00048586548390078">
                <text:p>0.0004858654839007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00035856434463198">
                <text:p>0.0003585643446319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00026280083953038">
                <text:p>0.0002628008395303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00019109908919982">
                <text:p>0.0001910990891998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00013773539654032">
                <text:p>0.0001377353965403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.000098308814261394">
                <text:p>0.00009830881426139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.000069425698490642">
                <text:p>0.00006942569849064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000048467834314813">
                <text:p>0.00004846783431481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00003341968531259">
                <text:p>0.0000334196853125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000022737106550396">
                <text:p>0.00002273710655039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.000015245523352432">
                <text:p>0.00001524552335243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00001005956766489">
                <text:p>0.0000100595676648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0000065189785527222">
                <text:p>0.000006518978552722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0000041372226174001">
                <text:p>0.000004137222617400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0.0000025604026169092">
                <text:p>0.000002560402616909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0.0000015346156070215">
                <text:p>0.000001534615607021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.00000088030720753456">
                <text:p>0.0000008803072075345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.00000047238890599977">
                <text:p>0.0000004723889059997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0000002250594991643">
                <text:p>0.000000225059499164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.00000008040782576002">
                <text:p>0.00000008040782576002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MacOSX_X86_64 LibreOffice_project/f82ddfca21ebc1e222a662a32b25c0c9d20169ee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5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182cm" svg:height="19.905cm" xlink:href=".." xlink:type="simple" chart:class="chart:scatter" chart:style-name="ch1">
        <chart:legend chart:legend-position="end" svg:x="19.097cm" svg:y="9.407cm" style:legend-expansion="high" chart:style-name="ch2"/>
        <chart:plot-area chart:style-name="ch3" table:cell-range-address="Sheet6.A1:Sheet6.B81" svg:x="0.483cm" svg:y="0.398cm" svg:width="18.131cm" svg:height="19.109cm">
          <chartooo:coordinate-region svg:x="1.325cm" svg:y="0.596cm" svg:width="16.893cm" svg:height="18.26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6.B1:Sheet6.B81" chart:class="chart:scatter">
            <chart:domain table:cell-range-address="Sheet6.A1:Sheet6.A81"/>
            <chart:regression-curve chart:style-name="ch8">
              <chart:equation chart:display-equation="true" chart:display-r-square="false"/>
            </chart:regression-curve>
            <chart:data-point chart:repeated="8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6.A1:Sheet6.A81</svg:desc>
                </draw:g>
              </table:table-cell>
              <table:table-cell office:value-type="float" office:value="1">
                <text:p>1</text:p>
                <draw:g>
                  <svg:desc>Sheet6.B1:Sheet6.B8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46414480912226">
                <text:p>0.0464144809122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18278949835335">
                <text:p>0.182789498353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33577826403845">
                <text:p>0.335778264038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47625359632368">
                <text:p>0.476253596323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59626887377918">
                <text:p>0.596268873779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70666639298621">
                <text:p>0.706666392986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82927395227245">
                <text:p>0.829273952272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98502910063193">
                <text:p>0.985029100631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.1860796171077">
                <text:p>1.186079617107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.4363770501815">
                <text:p>1.43637705018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.7380678900563">
                <text:p>1.738067890056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2.0975081985403">
                <text:p>2.09750819854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2.5271768579936">
                <text:p>2.52717685799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3.0442475139825">
                <text:p>3.04424751398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3.6686964296196">
                <text:p>3.668696429619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4.4228924976249">
                <text:p>4.42289249762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5.3327338803221">
                <text:p>5.332733880322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6.4294100283183">
                <text:p>6.429410028318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7.7510327677231">
                <text:p>7.751032767723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9.3439966215532">
                <text:p>9.343996621553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11.264355446775">
                <text:p>11.2643554467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13.579562538379">
                <text:p>13.57956253837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16.370769256789">
                <text:p>16.37076925678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19.735726820574">
                <text:p>19.73572682057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23.792294464972">
                <text:p>23.79229446497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28.682610828703">
                <text:p>28.68261082870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34.578068270292">
                <text:p>34.57806827029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41.685292497614">
                <text:p>41.68529249761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50.253364329379">
                <text:p>50.25336432937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60.582545678276">
                <text:p>60.58254567827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73.03480938111">
                <text:p>73.0348093811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88.046532048508">
                <text:p>88.04653204850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106.14378949186">
                <text:p>106.1437894918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127.96079126087">
                <text:p>127.9607912608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154.26210342581">
                <text:p>154.2621034258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185.96944077662">
                <text:p>185.9694407766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224.19396781472">
                <text:p>224.1939678147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270.27523968617">
                <text:p>270.2752396861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325.828146785">
                <text:p>325.82814678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392.79950779369">
                <text:p>392.7995077936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473.53629458064">
                <text:p>473.5362945806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570.86788017648">
                <text:p>570.8678801764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688.20519235787">
                <text:p>688.2051923578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829.66024762261">
                <text:p>829.6602476226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1000.1902544579">
                <text:p>1000.190254457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1205.771335831">
                <text:p>1205.77133583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1453.6079588813">
                <text:p>1453.607958881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1752.385411175">
                <text:p>1752.38541117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2112.5741714356">
                <text:p>2112.574171435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2546.7968412565">
                <text:p>2546.796841256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3070.2704966967">
                <text:p>3070.270496696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3701.3399617004">
                <text:p>3701.339961700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4462.1206915812">
                <text:p>4462.120691581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5379.2737960445">
                <text:p>5379.273796044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6484.9403619695">
                <text:p>6484.940361969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7817.8678187444">
                <text:p>7817.867818744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9424.7678189605">
                <text:p>9424.767818960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11361.953220588">
                <text:p>11361.95322058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13697.311537704">
                <text:p>13697.31153770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16512.684018179">
                <text:p>16512.68401817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19906.733721699">
                <text:p>19906.73372169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23998.403108202">
                <text:p>23998.40310820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28931.082305884">
                <text:p>28931.08230588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34877.634133237">
                <text:p>34877.63413323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42046.451974061">
                <text:p>42046.45197406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50688.762800062">
                <text:p>50688.76280006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61107.431271157">
                <text:p>61107.43127115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73667.573447949">
                <text:p>73667.57344794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88809.352067634">
                <text:p>88809.35206763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107063.40178621">
                <text:p>107063.4017862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129069.42495545">
                <text:p>129069.4249554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155598.60961261">
                <text:p>155598.6096126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187580.65530805">
                <text:p>187580.6553080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226136.3538749">
                <text:p>226136.353874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272616.86691441">
                <text:p>272616.8669144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328651.07645338">
                <text:p>328651.0764533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396202.66814921">
                <text:p>396202.6681492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477638.9474897">
                <text:p>477638.947489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575813.80061064">
                <text:p>575813.8006106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694167.70704366">
                <text:p>694167.70704366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MacOSX_X86_64 LibreOffice_project/f82ddfca21ebc1e222a662a32b25c0c9d20169ee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cm" svg:y="4.202cm" style:legend-expansion="high" chart:style-name="ch2"/>
        <chart:plot-area chart:style-name="ch3" table:cell-range-address="Sheet7.D2:Sheet7.E80" svg:x="0.32cm" svg:y="0.18cm" svg:width="12.46cm" svg:height="8.64cm">
          <chartooo:coordinate-region svg:x="0.965cm" svg:y="0.378cm" svg:width="11.616cm" svg:height="7.7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7.E2:Sheet7.E80" chart:class="chart:scatter">
            <chart:domain table:cell-range-address="Sheet7.D2:Sheet7.D80"/>
            <chart:data-point chart:repeated="7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7.D2:Sheet7.D80</svg:desc>
                </draw:g>
              </table:table-cell>
              <table:table-cell office:value-type="float" office:value="64.933499714563">
                <text:p>64.933499714563</text:p>
                <draw:g>
                  <svg:desc>Sheet7.E2:Sheet7.E8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5.357078384229">
                <text:p>15.3570783842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7.2503208248754">
                <text:p>7.25032082487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4.6272826609193">
                <text:p>4.62728266091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3.5135872785577">
                <text:p>3.51358727855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2.9810533507112">
                <text:p>2.98105335071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2.7179325008287">
                <text:p>2.71793250082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2.5913620870037">
                <text:p>2.59136208700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2.5346347130018">
                <text:p>2.53463471300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2.5116795102525">
                <text:p>2.51167951025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2.5034646953132">
                <text:p>2.50346469531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2.5008971362087">
                <text:p>2.500897136208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2.5002012676825">
                <text:p>2.50020126768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2.500038447208">
                <text:p>2.50003844720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2.500005661967">
                <text:p>2.5000056619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2.4999999965811">
                <text:p>2.499999996581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2.4999991586503">
                <text:p>2.499999158650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2.4999990528531">
                <text:p>2.499999052853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2.4999990414795">
                <text:p>2.49999904147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.4999990404411">
                <text:p>2.499999040441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2.4999990403608">
                <text:p>2.499999040360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.4999990403555">
                <text:p>2.499999040355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2.4999990403552">
                <text:p>2.499999040355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.4999990403553">
                <text:p>2.499999040355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2.4999990403552">
                <text:p>2.499999040355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2.4999990403553">
                <text:p>2.499999040355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2.4999990403552">
                <text:p>2.499999040355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2.4999990403553">
                <text:p>2.499999040355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2.4999990403553">
                <text:p>2.499999040355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2.4999990403552">
                <text:p>2.499999040355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2.4999990403553">
                <text:p>2.499999040355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2.4999990403553">
                <text:p>2.499999040355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2.4999990403553">
                <text:p>2.499999040355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2.4999990403553">
                <text:p>2.499999040355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6">
                <text:p>36</text:p>
              </table:table-cell>
              <table:table-cell office:value-type="float" office:value="2.4999990403553">
                <text:p>2.499999040355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7">
                <text:p>37</text:p>
              </table:table-cell>
              <table:table-cell office:value-type="float" office:value="2.4999990403552">
                <text:p>2.499999040355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8">
                <text:p>38</text:p>
              </table:table-cell>
              <table:table-cell office:value-type="float" office:value="2.4999990403553">
                <text:p>2.499999040355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2.4999990403552">
                <text:p>2.499999040355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0">
                <text:p>40</text:p>
              </table:table-cell>
              <table:table-cell office:value-type="float" office:value="2.4999990403552">
                <text:p>2.499999040355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2.4999990403552">
                <text:p>2.499999040355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2">
                <text:p>42</text:p>
              </table:table-cell>
              <table:table-cell office:value-type="float" office:value="2.4999990403553">
                <text:p>2.499999040355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3">
                <text:p>43</text:p>
              </table:table-cell>
              <table:table-cell office:value-type="float" office:value="2.4999990403553">
                <text:p>2.499999040355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">
                <text:p>44</text:p>
              </table:table-cell>
              <table:table-cell office:value-type="float" office:value="2.4999990403553">
                <text:p>2.499999040355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5">
                <text:p>45</text:p>
              </table:table-cell>
              <table:table-cell office:value-type="float" office:value="2.4999990403553">
                <text:p>2.499999040355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6">
                <text:p>46</text:p>
              </table:table-cell>
              <table:table-cell office:value-type="float" office:value="2.4999990403552">
                <text:p>2.499999040355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7">
                <text:p>47</text:p>
              </table:table-cell>
              <table:table-cell office:value-type="float" office:value="2.4999990403552">
                <text:p>2.499999040355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8">
                <text:p>48</text:p>
              </table:table-cell>
              <table:table-cell office:value-type="float" office:value="2.4999990403552">
                <text:p>2.499999040355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2.4999990403553">
                <text:p>2.499999040355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2.4999990403553">
                <text:p>2.499999040355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2.4999990403552">
                <text:p>2.499999040355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2">
                <text:p>52</text:p>
              </table:table-cell>
              <table:table-cell office:value-type="float" office:value="2.4999990403552">
                <text:p>2.499999040355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3">
                <text:p>53</text:p>
              </table:table-cell>
              <table:table-cell office:value-type="float" office:value="2.4999990403553">
                <text:p>2.499999040355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4">
                <text:p>54</text:p>
              </table:table-cell>
              <table:table-cell office:value-type="float" office:value="2.4999990403553">
                <text:p>2.499999040355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5">
                <text:p>55</text:p>
              </table:table-cell>
              <table:table-cell office:value-type="float" office:value="2.4999990403552">
                <text:p>2.499999040355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6">
                <text:p>56</text:p>
              </table:table-cell>
              <table:table-cell office:value-type="float" office:value="2.4999990403552">
                <text:p>2.499999040355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7">
                <text:p>57</text:p>
              </table:table-cell>
              <table:table-cell office:value-type="float" office:value="2.4999990403552">
                <text:p>2.499999040355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8">
                <text:p>58</text:p>
              </table:table-cell>
              <table:table-cell office:value-type="float" office:value="2.4999990403553">
                <text:p>2.499999040355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9">
                <text:p>59</text:p>
              </table:table-cell>
              <table:table-cell office:value-type="float" office:value="2.4999990403552">
                <text:p>2.499999040355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0">
                <text:p>60</text:p>
              </table:table-cell>
              <table:table-cell office:value-type="float" office:value="2.4999990403552">
                <text:p>2.499999040355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1">
                <text:p>61</text:p>
              </table:table-cell>
              <table:table-cell office:value-type="float" office:value="2.4999990403552">
                <text:p>2.499999040355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2">
                <text:p>62</text:p>
              </table:table-cell>
              <table:table-cell office:value-type="float" office:value="2.4999990403552">
                <text:p>2.499999040355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3">
                <text:p>63</text:p>
              </table:table-cell>
              <table:table-cell office:value-type="float" office:value="2.4999990403553">
                <text:p>2.499999040355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2.4999990403553">
                <text:p>2.499999040355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5">
                <text:p>65</text:p>
              </table:table-cell>
              <table:table-cell office:value-type="float" office:value="2.4999990403553">
                <text:p>2.499999040355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6">
                <text:p>66</text:p>
              </table:table-cell>
              <table:table-cell office:value-type="float" office:value="2.4999990403552">
                <text:p>2.499999040355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7">
                <text:p>67</text:p>
              </table:table-cell>
              <table:table-cell office:value-type="float" office:value="2.4999990403553">
                <text:p>2.499999040355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8">
                <text:p>68</text:p>
              </table:table-cell>
              <table:table-cell office:value-type="float" office:value="2.4999990403552">
                <text:p>2.499999040355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9">
                <text:p>69</text:p>
              </table:table-cell>
              <table:table-cell office:value-type="float" office:value="2.4999990403553">
                <text:p>2.499999040355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0">
                <text:p>70</text:p>
              </table:table-cell>
              <table:table-cell office:value-type="float" office:value="2.4999990403553">
                <text:p>2.499999040355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2.4999990403552">
                <text:p>2.499999040355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2">
                <text:p>72</text:p>
              </table:table-cell>
              <table:table-cell office:value-type="float" office:value="2.4999990403552">
                <text:p>2.499999040355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3">
                <text:p>73</text:p>
              </table:table-cell>
              <table:table-cell office:value-type="float" office:value="2.4999990403552">
                <text:p>2.499999040355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4">
                <text:p>74</text:p>
              </table:table-cell>
              <table:table-cell office:value-type="float" office:value="2.4999990403553">
                <text:p>2.499999040355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5">
                <text:p>75</text:p>
              </table:table-cell>
              <table:table-cell office:value-type="float" office:value="2.4999990403553">
                <text:p>2.499999040355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6">
                <text:p>76</text:p>
              </table:table-cell>
              <table:table-cell office:value-type="float" office:value="2.4999990403552">
                <text:p>2.499999040355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7">
                <text:p>77</text:p>
              </table:table-cell>
              <table:table-cell office:value-type="float" office:value="2.4999990403553">
                <text:p>2.499999040355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8">
                <text:p>78</text:p>
              </table:table-cell>
              <table:table-cell office:value-type="float" office:value="2.4999990403552">
                <text:p>2.499999040355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9">
                <text:p>79</text:p>
              </table:table-cell>
              <table:table-cell office:value-type="float" office:value="2.4999990403552">
                <text:p>2.499999040355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0">
                <text:p>80</text:p>
              </table:table-cell>
              <table:table-cell office:value-type="float" office:value="2.4999990403553">
                <text:p>2.4999990403553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MacOSX_X86_64 LibreOffice_project/f82ddfca21ebc1e222a662a32b25c0c9d20169ee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0.915cm" svg:y="3.955cm" style:legend-expansion="high" chart:style-name="ch2"/>
        <chart:plot-area chart:style-name="ch3" table:cell-range-address="Sheet6.A21:Sheet6.B46" svg:x="0.32cm" svg:y="0.18cm" svg:width="10.275cm" svg:height="8.64cm">
          <chartooo:coordinate-region svg:x="1.162cm" svg:y="0.379cm" svg:width="9.037cm" svg:height="7.79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6.B21:Sheet6.B46" chart:class="chart:scatter">
            <chart:domain table:cell-range-address="Sheet6.A21:Sheet6.A46"/>
            <chart:regression-curve chart:style-name="ch7">
              <chart:equation chart:display-equation="true" chart:display-r-square="false"/>
            </chart:regression-curve>
            <chart:data-point chart:repeated="2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Sheet6.A21:Sheet6.A46</svg:desc>
                </draw:g>
              </table:table-cell>
              <table:table-cell office:value-type="float" office:value="9.3439966215532">
                <text:p>9.3439966215532</text:p>
                <draw:g>
                  <svg:desc>Sheet6.B21:Sheet6.B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1">
                <text:p>21</text:p>
              </table:table-cell>
              <table:table-cell office:value-type="float" office:value="11.264355446775">
                <text:p>11.2643554467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2">
                <text:p>22</text:p>
              </table:table-cell>
              <table:table-cell office:value-type="float" office:value="13.579562538379">
                <text:p>13.5795625383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3">
                <text:p>23</text:p>
              </table:table-cell>
              <table:table-cell office:value-type="float" office:value="16.370769256789">
                <text:p>16.3707692567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4">
                <text:p>24</text:p>
              </table:table-cell>
              <table:table-cell office:value-type="float" office:value="19.735726820574">
                <text:p>19.7357268205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23.792294464972">
                <text:p>23.7922944649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6">
                <text:p>26</text:p>
              </table:table-cell>
              <table:table-cell office:value-type="float" office:value="28.682610828703">
                <text:p>28.6826108287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7">
                <text:p>27</text:p>
              </table:table-cell>
              <table:table-cell office:value-type="float" office:value="34.578068270292">
                <text:p>34.5780682702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8">
                <text:p>28</text:p>
              </table:table-cell>
              <table:table-cell office:value-type="float" office:value="41.685292497614">
                <text:p>41.6852924976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9">
                <text:p>29</text:p>
              </table:table-cell>
              <table:table-cell office:value-type="float" office:value="50.253364329379">
                <text:p>50.2533643293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">
                <text:p>30</text:p>
              </table:table-cell>
              <table:table-cell office:value-type="float" office:value="60.582545678276">
                <text:p>60.5825456782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1">
                <text:p>31</text:p>
              </table:table-cell>
              <table:table-cell office:value-type="float" office:value="73.03480938111">
                <text:p>73.034809381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2">
                <text:p>32</text:p>
              </table:table-cell>
              <table:table-cell office:value-type="float" office:value="88.046532048508">
                <text:p>88.0465320485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3">
                <text:p>33</text:p>
              </table:table-cell>
              <table:table-cell office:value-type="float" office:value="106.14378949186">
                <text:p>106.143789491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4">
                <text:p>34</text:p>
              </table:table-cell>
              <table:table-cell office:value-type="float" office:value="127.96079126087">
                <text:p>127.9607912608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5">
                <text:p>35</text:p>
              </table:table-cell>
              <table:table-cell office:value-type="float" office:value="154.26210342581">
                <text:p>154.2621034258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6">
                <text:p>36</text:p>
              </table:table-cell>
              <table:table-cell office:value-type="float" office:value="185.96944077662">
                <text:p>185.9694407766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7">
                <text:p>37</text:p>
              </table:table-cell>
              <table:table-cell office:value-type="float" office:value="224.19396781472">
                <text:p>224.1939678147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8">
                <text:p>38</text:p>
              </table:table-cell>
              <table:table-cell office:value-type="float" office:value="270.27523968617">
                <text:p>270.275239686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9">
                <text:p>39</text:p>
              </table:table-cell>
              <table:table-cell office:value-type="float" office:value="325.828146785">
                <text:p>325.8281467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">
                <text:p>40</text:p>
              </table:table-cell>
              <table:table-cell office:value-type="float" office:value="392.79950779369">
                <text:p>392.7995077936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1">
                <text:p>41</text:p>
              </table:table-cell>
              <table:table-cell office:value-type="float" office:value="473.53629458064">
                <text:p>473.5362945806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2">
                <text:p>42</text:p>
              </table:table-cell>
              <table:table-cell office:value-type="float" office:value="570.86788017648">
                <text:p>570.8678801764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3">
                <text:p>43</text:p>
              </table:table-cell>
              <table:table-cell office:value-type="float" office:value="688.20519235787">
                <text:p>688.2051923578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4">
                <text:p>44</text:p>
              </table:table-cell>
              <table:table-cell office:value-type="float" office:value="829.66024762261">
                <text:p>829.6602476226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5">
                <text:p>45</text:p>
              </table:table-cell>
              <table:table-cell office:value-type="float" office:value="1000.1902544579">
                <text:p>1000.1902544579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MacOSX_X86_64 LibreOffice_project/f82ddfca21ebc1e222a662a32b25c0c9d20169ee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cm" svg:y="4.202cm" style:legend-expansion="high" chart:style-name="ch2"/>
        <chart:plot-area chart:style-name="ch3" table:cell-range-address="Sheet7.A1:Sheet7.B21" svg:x="0.32cm" svg:y="0.18cm" svg:width="12.46cm" svg:height="8.64cm">
          <chartooo:coordinate-region svg:x="1.162cm" svg:y="0.379cm" svg:width="11.419cm" svg:height="7.79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7.B1:Sheet7.B21" chart:class="chart:scatter">
            <chart:domain table:cell-range-address="Sheet7.A1:Sheet7.A21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7.A1:Sheet7.A21</svg:desc>
                </draw:g>
              </table:table-cell>
              <table:table-cell office:value-type="float" office:value="12.3696482196">
                <text:p>12.3696482196</text:p>
                <draw:g>
                  <svg:desc>Sheet7.B1:Sheet7.B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4.912128885806">
                <text:p>14.9121288858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7.977195790786">
                <text:p>17.9771957907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1.672262288978">
                <text:p>21.6722622889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6.126819676904">
                <text:p>26.1268196769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31.496975134739">
                <text:p>31.4969751347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37.970922404892">
                <text:p>37.9709224048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45.775536924121">
                <text:p>45.7755369241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5.18432653144">
                <text:p>55.184326531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66.527016379439">
                <text:p>66.5270163794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80.201103946219">
                <text:p>80.2011039462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96.685789086135">
                <text:p>96.68578908613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16.55876728925">
                <text:p>116.558767289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40.51647465882">
                <text:p>140.516474658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69.39849407934">
                <text:p>169.3984940793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204.21697787411">
                <text:p>204.2169778741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246.19211805095">
                <text:p>246.192118050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296.79490716867">
                <text:p>296.794907168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357.79868835211">
                <text:p>357.7986883521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431.34130099389">
                <text:p>431.3413009938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520">
                <text:p>520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MacOSX_X86_64 LibreOffice_project/f82ddfca21ebc1e222a662a32b25c0c9d20169ee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'Hiragino Sans'" style:font-style-name="W3" fo:font-size="10pt" style:font-family-asian="'Hiragino Sans'" style:font-family-generic-asian="swiss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80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Hiragino Sans'" style:font-style-name="W3" fo:font-size="10pt" style:font-family-asian="'Hiragino Sans'" style:font-family-generic-asian="swiss" style:font-size-asian="10pt" style:font-size-complex="10pt"/>
    </style:style>
    <style:style style:name="ch5" style:family="chart">
      <style:chart-properties chart:auto-position="true" style:rotation-angle="0"/>
      <style:text-properties fo:font-family="'Hiragino Sans'" style:font-style-name="W3" fo:font-size="9pt" style:font-family-asian="'Hiragino Sans'" style:font-family-generic-asian="swiss" style:font-size-asian="9pt" style:font-size-complex="9pt"/>
    </style:style>
    <style:style style:name="ch6" style:family="chart" style:data-style-name="N0">
      <style:chart-properties chart:display-label="true" chart:logarithmic="false" chart:maximum="600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Hiragino Sans'" style:font-style-name="W3" fo:font-size="10pt" style:font-family-asian="'Hiragino Sans'" style:font-family-generic-asian="swiss" style:font-size-asian="10pt" style:font-size-complex="10pt"/>
    </style:style>
    <style:style style:name="ch7" style:family="chart">
      <style:chart-properties chart:auto-position="true" style:rotation-angle="90"/>
      <style:text-properties fo:font-family="'Hiragino Sans'" style:font-style-name="W3" fo:font-size="9pt" style:font-family-asian="'Hiragino Sans'" style:font-family-generic-asian="swiss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89cm" svg:y="3.995cm" style:legend-expansion="high" chart:style-name="ch2"/>
        <chart:plot-area chart:style-name="ch3" table:cell-range-address="Sheet8.A2:Sheet8.C82 Sheet8.B1:Sheet8.C1" chart:data-source-has-labels="row" svg:x="1.276cm" svg:y="0.18cm" svg:width="11.493cm" svg:height="7.714cm">
          <chartooo:coordinate-region svg:x="2.236cm" svg:y="0.359cm" svg:width="10.295cm" svg:height="6.931cm"/>
          <chart:axis chart:dimension="x" chart:name="primary-x" chart:style-name="ch4">
            <chart:title svg:x="5.862cm" svg:y="8.075cm" chart:style-name="ch5">
              <text:p>流行時刻（日）</text:p>
            </chart:title>
          </chart:axis>
          <chart:axis chart:dimension="y" chart:name="primary-y" chart:style-name="ch6">
            <chart:title svg:x="0.451cm" svg:y="5.512cm" chart:style-name="ch7">
              <text:p>新規感染者数（人）</text:p>
            </chart:title>
            <chart:grid chart:style-name="ch8" chart:class="major"/>
          </chart:axis>
          <chart:series chart:style-name="ch9" chart:values-cell-range-address="Sheet8.B2:Sheet8.B82" chart:label-cell-address="Sheet8.B1:Sheet8.B1" chart:class="chart:scatter">
            <chart:domain table:cell-range-address="Sheet8.A2:Sheet8.A82"/>
            <chart:data-point chart:repeated="81"/>
          </chart:series>
          <chart:series chart:style-name="ch10" chart:values-cell-range-address="Sheet8.C2:Sheet8.C82" chart:label-cell-address="Sheet8.C1:Sheet8.C1" chart:class="chart:scatter">
            <chart:data-point chart:repeated="8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65%削減</text:p>
                <draw:g>
                  <svg:desc>Sheet8.B1:Sheet8.B1</svg:desc>
                </draw:g>
              </table:table-cell>
              <table:table-cell office:value-type="string">
                <text:p>80%削減</text:p>
                <draw:g>
                  <svg:desc>Sheet8.C1:Sheet8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8.A2:Sheet8.A82</svg:desc>
                </draw:g>
              </table:table-cell>
              <table:table-cell office:value-type="float" office:value="12.3696482196">
                <text:p>12.3696482196</text:p>
                <draw:g>
                  <svg:desc>Sheet8.B2:Sheet8.B82</svg:desc>
                </draw:g>
              </table:table-cell>
              <table:table-cell office:value-type="float" office:value="12.3696482196">
                <text:p>12.3696482196</text:p>
                <draw:g>
                  <svg:desc>Sheet8.C2:Sheet8.C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4.912128885806">
                <text:p>14.912128885806</text:p>
              </table:table-cell>
              <table:table-cell office:value-type="float" office:value="14.912128885806">
                <text:p>14.9121288858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7.977195790786">
                <text:p>17.977195790786</text:p>
              </table:table-cell>
              <table:table-cell office:value-type="float" office:value="17.977195790786">
                <text:p>17.9771957907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1.672262288978">
                <text:p>21.672262288978</text:p>
              </table:table-cell>
              <table:table-cell office:value-type="float" office:value="21.672262288978">
                <text:p>21.6722622889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6.126819676904">
                <text:p>26.126819676904</text:p>
              </table:table-cell>
              <table:table-cell office:value-type="float" office:value="26.126819676904">
                <text:p>26.1268196769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31.496975134739">
                <text:p>31.496975134739</text:p>
              </table:table-cell>
              <table:table-cell office:value-type="float" office:value="31.496975134739">
                <text:p>31.4969751347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37.970922404892">
                <text:p>37.970922404892</text:p>
              </table:table-cell>
              <table:table-cell office:value-type="float" office:value="37.970922404892">
                <text:p>37.9709224048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45.775536924121">
                <text:p>45.775536924121</text:p>
              </table:table-cell>
              <table:table-cell office:value-type="float" office:value="45.775536924121">
                <text:p>45.7755369241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5.18432653144">
                <text:p>55.18432653144</text:p>
              </table:table-cell>
              <table:table-cell office:value-type="float" office:value="55.18432653144">
                <text:p>55.184326531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66.527016379439">
                <text:p>66.527016379439</text:p>
              </table:table-cell>
              <table:table-cell office:value-type="float" office:value="66.527016379439">
                <text:p>66.5270163794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80.201103946219">
                <text:p>80.201103946219</text:p>
              </table:table-cell>
              <table:table-cell office:value-type="float" office:value="80.201103946219">
                <text:p>80.2011039462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96.685789086135">
                <text:p>96.685789086135</text:p>
              </table:table-cell>
              <table:table-cell office:value-type="float" office:value="96.685789086135">
                <text:p>96.68578908613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16.55876728925">
                <text:p>116.55876728925</text:p>
              </table:table-cell>
              <table:table-cell office:value-type="float" office:value="116.55876728925">
                <text:p>116.558767289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40.51647465882">
                <text:p>140.51647465882</text:p>
              </table:table-cell>
              <table:table-cell office:value-type="float" office:value="140.51647465882">
                <text:p>140.516474658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69.39849407934">
                <text:p>169.39849407934</text:p>
              </table:table-cell>
              <table:table-cell office:value-type="float" office:value="169.39849407934">
                <text:p>169.3984940793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204.21697787411">
                <text:p>204.21697787411</text:p>
              </table:table-cell>
              <table:table-cell office:value-type="float" office:value="204.21697787411">
                <text:p>204.2169778741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246.19211805095">
                <text:p>246.19211805095</text:p>
              </table:table-cell>
              <table:table-cell office:value-type="float" office:value="246.19211805095">
                <text:p>246.192118050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296.79490716867">
                <text:p>296.79490716867</text:p>
              </table:table-cell>
              <table:table-cell office:value-type="float" office:value="296.79490716867">
                <text:p>296.794907168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357.79868835211">
                <text:p>357.79868835211</text:p>
              </table:table-cell>
              <table:table-cell office:value-type="float" office:value="357.79868835211">
                <text:p>357.7986883521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431.34130099389">
                <text:p>431.34130099389</text:p>
              </table:table-cell>
              <table:table-cell office:value-type="float" office:value="431.34130099389">
                <text:p>431.3413009938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520">
                <text:p>520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219.40870514845">
                <text:p>219.40870514845</text:p>
              </table:table-cell>
              <table:table-cell office:value-type="float" office:value="125.37640294197">
                <text:p>125.3764029419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57.88695356433">
                <text:p>257.88695356433</text:p>
              </table:table-cell>
              <table:table-cell office:value-type="float" office:value="146.49108136615">
                <text:p>146.491081366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285.02459607859">
                <text:p>285.02459607859</text:p>
              </table:table-cell>
              <table:table-cell office:value-type="float" office:value="158.44001280624">
                <text:p>158.440012806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297.28880107091">
                <text:p>297.28880107091</text:p>
              </table:table-cell>
              <table:table-cell office:value-type="float" office:value="158.68227025195">
                <text:p>158.6822702519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296.38867191406">
                <text:p>296.38867191406</text:p>
              </table:table-cell>
              <table:table-cell office:value-type="float" office:value="148.6358891951">
                <text:p>148.635889195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287.34104114861">
                <text:p>287.34104114861</text:p>
              </table:table-cell>
              <table:table-cell office:value-type="float" office:value="132.34347361732">
                <text:p>132.3434736173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275.78128281734">
                <text:p>275.78128281734</text:p>
              </table:table-cell>
              <table:table-cell office:value-type="float" office:value="114.46718275605">
                <text:p>114.4671827560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265.58103351832">
                <text:p>265.58103351832</text:p>
              </table:table-cell>
              <table:table-cell office:value-type="float" office:value="98.41221310422">
                <text:p>98.4122131042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257.96576688532">
                <text:p>257.96576688532</text:p>
              </table:table-cell>
              <table:table-cell office:value-type="float" office:value="85.514352558699">
                <text:p>85.51435255869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252.22193518945">
                <text:p>252.22193518945</text:p>
              </table:table-cell>
              <table:table-cell office:value-type="float" office:value="75.442112816022">
                <text:p>75.44211281602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247.07069411176">
                <text:p>247.07069411176</text:p>
              </table:table-cell>
              <table:table-cell office:value-type="float" office:value="67.19328801277">
                <text:p>67.1932880127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241.67490276076">
                <text:p>241.67490276076</text:p>
              </table:table-cell>
              <table:table-cell office:value-type="float" office:value="59.92092976053">
                <text:p>59.9209297605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235.87778077713">
                <text:p>235.87778077713</text:p>
              </table:table-cell>
              <table:table-cell office:value-type="float" office:value="53.234129824209">
                <text:p>53.23412982420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229.92080833193">
                <text:p>229.92080833193</text:p>
              </table:table-cell>
              <table:table-cell office:value-type="float" office:value="47.088091289915">
                <text:p>47.08809128991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224.08282351356">
                <text:p>224.08282351356</text:p>
              </table:table-cell>
              <table:table-cell office:value-type="float" office:value="41.554371542536">
                <text:p>41.55437154253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218.497119068">
                <text:p>218.497119068</text:p>
              </table:table-cell>
              <table:table-cell office:value-type="float" office:value="36.668725002569">
                <text:p>36.66872500256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213.15509304862">
                <text:p>213.15509304862</text:p>
              </table:table-cell>
              <table:table-cell office:value-type="float" office:value="32.394499926811">
                <text:p>32.39449992681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207.98918804927">
                <text:p>207.98918804927</text:p>
              </table:table-cell>
              <table:table-cell office:value-type="float" office:value="28.651617694564">
                <text:p>28.65161769456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202.94251150991">
                <text:p>202.94251150991</text:p>
              </table:table-cell>
              <table:table-cell office:value-type="float" office:value="25.355221437886">
                <text:p>25.35522143788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197.99313249547">
                <text:p>197.99313249547</text:p>
              </table:table-cell>
              <table:table-cell office:value-type="float" office:value="22.437025493542">
                <text:p>22.43702549354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193.14503969393">
                <text:p>193.14503969393</text:p>
              </table:table-cell>
              <table:table-cell office:value-type="float" office:value="19.84813000043">
                <text:p>19.8481300004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188.40967213179">
                <text:p>188.40967213179</text:p>
              </table:table-cell>
              <table:table-cell office:value-type="float" office:value="17.552631730202">
                <text:p>17.55263173020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183.79368283294">
                <text:p>183.79368283294</text:p>
              </table:table-cell>
              <table:table-cell office:value-type="float" office:value="15.520594886277">
                <text:p>15.52059488627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179.2962927661">
                <text:p>179.2962927661</text:p>
              </table:table-cell>
              <table:table-cell office:value-type="float" office:value="13.724179008715">
                <text:p>13.72417900871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174.91234202344">
                <text:p>174.91234202344</text:p>
              </table:table-cell>
              <table:table-cell office:value-type="float" office:value="12.13683157227">
                <text:p>12.1368315722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170.63613273857">
                <text:p>170.63613273857</text:p>
              </table:table-cell>
              <table:table-cell office:value-type="float" office:value="10.733928248907">
                <text:p>10.73392824890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166.46345920728">
                <text:p>166.46345920728</text:p>
              </table:table-cell>
              <table:table-cell office:value-type="float" office:value="9.4934705315211">
                <text:p>9.493470531521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162.39169725599">
                <text:p>162.39169725599</text:p>
              </table:table-cell>
              <table:table-cell office:value-type="float" office:value="8.3962702604508">
                <text:p>8.396270260450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158.41898857612">
                <text:p>158.41898857612</text:p>
              </table:table-cell>
              <table:table-cell office:value-type="float" office:value="7.4256806464192">
                <text:p>7.425680646419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154.5434853489">
                <text:p>154.5434853489</text:p>
              </table:table-cell>
              <table:table-cell office:value-type="float" office:value="6.5671544963725">
                <text:p>6.567154496372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150.76304583855">
                <text:p>150.76304583855</text:p>
              </table:table-cell>
              <table:table-cell office:value-type="float" office:value="5.8078494050449">
                <text:p>5.807849405044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147.07529879953">
                <text:p>147.07529879953</text:p>
              </table:table-cell>
              <table:table-cell office:value-type="float" office:value="5.1363572195014">
                <text:p>5.136357219501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143.47783293099">
                <text:p>143.47783293099</text:p>
              </table:table-cell>
              <table:table-cell office:value-type="float" office:value="4.5425352455103">
                <text:p>4.542535245510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139.96833385515">
                <text:p>139.96833385515</text:p>
              </table:table-cell>
              <table:table-cell office:value-type="float" office:value="4.0173869437041">
                <text:p>4.017386943704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136.54462016296">
                <text:p>136.54462016296</text:p>
              </table:table-cell>
              <table:table-cell office:value-type="float" office:value="3.5529542540994">
                <text:p>3.552954254099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133.20461406636">
                <text:p>133.20461406636</text:p>
              </table:table-cell>
              <table:table-cell office:value-type="float" office:value="3.142208393269">
                <text:p>3.14220839326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129.94629910346">
                <text:p>129.94629910346</text:p>
              </table:table-cell>
              <table:table-cell office:value-type="float" office:value="2.7789419149182">
                <text:p>2.778941914918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126.7676952516">
                <text:p>126.7676952516</text:p>
              </table:table-cell>
              <table:table-cell office:value-type="float" office:value="2.4576689366428">
                <text:p>2.457668936642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123.66685500936">
                <text:p>123.66685500936</text:p>
              </table:table-cell>
              <table:table-cell office:value-type="float" office:value="2.1735377058406">
                <text:p>2.173537705840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120.64187022682">
                <text:p>120.64187022682</text:p>
              </table:table-cell>
              <table:table-cell office:value-type="float" office:value="1.9222557165916">
                <text:p>1.922255716591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117.69087915872">
                <text:p>117.69087915872</text:p>
              </table:table-cell>
              <table:table-cell office:value-type="float" office:value="1.7000252979747">
                <text:p>1.700025297974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114.8120690046">
                <text:p>114.8120690046</text:p>
              </table:table-cell>
              <table:table-cell office:value-type="float" office:value="1.5034872524875">
                <text:p>1.503487252487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112.00367441045">
                <text:p>112.00367441045</text:p>
              </table:table-cell>
              <table:table-cell office:value-type="float" office:value="1.3296708073303">
                <text:p>1.329670807330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109.26397442862">
                <text:p>109.26397442862</text:p>
              </table:table-cell>
              <table:table-cell office:value-type="float" office:value="1.1759489307149">
                <text:p>1.175948930714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106.59128991637">
                <text:p>106.59128991637</text:p>
              </table:table-cell>
              <table:table-cell office:value-type="float" office:value="1.0399985272559">
                <text:p>1.039998527255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103.98398201092">
                <text:p>103.98398201092</text:p>
              </table:table-cell>
              <table:table-cell office:value-type="float" office:value="0.919765153844">
                <text:p>0.91976515384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101.4404513699">
                <text:p>101.4404513699</text:p>
              </table:table-cell>
              <table:table-cell office:value-type="float" office:value="0.81343185912069">
                <text:p>0.8134318591206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98.959137623251">
                <text:p>98.959137623251</text:p>
              </table:table-cell>
              <table:table-cell office:value-type="float" office:value="0.71939169706555">
                <text:p>0.7193916970655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96.538518687711">
                <text:p>96.538518687711</text:p>
              </table:table-cell>
              <table:table-cell office:value-type="float" office:value="0.6362234630943">
                <text:p>0.636223463094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94.177109881078">
                <text:p>94.177109881078</text:p>
              </table:table-cell>
              <table:table-cell office:value-type="float" office:value="0.56267024563837">
                <text:p>0.5626702456383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91.873462934146">
                <text:p>91.873462934146</text:p>
              </table:table-cell>
              <table:table-cell office:value-type="float" office:value="0.49762044834807">
                <text:p>0.4976204483480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89.626165013531">
                <text:p>89.626165013531</text:p>
              </table:table-cell>
              <table:table-cell office:value-type="float" office:value="0.44009099424136">
                <text:p>0.4400909942413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87.433837811236">
                <text:p>87.433837811236</text:p>
              </table:table-cell>
              <table:table-cell office:value-type="float" office:value="0.38921246467954">
                <text:p>0.3892124646795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85.295136699884">
                <text:p>85.295136699884</text:p>
              </table:table-cell>
              <table:table-cell office:value-type="float" office:value="0.34421595521115">
                <text:p>0.3442159552111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83.208749927827">
                <text:p>83.208749927827</text:p>
              </table:table-cell>
              <table:table-cell office:value-type="float" office:value="0.30442145274042">
                <text:p>0.3044214527404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81.173397831719">
                <text:p>81.173397831719</text:p>
              </table:table-cell>
              <table:table-cell office:value-type="float" office:value="0.26922755840894">
                <text:p>0.2692275584089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79.187832057942">
                <text:p>79.187832057942</text:p>
              </table:table-cell>
              <table:table-cell office:value-type="float" office:value="0.23810239966207">
                <text:p>0.2381023996620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77.250834794947">
                <text:p>77.250834794947</text:p>
              </table:table-cell>
              <table:table-cell office:value-type="float" office:value="0.21057559307857">
                <text:p>0.2105755930785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75.361218021804">
                <text:p>75.361218021804</text:p>
              </table:table-cell>
              <table:table-cell office:value-type="float" office:value="0.18623113604532">
                <text:p>0.1862311360453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73.517822776466">
                <text:p>73.517822776466</text:p>
              </table:table-cell>
              <table:table-cell office:value-type="float" office:value="0.16470111988835">
                <text:p>0.16470111988835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MacOSX_X86_64 LibreOffice_project/f82ddfca21ebc1e222a662a32b25c0c9d20169ee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6cm" svg:y="3.955cm" style:legend-expansion="high" chart:style-name="ch2"/>
        <chart:plot-area chart:style-name="ch3" table:cell-range-address="Sheet8.A2:Sheet8.A82 Sheet8.E1:Sheet8.F82" chart:data-source-has-labels="row" svg:x="0.32cm" svg:y="0.18cm" svg:width="12.52cm" svg:height="8.64cm">
          <chartooo:coordinate-region svg:x="1.162cm" svg:y="0.378cm" svg:width="11.479cm" svg:height="7.7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8.E2:Sheet8.E82" chart:label-cell-address="Sheet8.E1:Sheet8.E1" chart:class="chart:scatter">
            <chart:domain table:cell-range-address="Sheet8.A2:Sheet8.A82"/>
            <chart:data-point chart:repeated="81"/>
          </chart:series>
          <chart:series chart:style-name="ch7" chart:values-cell-range-address="Sheet8.F2:Sheet8.F82" chart:label-cell-address="Sheet8.F1:Sheet8.F1" chart:class="chart:scatter">
            <chart:data-point chart:repeated="8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65%削減</text:p>
                <draw:g>
                  <svg:desc>Sheet8.E1:Sheet8.E1</svg:desc>
                </draw:g>
              </table:table-cell>
              <table:table-cell office:value-type="string">
                <text:p>80%削減</text:p>
                <draw:g>
                  <svg:desc>Sheet8.F1:Sheet8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8.A2:Sheet8.A82</svg:desc>
                </draw:g>
              </table:table-cell>
              <table:table-cell office:value-type="float" office:value="0">
                <text:p>0</text:p>
                <draw:g>
                  <svg:desc>Sheet8.E2:Sheet8.E82</svg:desc>
                </draw:g>
              </table:table-cell>
              <table:table-cell office:value-type="float" office:value="0">
                <text:p>0</text:p>
                <draw:g>
                  <svg:desc>Sheet8.F2:Sheet8.F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83584038513706">
                <text:p>0.083584038513706</text:p>
              </table:table-cell>
              <table:table-cell office:value-type="float" office:value="0.083584038513706">
                <text:p>0.0835840385137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.1262458705865">
                <text:p>1.1262458705865</text:p>
              </table:table-cell>
              <table:table-cell office:value-type="float" office:value="1.1262458705865">
                <text:p>1.12624587058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.3055491897008">
                <text:p>3.3055491897008</text:p>
              </table:table-cell>
              <table:table-cell office:value-type="float" office:value="3.3055491897008">
                <text:p>3.30554918970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6.0562953480025">
                <text:p>6.0562953480025</text:p>
              </table:table-cell>
              <table:table-cell office:value-type="float" office:value="6.0562953480025">
                <text:p>6.05629534800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9.0808143828502">
                <text:p>9.0808143828502</text:p>
              </table:table-cell>
              <table:table-cell office:value-type="float" office:value="9.0808143828502">
                <text:p>9.08081438285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2.343178437193">
                <text:p>12.343178437193</text:p>
              </table:table-cell>
              <table:table-cell office:value-type="float" office:value="12.343178437193">
                <text:p>12.3431784371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5.930499556197">
                <text:p>15.930499556197</text:p>
              </table:table-cell>
              <table:table-cell office:value-type="float" office:value="15.930499556197">
                <text:p>15.9304995561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9.980683502355">
                <text:p>19.980683502355</text:p>
              </table:table-cell>
              <table:table-cell office:value-type="float" office:value="19.980683502355">
                <text:p>19.9806835023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24.656751979152">
                <text:p>24.656751979152</text:p>
              </table:table-cell>
              <table:table-cell office:value-type="float" office:value="24.656751979152">
                <text:p>24.6567519791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30.142173488529">
                <text:p>30.142173488529</text:p>
              </table:table-cell>
              <table:table-cell office:value-type="float" office:value="30.142173488529">
                <text:p>30.1421734885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36.644692193364">
                <text:p>36.644692193364</text:p>
              </table:table-cell>
              <table:table-cell office:value-type="float" office:value="36.644692193364">
                <text:p>36.6446921933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44.403667939154">
                <text:p>44.403667939154</text:p>
              </table:table-cell>
              <table:table-cell office:value-type="float" office:value="44.403667939154">
                <text:p>44.4036679391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53.699244341823">
                <text:p>53.699244341823</text:p>
              </table:table-cell>
              <table:table-cell office:value-type="float" office:value="53.699244341823">
                <text:p>53.6992443418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64.862993350465">
                <text:p>64.862993350465</text:p>
              </table:table-cell>
              <table:table-cell office:value-type="float" office:value="64.862993350465">
                <text:p>64.86299335046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78.290217822469">
                <text:p>78.290217822469</text:p>
              </table:table-cell>
              <table:table-cell office:value-type="float" office:value="78.290217822469">
                <text:p>78.29021782246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94.454317211791">
                <text:p>94.454317211791</text:p>
              </table:table-cell>
              <table:table-cell office:value-type="float" office:value="94.454317211791">
                <text:p>94.45431721179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13.9237467189">
                <text:p>113.9237467189</text:p>
              </table:table-cell>
              <table:table-cell office:value-type="float" office:value="113.9237467189">
                <text:p>113.923746718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37.38219828787">
                <text:p>137.38219828787</text:p>
              </table:table-cell>
              <table:table-cell office:value-type="float" office:value="137.38219828787">
                <text:p>137.3821982878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65.65274124134">
                <text:p>165.65274124134</text:p>
              </table:table-cell>
              <table:table-cell office:value-type="float" office:value="165.65274124134">
                <text:p>165.6527412413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99.72679179117">
                <text:p>199.72679179117</text:p>
              </table:table-cell>
              <table:table-cell office:value-type="float" office:value="199.72679179117">
                <text:p>199.7267917911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240.79894369243">
                <text:p>240.79894369243</text:p>
              </table:table-cell>
              <table:table-cell office:value-type="float" office:value="240.79894369243">
                <text:p>240.7989436924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87.55552030245">
                <text:p>287.55552030245</text:p>
              </table:table-cell>
              <table:table-cell office:value-type="float" office:value="286.92012635837">
                <text:p>286.9201263583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312.84712808238">
                <text:p>312.84712808238</text:p>
              </table:table-cell>
              <table:table-cell office:value-type="float" office:value="304.29883869943">
                <text:p>304.2988386994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312.272999873">
                <text:p>312.272999873</text:p>
              </table:table-cell>
              <table:table-cell office:value-type="float" office:value="287.37559032059">
                <text:p>287.3755903205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304.73408788666">
                <text:p>304.73408788666</text:p>
              </table:table-cell>
              <table:table-cell office:value-type="float" office:value="260.01620252876">
                <text:p>260.0162025287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299.30937592001">
                <text:p>299.30937592001</text:p>
              </table:table-cell>
              <table:table-cell office:value-type="float" office:value="234.70475048164">
                <text:p>234.7047504816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296.66169324538">
                <text:p>296.66169324538</text:p>
              </table:table-cell>
              <table:table-cell office:value-type="float" office:value="213.70396934834">
                <text:p>213.7039693483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294.77765800368">
                <text:p>294.77765800368</text:p>
              </table:table-cell>
              <table:table-cell office:value-type="float" office:value="195.59450433899">
                <text:p>195.5945043389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291.9581229781">
                <text:p>291.9581229781</text:p>
              </table:table-cell>
              <table:table-cell office:value-type="float" office:value="178.72388855192">
                <text:p>178.7238885519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287.65573747471">
                <text:p>287.65573747471</text:p>
              </table:table-cell>
              <table:table-cell office:value-type="float" office:value="162.31443251948">
                <text:p>162.3144325194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282.19500389442">
                <text:p>282.19500389442</text:p>
              </table:table-cell>
              <table:table-cell office:value-type="float" office:value="146.38680885475">
                <text:p>146.386808854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276.19171200987">
                <text:p>276.19171200987</text:p>
              </table:table-cell>
              <table:table-cell office:value-type="float" office:value="131.31565132781">
                <text:p>131.3156513278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270.11915034682">
                <text:p>270.11915034682</text:p>
              </table:table-cell>
              <table:table-cell office:value-type="float" office:value="117.44146529243">
                <text:p>117.4414652924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264.17152175434">
                <text:p>264.17152175434</text:p>
              </table:table-cell>
              <table:table-cell office:value-type="float" office:value="104.90317638971">
                <text:p>104.9031763897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258.34295717386">
                <text:p>258.34295717386</text:p>
              </table:table-cell>
              <table:table-cell office:value-type="float" office:value="93.657062289341">
                <text:p>93.65706228934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252.56585674138">
                <text:p>252.56585674138</text:p>
              </table:table-cell>
              <table:table-cell office:value-type="float" office:value="83.571477306074">
                <text:p>83.57147730607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246.80113647467">
                <text:p>246.80113647467</text:p>
              </table:table-cell>
              <table:table-cell office:value-type="float" office:value="74.507967382101">
                <text:p>74.50796738210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241.05736704486">
                <text:p>241.05736704486</text:p>
              </table:table-cell>
              <table:table-cell office:value-type="float" office:value="66.356413097491">
                <text:p>66.35641309749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235.36857396329">
                <text:p>235.36857396329</text:p>
              </table:table-cell>
              <table:table-cell office:value-type="float" office:value="59.034407212072">
                <text:p>59.03440721207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229.76730318338">
                <text:p>229.76730318338</text:p>
              </table:table-cell>
              <table:table-cell office:value-type="float" office:value="52.47361632193">
                <text:p>52.4736163219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224.27157879813">
                <text:p>224.27157879813</text:p>
              </table:table-cell>
              <table:table-cell office:value-type="float" office:value="46.608878958152">
                <text:p>46.60887895815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218.8858303361">
                <text:p>218.8858303361</text:p>
              </table:table-cell>
              <table:table-cell office:value-type="float" office:value="41.374584702734">
                <text:p>41.37458470273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213.60777601507">
                <text:p>213.60777601507</text:p>
              </table:table-cell>
              <table:table-cell office:value-type="float" office:value="36.706068269608">
                <text:p>36.70606826960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208.43429258305">
                <text:p>208.43429258305</text:p>
              </table:table-cell>
              <table:table-cell office:value-type="float" office:value="32.542303006443">
                <text:p>32.54230300644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203.36372755108">
                <text:p>203.36372755108</text:p>
              </table:table-cell>
              <table:table-cell office:value-type="float" office:value="28.827629577738">
                <text:p>28.82762957773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198.39548037019">
                <text:p>198.39548037019</text:p>
              </table:table-cell>
              <table:table-cell office:value-type="float" office:value="25.512050144877">
                <text:p>25.51205014487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193.52871428113">
                <text:p>193.52871428113</text:p>
              </table:table-cell>
              <table:table-cell office:value-type="float" office:value="22.550622653058">
                <text:p>22.55062265305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188.76146801928">
                <text:p>188.76146801928</text:p>
              </table:table-cell>
              <table:table-cell office:value-type="float" office:value="19.902616396444">
                <text:p>19.90261639644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184.09047453511">
                <text:p>184.09047453511</text:p>
              </table:table-cell>
              <table:table-cell office:value-type="float" office:value="17.530809397409">
                <text:p>17.53080939740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179.6219465758">
                <text:p>179.6219465758</text:p>
              </table:table-cell>
              <table:table-cell office:value-type="float" office:value="15.537055466539">
                <text:p>15.53705546653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175.24441635491">
                <text:p>175.24441635491</text:p>
              </table:table-cell>
              <table:table-cell office:value-type="float" office:value="13.757973375034">
                <text:p>13.75797337503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170.96184279306">
                <text:p>170.96184279306</text:p>
              </table:table-cell>
              <table:table-cell office:value-type="float" office:value="12.173564593545">
                <text:p>12.17356459354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166.77800689434">
                <text:p>166.77800689434</text:p>
              </table:table-cell>
              <table:table-cell office:value-type="float" office:value="10.766171048599">
                <text:p>10.76617104859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162.69512555874">
                <text:p>162.69512555874</text:p>
              </table:table-cell>
              <table:table-cell office:value-type="float" office:value="9.5192450581026">
                <text:p>9.519245058102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158.71322769327">
                <text:p>158.71322769327</text:p>
              </table:table-cell>
              <table:table-cell office:value-type="float" office:value="8.4166529468272">
                <text:p>8.416652946827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154.83038854895">
                <text:p>154.83038854895</text:p>
              </table:table-cell>
              <table:table-cell office:value-type="float" office:value="7.4426132614523">
                <text:p>7.442613261452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151.0435828808">
                <text:p>151.0435828808</text:p>
              </table:table-cell>
              <table:table-cell office:value-type="float" office:value="6.5821299540215">
                <text:p>6.582129954021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147.34962532739">
                <text:p>147.34962532739</text:p>
              </table:table-cell>
              <table:table-cell office:value-type="float" office:value="5.8215470280231">
                <text:p>5.821547028023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143.74574196956">
                <text:p>143.74574196956</text:p>
              </table:table-cell>
              <table:table-cell office:value-type="float" office:value="5.1488759259663">
                <text:p>5.148875925966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140.2296581544">
                <text:p>140.2296581544</text:p>
              </table:table-cell>
              <table:table-cell office:value-type="float" office:value="4.5537783053962">
                <text:p>4.553778305396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136.79939356084">
                <text:p>136.79939356084</text:p>
              </table:table-cell>
              <table:table-cell office:value-type="float" office:value="4.0273156527621">
                <text:p>4.027315652762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133.45302981319">
                <text:p>133.45302981319</text:p>
              </table:table-cell>
              <table:table-cell office:value-type="float" office:value="3.5616525765301">
                <text:p>3.561652576530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130.18859841226">
                <text:p>130.18859841226</text:p>
              </table:table-cell>
              <table:table-cell office:value-type="float" office:value="3.1498348875878">
                <text:p>3.149834887587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127.00408814159">
                <text:p>127.00408814159</text:p>
              </table:table-cell>
              <table:table-cell office:value-type="float" office:value="2.7856622033264">
                <text:p>2.785662203326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123.89750098355">
                <text:p>123.89750098355</text:p>
              </table:table-cell>
              <table:table-cell office:value-type="float" office:value="2.463617557518">
                <text:p>2.46361755751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120.86689645356">
                <text:p>120.86689645356</text:p>
              </table:table-cell>
              <table:table-cell office:value-type="float" office:value="2.1788130653578">
                <text:p>2.178813065357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117.91040479468">
                <text:p>117.91040479468</text:p>
              </table:table-cell>
              <table:table-cell office:value-type="float" office:value="1.9269317144963">
                <text:p>1.926931714496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115.02621846346">
                <text:p>115.02621846346</text:p>
              </table:table-cell>
              <table:table-cell office:value-type="float" office:value="1.7041640914009">
                <text:p>1.704164091400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112.21257835416">
                <text:p>112.21257835416</text:p>
              </table:table-cell>
              <table:table-cell office:value-type="float" office:value="1.5071462893799">
                <text:p>1.507146289379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109.46776487558">
                <text:p>109.46776487558</text:p>
              </table:table-cell>
              <table:table-cell office:value-type="float" office:value="1.3329043473651">
                <text:p>1.332904347365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106.79009556831">
                <text:p>106.79009556831</text:p>
              </table:table-cell>
              <table:table-cell office:value-type="float" office:value="1.1788069871184">
                <text:p>1.178806987118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104.17792634573">
                <text:p>104.17792634573</text:p>
              </table:table-cell>
              <table:table-cell office:value-type="float" office:value="1.0425257147308">
                <text:p>1.042525714730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101.62965306316">
                <text:p>101.62965306316</text:p>
              </table:table-cell>
              <table:table-cell office:value-type="float" office:value="0.9220004480861">
                <text:p>0.922000448086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99.143711797186">
                <text:p>99.143711797186</text:p>
              </table:table-cell>
              <table:table-cell office:value-type="float" office:value="0.81540915379782">
                <text:p>0.8154091537978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96.718577861555">
                <text:p>96.718577861555</text:p>
              </table:table-cell>
              <table:table-cell office:value-type="float" office:value="0.72114065695841">
                <text:p>0.7211406569584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94.352764294473">
                <text:p>94.352764294473</text:p>
              </table:table-cell>
              <table:table-cell office:value-type="float" office:value="0.63777028393071">
                <text:p>0.6377702839307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92.044820451038">
                <text:p>92.044820451038</text:p>
              </table:table-cell>
              <table:table-cell office:value-type="float" office:value="0.5640381852637">
                <text:p>0.564038185263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89.79333093292">
                <text:p>89.79333093292</text:p>
              </table:table-cell>
              <table:table-cell office:value-type="float" office:value="0.49883017102986">
                <text:p>0.4988301710298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87.596914779809">
                <text:p>87.596914779809</text:p>
              </table:table-cell>
              <table:table-cell office:value-type="float" office:value="0.44116082212515">
                <text:p>0.4411608221251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85.45422475404">
                <text:p>85.45422475404</text:p>
              </table:table-cell>
              <table:table-cell office:value-type="float" office:value="0.39015860432566">
                <text:p>0.39015860432566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MacOSX_X86_64 LibreOffice_project/f82ddfca21ebc1e222a662a32b25c0c9d20169ee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cm" svg:y="4.202cm" style:legend-expansion="high" chart:style-name="ch2"/>
        <chart:plot-area chart:style-name="ch3" table:cell-range-address="Sheet2.A1:Sheet2.B81" svg:x="0.32cm" svg:y="0.18cm" svg:width="12.46cm" svg:height="8.64cm">
          <chartooo:coordinate-region svg:x="1.162cm" svg:y="0.379cm" svg:width="11.42cm" svg:height="7.79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B1:Sheet2.B81" chart:class="chart:scatter">
            <chart:domain table:cell-range-address="Sheet2.A1:Sheet2.A81"/>
            <chart:data-point chart:repeated="8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2.A1:Sheet2.A81</svg:desc>
                </draw:g>
              </table:table-cell>
              <table:table-cell office:value-type="float" office:value="1">
                <text:p>1</text:p>
                <draw:g>
                  <svg:desc>Sheet2.B1:Sheet2.B8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.3670996344689">
                <text:p>1.36709963446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.868961410565">
                <text:p>1.8689614105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.5550564612199">
                <text:p>2.55505646121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.4930167541811">
                <text:p>3.49301675418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.7753019278348">
                <text:p>4.77530192783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6.5283135200216">
                <text:p>6.52831352002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.9248550269199">
                <text:p>8.92485502691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2.20116604499">
                <text:p>12.201166044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6.6802096402">
                <text:p>16.68020964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22.803508501983">
                <text:p>22.80350850198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31.174668137669">
                <text:p>31.17466813766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42.618877415697">
                <text:p>42.61887741569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58.264251736474">
                <text:p>58.26425173647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79.653037251538">
                <text:p>79.6530372515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08.89363811092">
                <text:p>108.893638110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48.86845285742">
                <text:p>148.8684528574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203.51800748533">
                <text:p>203.518007485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278.22939364104">
                <text:p>278.2293936410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380.36730234517">
                <text:p>380.367302345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468.52915552352">
                <text:p>468.5291555235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422.15301841458">
                <text:p>422.1530184145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380.36730234517">
                <text:p>380.367302345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342.71763645488">
                <text:p>342.7176364548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308.79462459851">
                <text:p>308.7946245985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278.22939364104">
                <text:p>278.2293936410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250.68958239318">
                <text:p>250.6895823931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225.87572757158">
                <text:p>225.8757275715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203.51800748533">
                <text:p>203.518007485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183.37330804025">
                <text:p>183.373308040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165.22257915703">
                <text:p>165.2225791570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148.86845285742">
                <text:p>148.8684528574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134.13309711804">
                <text:p>134.133097118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120.85628215475">
                <text:p>120.856282154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108.89363811092">
                <text:p>108.8936381109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98.115085203829">
                <text:p>98.11508520382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88.403419258977">
                <text:p>88.40341925897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79.653037251538">
                <text:p>79.65303725153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71.76878899682">
                <text:p>71.7687889968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64.664942503126">
                <text:p>64.66494250312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58.264251736474">
                <text:p>58.26425173647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52.497116660192">
                <text:p>52.49711666019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47.300826415807">
                <text:p>47.30082641580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42.618877415697">
                <text:p>42.61887741569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38.400358932571">
                <text:p>38.40035893257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34.599399504764">
                <text:p>34.59939950476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31.174668137669">
                <text:p>31.17466813766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28.088924877439">
                <text:p>28.08892487743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25.30861586998">
                <text:p>25.3086158699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22.803508501983">
                <text:p>22.80350850198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20.546362656553">
                <text:p>20.54636265655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18.512634508759">
                <text:p>18.51263450875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16.680209640201">
                <text:p>16.68020964020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15.029162570535">
                <text:p>15.02916257053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13.541540091151">
                <text:p>13.54154009115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12.20116604499">
                <text:p>12.2011660449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10.993465429734">
                <text:p>10.99346542973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9.9053059116732">
                <text:p>9.905305911673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8.9248550269199">
                <text:p>8.924855026919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8.0414515171781">
                <text:p>8.041451517178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7.245489401013">
                <text:p>7.24548940101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6.5283135200216">
                <text:p>6.528313520021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5.8821254240933">
                <text:p>5.882125424093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5.2998985723727">
                <text:p>5.299898572372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4.7753019278348">
                <text:p>4.775301927834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4.3026311146505">
                <text:p>4.302631114650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3.8767463897623">
                <text:p>3.876746389762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3.4930167541812">
                <text:p>3.493016754181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3.1472695962808">
                <text:p>3.147269596280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2.8357453195197">
                <text:p>2.835745319519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2.5550564612199">
                <text:p>2.555056461219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2.3021508578659">
                <text:p>2.302150857865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2.0742784563917">
                <text:p>2.074278456391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1.868961410565">
                <text:p>1.86896141056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1.683967137304">
                <text:p>1.68396713730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1.5172840399431">
                <text:p>1.517284039943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1.3670996344689">
                <text:p>1.367099634468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1.2317808408735">
                <text:p>1.231780840873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1.1098562253164">
                <text:p>1.109856225316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MacOSX_X86_64 LibreOffice_project/f82ddfca21ebc1e222a662a32b25c0c9d20169ee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10" chart:maximum="4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cm" svg:y="4.202cm" style:legend-expansion="high" chart:style-name="ch2"/>
        <chart:plot-area chart:style-name="ch3" table:cell-range-address="Sheet2.D10:Sheet2.E80" svg:x="0.32cm" svg:y="0.18cm" svg:width="12.46cm" svg:height="8.64cm">
          <chartooo:coordinate-region svg:x="1.063cm" svg:y="0.378cm" svg:width="11.519cm" svg:height="7.79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2.E10:Sheet2.E80" chart:class="chart:scatter">
            <chart:domain table:cell-range-address="Sheet2.D10:Sheet2.D80"/>
            <chart:data-point chart:repeated="7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2.D10:Sheet2.D80</svg:desc>
                </draw:g>
              </table:table-cell>
              <table:table-cell office:value-type="float" office:value="4.297430278765">
                <text:p>4.297430278765</text:p>
                <draw:g>
                  <svg:desc>Sheet2.E10:Sheet2.E8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4.2785794132978">
                <text:p>4.27857941329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4.2725913483473">
                <text:p>4.27259134834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4.2709367856068">
                <text:p>4.27093678560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4.2705410271909">
                <text:p>4.27054102719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4.2704593511451">
                <text:p>4.27045935114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4.2704448477259">
                <text:p>4.27044484772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">
                <text:p>17</text:p>
              </table:table-cell>
              <table:table-cell office:value-type="float" office:value="4.2704426376427">
                <text:p>4.27044263764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">
                <text:p>18</text:p>
              </table:table-cell>
              <table:table-cell office:value-type="float" office:value="4.2704423493921">
                <text:p>4.27044234939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4.2704423172984">
                <text:p>4.27044231729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4.270442314256">
                <text:p>4.2704423142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">
                <text:p>21</text:p>
              </table:table-cell>
              <table:table-cell office:value-type="float" office:value="2.8145305701438">
                <text:p>2.81453057014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2">
                <text:p>22</text:p>
              </table:table-cell>
              <table:table-cell office:value-type="float" office:value="1.8923956090437">
                <text:p>1.89239560904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3">
                <text:p>23</text:p>
              </table:table-cell>
              <table:table-cell office:value-type="float" office:value="1.3421345147095">
                <text:p>1.34213451470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1.0166812806135">
                <text:p>1.01668128061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">
                <text:p>25</text:p>
              </table:table-cell>
              <table:table-cell office:value-type="float" office:value="0.8224574419171">
                <text:p>0.822457441917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6">
                <text:p>26</text:p>
              </table:table-cell>
              <table:table-cell office:value-type="float" office:value="0.70603524055259">
                <text:p>0.706035240552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7">
                <text:p>27</text:p>
              </table:table-cell>
              <table:table-cell office:value-type="float" office:value="0.63707410594444">
                <text:p>0.6370741059444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8">
                <text:p>28</text:p>
              </table:table-cell>
              <table:table-cell office:value-type="float" office:value="0.59760324906016">
                <text:p>0.597603249060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9">
                <text:p>29</text:p>
              </table:table-cell>
              <table:table-cell office:value-type="float" office:value="0.57630877232852">
                <text:p>0.5763087723285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">
                <text:p>30</text:p>
              </table:table-cell>
              <table:table-cell office:value-type="float" office:value="0.56573839704286">
                <text:p>0.565738397042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1">
                <text:p>31</text:p>
              </table:table-cell>
              <table:table-cell office:value-type="float" office:value="0.561010351358">
                <text:p>0.56101035135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2">
                <text:p>32</text:p>
              </table:table-cell>
              <table:table-cell office:value-type="float" office:value="0.55913521985618">
                <text:p>0.5591352198561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3">
                <text:p>33</text:p>
              </table:table-cell>
              <table:table-cell office:value-type="float" office:value="0.55848328508574">
                <text:p>0.5584832850857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4">
                <text:p>34</text:p>
              </table:table-cell>
              <table:table-cell office:value-type="float" office:value="0.55828609499071">
                <text:p>0.5582860949907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5">
                <text:p>35</text:p>
              </table:table-cell>
              <table:table-cell office:value-type="float" office:value="0.55823447849218">
                <text:p>0.5582344784921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6">
                <text:p>36</text:p>
              </table:table-cell>
              <table:table-cell office:value-type="float" office:value="0.55822283263462">
                <text:p>0.5582228326346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7">
                <text:p>37</text:p>
              </table:table-cell>
              <table:table-cell office:value-type="float" office:value="0.5582205755817">
                <text:p>0.558220575581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8">
                <text:p>38</text:p>
              </table:table-cell>
              <table:table-cell office:value-type="float" office:value="0.55822020102339">
                <text:p>0.5582202010233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9">
                <text:p>39</text:p>
              </table:table-cell>
              <table:table-cell office:value-type="float" office:value="0.55822014796141">
                <text:p>0.5582201479614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0">
                <text:p>40</text:p>
              </table:table-cell>
              <table:table-cell office:value-type="float" office:value="0.55822014156327">
                <text:p>0.5582201415632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1">
                <text:p>41</text:p>
              </table:table-cell>
              <table:table-cell office:value-type="float" office:value="0.55822014090851">
                <text:p>0.5582201409085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2">
                <text:p>42</text:p>
              </table:table-cell>
              <table:table-cell office:value-type="float" office:value="0.5582201408518">
                <text:p>0.558220140851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3">
                <text:p>43</text:p>
              </table:table-cell>
              <table:table-cell office:value-type="float" office:value="0.55822014084765">
                <text:p>0.5582201408476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4">
                <text:p>44</text:p>
              </table:table-cell>
              <table:table-cell office:value-type="float" office:value="0.5582201408474">
                <text:p>0.558220140847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5">
                <text:p>45</text:p>
              </table:table-cell>
              <table:table-cell office:value-type="float" office:value="0.55822014084738">
                <text:p>0.5582201408473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6">
                <text:p>46</text:p>
              </table:table-cell>
              <table:table-cell office:value-type="float" office:value="0.55822014084738">
                <text:p>0.5582201408473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7">
                <text:p>47</text:p>
              </table:table-cell>
              <table:table-cell office:value-type="float" office:value="0.55822014084738">
                <text:p>0.5582201408473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8">
                <text:p>48</text:p>
              </table:table-cell>
              <table:table-cell office:value-type="float" office:value="0.55822014084738">
                <text:p>0.5582201408473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9">
                <text:p>49</text:p>
              </table:table-cell>
              <table:table-cell office:value-type="float" office:value="0.55822014084738">
                <text:p>0.5582201408473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0">
                <text:p>50</text:p>
              </table:table-cell>
              <table:table-cell office:value-type="float" office:value="0.55822014084738">
                <text:p>0.5582201408473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1">
                <text:p>51</text:p>
              </table:table-cell>
              <table:table-cell office:value-type="float" office:value="0.55822014084738">
                <text:p>0.5582201408473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2">
                <text:p>52</text:p>
              </table:table-cell>
              <table:table-cell office:value-type="float" office:value="0.55822014084738">
                <text:p>0.5582201408473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3">
                <text:p>53</text:p>
              </table:table-cell>
              <table:table-cell office:value-type="float" office:value="0.55822014084738">
                <text:p>0.5582201408473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4">
                <text:p>54</text:p>
              </table:table-cell>
              <table:table-cell office:value-type="float" office:value="0.55822014084738">
                <text:p>0.5582201408473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5">
                <text:p>55</text:p>
              </table:table-cell>
              <table:table-cell office:value-type="float" office:value="0.55822014084738">
                <text:p>0.5582201408473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6">
                <text:p>56</text:p>
              </table:table-cell>
              <table:table-cell office:value-type="float" office:value="0.55822014084738">
                <text:p>0.5582201408473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7">
                <text:p>57</text:p>
              </table:table-cell>
              <table:table-cell office:value-type="float" office:value="0.55822014084738">
                <text:p>0.5582201408473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8">
                <text:p>58</text:p>
              </table:table-cell>
              <table:table-cell office:value-type="float" office:value="0.55822014084738">
                <text:p>0.5582201408473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9">
                <text:p>59</text:p>
              </table:table-cell>
              <table:table-cell office:value-type="float" office:value="0.55822014084738">
                <text:p>0.5582201408473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0">
                <text:p>60</text:p>
              </table:table-cell>
              <table:table-cell office:value-type="float" office:value="0.55822014084738">
                <text:p>0.5582201408473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1">
                <text:p>61</text:p>
              </table:table-cell>
              <table:table-cell office:value-type="float" office:value="0.55822014084738">
                <text:p>0.5582201408473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2">
                <text:p>62</text:p>
              </table:table-cell>
              <table:table-cell office:value-type="float" office:value="0.55822014084738">
                <text:p>0.5582201408473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3">
                <text:p>63</text:p>
              </table:table-cell>
              <table:table-cell office:value-type="float" office:value="0.55822014084738">
                <text:p>0.5582201408473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4">
                <text:p>64</text:p>
              </table:table-cell>
              <table:table-cell office:value-type="float" office:value="0.55822014084738">
                <text:p>0.5582201408473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5">
                <text:p>65</text:p>
              </table:table-cell>
              <table:table-cell office:value-type="float" office:value="0.55822014084738">
                <text:p>0.5582201408473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6">
                <text:p>66</text:p>
              </table:table-cell>
              <table:table-cell office:value-type="float" office:value="0.55822014084738">
                <text:p>0.5582201408473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7">
                <text:p>67</text:p>
              </table:table-cell>
              <table:table-cell office:value-type="float" office:value="0.55822014084738">
                <text:p>0.5582201408473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8">
                <text:p>68</text:p>
              </table:table-cell>
              <table:table-cell office:value-type="float" office:value="0.55822014084738">
                <text:p>0.5582201408473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9">
                <text:p>69</text:p>
              </table:table-cell>
              <table:table-cell office:value-type="float" office:value="0.55822014084738">
                <text:p>0.5582201408473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0">
                <text:p>70</text:p>
              </table:table-cell>
              <table:table-cell office:value-type="float" office:value="0.55822014084738">
                <text:p>0.5582201408473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1">
                <text:p>71</text:p>
              </table:table-cell>
              <table:table-cell office:value-type="float" office:value="0.55822014084738">
                <text:p>0.5582201408473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2">
                <text:p>72</text:p>
              </table:table-cell>
              <table:table-cell office:value-type="float" office:value="0.55822014084738">
                <text:p>0.5582201408473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3">
                <text:p>73</text:p>
              </table:table-cell>
              <table:table-cell office:value-type="float" office:value="0.55822014084738">
                <text:p>0.5582201408473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4">
                <text:p>74</text:p>
              </table:table-cell>
              <table:table-cell office:value-type="float" office:value="0.55822014084738">
                <text:p>0.5582201408473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5">
                <text:p>75</text:p>
              </table:table-cell>
              <table:table-cell office:value-type="float" office:value="0.55822014084738">
                <text:p>0.5582201408473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6">
                <text:p>76</text:p>
              </table:table-cell>
              <table:table-cell office:value-type="float" office:value="0.55822014084738">
                <text:p>0.5582201408473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7">
                <text:p>77</text:p>
              </table:table-cell>
              <table:table-cell office:value-type="float" office:value="0.55822014084738">
                <text:p>0.5582201408473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8">
                <text:p>78</text:p>
              </table:table-cell>
              <table:table-cell office:value-type="float" office:value="0.55822014084738">
                <text:p>0.5582201408473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9">
                <text:p>79</text:p>
              </table:table-cell>
              <table:table-cell office:value-type="float" office:value="0.55822014084738">
                <text:p>0.5582201408473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0">
                <text:p>80</text:p>
              </table:table-cell>
              <table:table-cell office:value-type="float" office:value="0.55822014084738">
                <text:p>0.5582201408473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MacOSX_X86_64 LibreOffice_project/f82ddfca21ebc1e222a662a32b25c0c9d20169ee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cm" svg:y="4.202cm" style:legend-expansion="high" chart:style-name="ch2"/>
        <chart:plot-area chart:style-name="ch3" table:cell-range-address="Sheet3.A1:Sheet3.B51" svg:x="0.32cm" svg:y="0.18cm" svg:width="12.46cm" svg:height="8.64cm">
          <chartooo:coordinate-region svg:x="1.359cm" svg:y="0.378cm" svg:width="11.223cm" svg:height="7.7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B1:Sheet3.B51" chart:class="chart:scatter">
            <chart:domain table:cell-range-address="Sheet3.A1:Sheet3.A51"/>
            <chart:data-point chart:repeated="5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3.A1:Sheet3.A51</svg:desc>
                </draw:g>
              </table:table-cell>
              <table:table-cell office:value-type="float" office:value="0">
                <text:p>0</text:p>
                <draw:g>
                  <svg:desc>Sheet3.B1:Sheet3.B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71245136330768">
                <text:p>0.712451363307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9739889072975">
                <text:p>0.97398890729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.3315355443514">
                <text:p>1.33153554435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.8203356261358">
                <text:p>1.82033562613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2.4885714082317">
                <text:p>2.48857140823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3.40211237389">
                <text:p>3.402112373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4.6510079060225">
                <text:p>4.65100790602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6.358363189378">
                <text:p>6.3583631893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.6924730414446">
                <text:p>8.69247304144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1.883409316739">
                <text:p>11.88340931673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6.245696161216">
                <text:p>16.2456961612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22.20930679892">
                <text:p>22.2093067989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30.362034516573">
                <text:p>30.36203451657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41.507409279519">
                <text:p>41.5074092795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56.743859265419">
                <text:p>56.7438592654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77.572902316196">
                <text:p>77.57290231619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06.0469980606">
                <text:p>106.046998060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44.97157137786">
                <text:p>144.9715713778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98.18100248409">
                <text:p>198.1810024840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270.91556687206">
                <text:p>270.915566872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370.33606657502">
                <text:p>370.336066575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506.22610705775">
                <text:p>506.226107057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691.94979917356">
                <text:p>691.9497991735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945.75659046867">
                <text:p>945.756590468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1292.5568110255">
                <text:p>1292.556811025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1766.3335656041">
                <text:p>1766.333565604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2413.4112301417">
                <text:p>2413.411230141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3296.8702005174">
                <text:p>3296.870200517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4502.482637609">
                <text:p>4502.48263760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6146.6423369723">
                <text:p>6146.642336972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1107.3104385342">
                <text:p>1107.310438534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997.37814692665">
                <text:p>997.3781469266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898.35982640601">
                <text:p>898.3598264060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809.17194224286">
                <text:p>809.1719422428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728.83853340354">
                <text:p>728.8385334035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656.48053255147">
                <text:p>656.4805325514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591.30614634746">
                <text:p>591.3061463474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532.60219079465">
                <text:p>532.6021907946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479.72628681851">
                <text:p>479.7262868185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432.099830681">
                <text:p>432.09983068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389.20166230482">
                <text:p>389.2016623048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350.56236221904">
                <text:p>350.5623622190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315.75911471551">
                <text:p>315.7591147155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284.41108100167">
                <text:p>284.4110810016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256.17523171542">
                <text:p>256.1752317154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230.74259319559">
                <text:p>230.7425931955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207.83486642852">
                <text:p>207.8348664285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187.20138167062">
                <text:p>187.2013816706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168.61635541965">
                <text:p>168.6163554196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151.87641971671">
                <text:p>151.8764197167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MacOSX_X86_64 LibreOffice_project/f82ddfca21ebc1e222a662a32b25c0c9d20169ee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10" chart:maximum="5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cm" svg:y="4.202cm" style:legend-expansion="high" chart:style-name="ch2"/>
        <chart:plot-area chart:style-name="ch3" table:cell-range-address="Sheet3.D10:Sheet3.E80" svg:x="0.32cm" svg:y="0.18cm" svg:width="12.46cm" svg:height="8.64cm">
          <chartooo:coordinate-region svg:x="1.063cm" svg:y="0.378cm" svg:width="11.518cm" svg:height="7.79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3.E10:Sheet3.E80" chart:class="chart:scatter">
            <chart:domain table:cell-range-address="Sheet3.D10:Sheet3.D80"/>
            <chart:data-point chart:repeated="7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3.D10:Sheet3.D80</svg:desc>
                </draw:g>
              </table:table-cell>
              <table:table-cell office:value-type="float" office:value="4.2973506270707">
                <text:p>4.2973506270707</text:p>
                <draw:g>
                  <svg:desc>Sheet3.E10:Sheet3.E8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4.2784890681602">
                <text:p>4.27848906816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4.2724864265331">
                <text:p>4.27248642653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4.2708119619854">
                <text:p>4.27081196198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4.2703890062255">
                <text:p>4.27038900622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4.2702701522216">
                <text:p>4.27027015222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4.2702048246233">
                <text:p>4.27020482462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">
                <text:p>17</text:p>
              </table:table-cell>
              <table:table-cell office:value-type="float" office:value="4.270133135061">
                <text:p>4.2701331350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">
                <text:p>18</text:p>
              </table:table-cell>
              <table:table-cell office:value-type="float" office:value="4.2700378653599">
                <text:p>4.27003786535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4.269907991332">
                <text:p>4.2699079913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4.2697304946412">
                <text:p>4.26973049464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">
                <text:p>21</text:p>
              </table:table-cell>
              <table:table-cell office:value-type="float" office:value="4.2694878673226">
                <text:p>4.269487867322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2">
                <text:p>22</text:p>
              </table:table-cell>
              <table:table-cell office:value-type="float" office:value="4.2691562172106">
                <text:p>4.26915621721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3">
                <text:p>23</text:p>
              </table:table-cell>
              <table:table-cell office:value-type="float" office:value="4.2687029026171">
                <text:p>4.268702902617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4.268083332921">
                <text:p>4.2680833329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">
                <text:p>25</text:p>
              </table:table-cell>
              <table:table-cell office:value-type="float" office:value="4.2672366108984">
                <text:p>4.267236610898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6">
                <text:p>26</text:p>
              </table:table-cell>
              <table:table-cell office:value-type="float" office:value="4.2660796007271">
                <text:p>4.266079600727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7">
                <text:p>27</text:p>
              </table:table-cell>
              <table:table-cell office:value-type="float" office:value="4.2644988652326">
                <text:p>4.264498865232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8">
                <text:p>28</text:p>
              </table:table-cell>
              <table:table-cell office:value-type="float" office:value="4.2623397305838">
                <text:p>4.262339730583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9">
                <text:p>29</text:p>
              </table:table-cell>
              <table:table-cell office:value-type="float" office:value="4.25939149904">
                <text:p>4.2593914990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">
                <text:p>30</text:p>
              </table:table-cell>
              <table:table-cell office:value-type="float" office:value="4.2553675349788">
                <text:p>4.255367534978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1">
                <text:p>31</text:p>
              </table:table-cell>
              <table:table-cell office:value-type="float" office:value="0.56110784408358">
                <text:p>0.5611078440835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2">
                <text:p>32</text:p>
              </table:table-cell>
              <table:table-cell office:value-type="float" office:value="0.38954333669194">
                <text:p>0.3895433366919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3">
                <text:p>33</text:p>
              </table:table-cell>
              <table:table-cell office:value-type="float" office:value="0.30340790689505">
                <text:p>0.3034079068950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4">
                <text:p>34</text:p>
              </table:table-cell>
              <table:table-cell office:value-type="float" office:value="0.26371730794685">
                <text:p>0.2637173079468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5">
                <text:p>35</text:p>
              </table:table-cell>
              <table:table-cell office:value-type="float" office:value="0.25307493797172">
                <text:p>0.2530749379717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6">
                <text:p>36</text:p>
              </table:table-cell>
              <table:table-cell office:value-type="float" office:value="0.26465540305744">
                <text:p>0.2646554030574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7">
                <text:p>37</text:p>
              </table:table-cell>
              <table:table-cell office:value-type="float" office:value="0.29610310742309">
                <text:p>0.2961031074230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8">
                <text:p>38</text:p>
              </table:table-cell>
              <table:table-cell office:value-type="float" office:value="0.34518171239353">
                <text:p>0.3451817123935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9">
                <text:p>39</text:p>
              </table:table-cell>
              <table:table-cell office:value-type="float" office:value="0.40542800146075">
                <text:p>0.405428001460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0">
                <text:p>40</text:p>
              </table:table-cell>
              <table:table-cell office:value-type="float" office:value="0.46450616782025">
                <text:p>0.464506167820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1">
                <text:p>41</text:p>
              </table:table-cell>
              <table:table-cell office:value-type="float" office:value="0.50983516669015">
                <text:p>0.5098351666901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2">
                <text:p>42</text:p>
              </table:table-cell>
              <table:table-cell office:value-type="float" office:value="0.53695268399198">
                <text:p>0.5369526839919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3">
                <text:p>43</text:p>
              </table:table-cell>
              <table:table-cell office:value-type="float" office:value="0.54986640757146">
                <text:p>0.5498664075714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4">
                <text:p>44</text:p>
              </table:table-cell>
              <table:table-cell office:value-type="float" office:value="0.55490603611581">
                <text:p>0.5549060361158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5">
                <text:p>45</text:p>
              </table:table-cell>
              <table:table-cell office:value-type="float" office:value="0.55655433590294">
                <text:p>0.5565543359029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6">
                <text:p>46</text:p>
              </table:table-cell>
              <table:table-cell office:value-type="float" office:value="0.55701160621107">
                <text:p>0.5570116062110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7">
                <text:p>47</text:p>
              </table:table-cell>
              <table:table-cell office:value-type="float" office:value="0.55711969739797">
                <text:p>0.5571196973979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8">
                <text:p>48</text:p>
              </table:table-cell>
              <table:table-cell office:value-type="float" office:value="0.55714150459144">
                <text:p>0.5571415045914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9">
                <text:p>49</text:p>
              </table:table-cell>
              <table:table-cell office:value-type="float" office:value="0.5571452828682">
                <text:p>0.557145282868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0">
                <text:p>50</text:p>
              </table:table-cell>
              <table:table-cell office:value-type="float" office:value="0.55714587199823">
                <text:p>0.5571458719982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MacOSX_X86_64 LibreOffice_project/f82ddfca21ebc1e222a662a32b25c0c9d20169ee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family="'Hiragino Sans'" style:font-style-name="W3" fo:font-size="10pt" style:font-family-asian="'Hiragino Sans'" style:font-family-generic-asian="swiss" style:font-size-asian="10pt" style:font-size-complex="10pt"/>
    </style:style>
    <style:style style:name="ch4" style:family="chart" style:data-style-name="N10">
      <style:chart-properties chart:display-label="true" chart:logarithmic="false" chart:origin="0" chart:reverse-direction="false" text:line-break="false" loext:try-staggering-first="false" chart:link-data-style-to-source="false" chart:axis-position="1"/>
      <style:graphic-properties svg:stroke-color="#b3b3b3"/>
      <style:text-properties fo:font-family="'Hiragino Sans'" style:font-style-name="W3" fo:font-size="10pt" style:font-family-asian="'Hiragino Sans'" style:font-family-generic-asian="swiss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Sheet1.E2:Sheet1.E15" svg:x="0.32cm" svg:y="0.18cm" svg:width="15.36cm" svg:height="8.64cm">
          <chartooo:coordinate-region svg:x="1.359cm" svg:y="0.359cm" svg:width="14.321cm" svg:height="7.85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E2:Sheet1.E15" chart:class="chart:bar">
            <chart:data-point chart:repeated="1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8565792364891">
                <text:p>0.018565792364891</text:p>
                <draw:g>
                  <svg:desc>Sheet1.E2:Sheet1.E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72254077726">
                <text:p>0.0722540777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2756403823102">
                <text:p>0.127564038231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6513934375961">
                <text:p>0.165139343759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7442195186579">
                <text:p>0.174421951865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5607041525348">
                <text:p>0.156070415253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017743929966">
                <text:p>0.120177439299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8017220540318">
                <text:p>0.080172205403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46450447096274">
                <text:p>0.0464504470962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23378924539486">
                <text:p>0.02337892453948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0211684476818">
                <text:p>0.0102116844768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38642992095">
                <text:p>0.00386429920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12642305777757">
                <text:p>0.001264230577775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35672993442126">
                <text:p>0.0003567299344212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MacOSX_X86_64 LibreOffice_project/f82ddfca21ebc1e222a662a32b25c0c9d20169ee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'Hiragino Sans'" style:font-style-name="W3" fo:font-size="10pt" style:font-family-asian="'Hiragino Sans'" style:font-family-generic-asian="swiss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10" chart:maximum="70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Hiragino Sans'" style:font-style-name="W3" fo:font-size="10pt" style:font-family-asian="'Hiragino Sans'" style:font-family-generic-asian="swiss" style:font-size-asian="10pt" style:font-size-complex="10pt"/>
    </style:style>
    <style:style style:name="ch5" style:family="chart">
      <style:chart-properties chart:auto-position="true" style:rotation-angle="0"/>
      <style:text-properties fo:font-family="'Hiragino Sans'" style:font-style-name="W3" fo:font-size="9pt" style:font-family-asian="'Hiragino Sans'" style:font-family-generic-asian="swiss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Hiragino Sans'" style:font-style-name="W3" fo:font-size="10pt" style:font-family-asian="'Hiragino Sans'" style:font-family-generic-asian="swiss" style:font-size-asian="10pt" style:font-size-complex="10pt"/>
    </style:style>
    <style:style style:name="ch7" style:family="chart">
      <style:chart-properties chart:auto-position="true" style:rotation-angle="90"/>
      <style:text-properties fo:font-family="'Hiragino Sans'" style:font-style-name="W3" fo:font-size="9pt" style:font-family-asian="'Hiragino Sans'" style:font-family-generic-asian="swiss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89cm" svg:y="3.995cm" style:legend-expansion="high" chart:style-name="ch2"/>
        <chart:plot-area chart:style-name="ch3" table:cell-range-address="Sheet4.A7:Sheet4.C81 Sheet4.B1:Sheet4.C1" chart:data-source-has-labels="row" svg:x="1.276cm" svg:y="0.18cm" svg:width="11.493cm" svg:height="7.714cm">
          <chartooo:coordinate-region svg:x="2.078cm" svg:y="0.358cm" svg:width="10.453cm" svg:height="6.932cm"/>
          <chart:axis chart:dimension="x" chart:name="primary-x" chart:style-name="ch4">
            <chart:title svg:x="6.65cm" svg:y="8.075cm" chart:style-name="ch5">
              <text:p>日数</text:p>
            </chart:title>
          </chart:axis>
          <chart:axis chart:dimension="y" chart:name="primary-y" chart:style-name="ch6">
            <chart:title svg:x="0.451cm" svg:y="5.039cm" chart:style-name="ch7">
              <text:p>実効再生産数</text:p>
            </chart:title>
            <chart:grid chart:style-name="ch8" chart:class="major"/>
          </chart:axis>
          <chart:series chart:style-name="ch9" chart:values-cell-range-address="Sheet4.B7:Sheet4.B81" chart:label-cell-address="Sheet4.B1:Sheet4.B1" chart:class="chart:scatter">
            <chart:domain table:cell-range-address="Sheet4.A7:Sheet4.A81"/>
            <chart:data-point chart:repeated="75"/>
          </chart:series>
          <chart:series chart:style-name="ch10" chart:values-cell-range-address="Sheet4.C7:Sheet4.C81" chart:label-cell-address="Sheet4.C1:Sheet4.C1" chart:class="chart:scatter">
            <chart:data-point chart:repeated="7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65%削減</text:p>
                <draw:g>
                  <svg:desc>Sheet4.B1:Sheet4.B1</svg:desc>
                </draw:g>
              </table:table-cell>
              <table:table-cell office:value-type="string">
                <text:p>80%削減</text:p>
                <draw:g>
                  <svg:desc>Sheet4.C1:Sheet4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">
                <text:p>6</text:p>
                <draw:g>
                  <svg:desc>Sheet4.A7:Sheet4.A81</svg:desc>
                </draw:g>
              </table:table-cell>
              <table:table-cell office:value-type="float" office:value="4.1427610925382">
                <text:p>4.1427610925382</text:p>
                <draw:g>
                  <svg:desc>Sheet4.B7:Sheet4.B81</svg:desc>
                </draw:g>
              </table:table-cell>
              <table:table-cell office:value-type="float" office:value="4.1427610925382">
                <text:p>4.1427610925382</text:p>
                <draw:g>
                  <svg:desc>Sheet4.C7:Sheet4.C8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4.0699855333948">
                <text:p>4.0699855333948</text:p>
              </table:table-cell>
              <table:table-cell office:value-type="float" office:value="4.0699855333948">
                <text:p>4.06998553339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3.8164062667846">
                <text:p>3.8164062667846</text:p>
              </table:table-cell>
              <table:table-cell office:value-type="float" office:value="3.8164062667846">
                <text:p>3.81640626678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4.0962525336246">
                <text:p>4.0962525336246</text:p>
              </table:table-cell>
              <table:table-cell office:value-type="float" office:value="4.0962525336246">
                <text:p>4.09625253362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4.0030944381937">
                <text:p>4.0030944381937</text:p>
              </table:table-cell>
              <table:table-cell office:value-type="float" office:value="4.0030944381937">
                <text:p>4.00309443819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4.033154010663">
                <text:p>4.033154010663</text:p>
              </table:table-cell>
              <table:table-cell office:value-type="float" office:value="4.033154010663">
                <text:p>4.0331540106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4.1687369351044">
                <text:p>4.1687369351044</text:p>
              </table:table-cell>
              <table:table-cell office:value-type="float" office:value="4.1687369351044">
                <text:p>4.16873693510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4.2442869406582">
                <text:p>4.2442869406582</text:p>
              </table:table-cell>
              <table:table-cell office:value-type="float" office:value="4.2442869406582">
                <text:p>4.24428694065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4.1932294789341">
                <text:p>4.1932294789341</text:p>
              </table:table-cell>
              <table:table-cell office:value-type="float" office:value="4.1932294789341">
                <text:p>4.19322947893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4.2280810491079">
                <text:p>4.2280810491079</text:p>
              </table:table-cell>
              <table:table-cell office:value-type="float" office:value="4.2280810491079">
                <text:p>4.22808104910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">
                <text:p>16</text:p>
              </table:table-cell>
              <table:table-cell office:value-type="float" office:value="4.2513089457138">
                <text:p>4.2513089457138</text:p>
              </table:table-cell>
              <table:table-cell office:value-type="float" office:value="4.2513089457138">
                <text:p>4.25130894571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">
                <text:p>17</text:p>
              </table:table-cell>
              <table:table-cell office:value-type="float" office:value="4.239861925322">
                <text:p>4.239861925322</text:p>
              </table:table-cell>
              <table:table-cell office:value-type="float" office:value="4.239861925322">
                <text:p>4.2398619253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">
                <text:p>18</text:p>
              </table:table-cell>
              <table:table-cell office:value-type="float" office:value="4.2586720893084">
                <text:p>4.2586720893084</text:p>
              </table:table-cell>
              <table:table-cell office:value-type="float" office:value="4.2586720893084">
                <text:p>4.25867208930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">
                <text:p>19</text:p>
              </table:table-cell>
              <table:table-cell office:value-type="float" office:value="4.2496540383258">
                <text:p>4.2496540383258</text:p>
              </table:table-cell>
              <table:table-cell office:value-type="float" office:value="4.2496540383258">
                <text:p>4.249654038325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4.2595253903997">
                <text:p>4.2595253903997</text:p>
              </table:table-cell>
              <table:table-cell office:value-type="float" office:value="4.2595253903997">
                <text:p>4.259525390399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1">
                <text:p>21</text:p>
              </table:table-cell>
              <table:table-cell office:value-type="float" office:value="3.037924571006">
                <text:p>3.037924571006</text:p>
              </table:table-cell>
              <table:table-cell office:value-type="float" office:value="2.8036196746372">
                <text:p>2.803619674637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2">
                <text:p>22</text:p>
              </table:table-cell>
              <table:table-cell office:value-type="float" office:value="2.2012582580924">
                <text:p>2.2012582580924</text:p>
              </table:table-cell>
              <table:table-cell office:value-type="float" office:value="1.8886167742977">
                <text:p>1.888616774297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3">
                <text:p>23</text:p>
              </table:table-cell>
              <table:table-cell office:value-type="float" office:value="1.6722033222727">
                <text:p>1.6722033222727</text:p>
              </table:table-cell>
              <table:table-cell office:value-type="float" office:value="1.3402360931615">
                <text:p>1.34023609316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4">
                <text:p>24</text:p>
              </table:table-cell>
              <table:table-cell office:value-type="float" office:value="1.3393925830198">
                <text:p>1.3393925830198</text:p>
              </table:table-cell>
              <table:table-cell office:value-type="float" office:value="1.0153899061825">
                <text:p>1.01538990618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1.14059813967">
                <text:p>1.14059813967</text:p>
              </table:table-cell>
              <table:table-cell office:value-type="float" office:value="0.82221732764359">
                <text:p>0.8222173276435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6">
                <text:p>26</text:p>
              </table:table-cell>
              <table:table-cell office:value-type="float" office:value="1.0172861247092">
                <text:p>1.0172861247092</text:p>
              </table:table-cell>
              <table:table-cell office:value-type="float" office:value="0.7082962958613">
                <text:p>0.708296295861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7">
                <text:p>27</text:p>
              </table:table-cell>
              <table:table-cell office:value-type="float" office:value="0.94399695840075">
                <text:p>0.94399695840075</text:p>
              </table:table-cell>
              <table:table-cell office:value-type="float" office:value="0.63744458804924">
                <text:p>0.6374445880492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8">
                <text:p>28</text:p>
              </table:table-cell>
              <table:table-cell office:value-type="float" office:value="0.90485603254189">
                <text:p>0.90485603254189</text:p>
              </table:table-cell>
              <table:table-cell office:value-type="float" office:value="0.59938690375445">
                <text:p>0.5993869037544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9">
                <text:p>29</text:p>
              </table:table-cell>
              <table:table-cell office:value-type="float" office:value="0.88444529030567">
                <text:p>0.88444529030567</text:p>
              </table:table-cell>
              <table:table-cell office:value-type="float" office:value="0.57650546083155">
                <text:p>0.5765054608315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0">
                <text:p>30</text:p>
              </table:table-cell>
              <table:table-cell office:value-type="float" office:value="0.87440063650793">
                <text:p>0.87440063650793</text:p>
              </table:table-cell>
              <table:table-cell office:value-type="float" office:value="0.56553937436671">
                <text:p>0.5655393743667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1">
                <text:p>31</text:p>
              </table:table-cell>
              <table:table-cell office:value-type="float" office:value="0.87236969393722">
                <text:p>0.87236969393722</text:p>
              </table:table-cell>
              <table:table-cell office:value-type="float" office:value="0.56275656577222">
                <text:p>0.5627565657722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2">
                <text:p>32</text:p>
              </table:table-cell>
              <table:table-cell office:value-type="float" office:value="0.86927716620576">
                <text:p>0.86927716620576</text:p>
              </table:table-cell>
              <table:table-cell office:value-type="float" office:value="0.56161956275418">
                <text:p>0.5616195627541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3">
                <text:p>33</text:p>
              </table:table-cell>
              <table:table-cell office:value-type="float" office:value="0.86960154445794">
                <text:p>0.86960154445794</text:p>
              </table:table-cell>
              <table:table-cell office:value-type="float" office:value="0.56074204658009">
                <text:p>0.5607420465800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4">
                <text:p>34</text:p>
              </table:table-cell>
              <table:table-cell office:value-type="float" office:value="0.86966732490774">
                <text:p>0.86966732490774</text:p>
              </table:table-cell>
              <table:table-cell office:value-type="float" office:value="0.55970818159679">
                <text:p>0.5597081815967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5">
                <text:p>35</text:p>
              </table:table-cell>
              <table:table-cell office:value-type="float" office:value="0.86919730514309">
                <text:p>0.86919730514309</text:p>
              </table:table-cell>
              <table:table-cell office:value-type="float" office:value="0.55875457684079">
                <text:p>0.5587545768407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6">
                <text:p>36</text:p>
              </table:table-cell>
              <table:table-cell office:value-type="float" office:value="0.86810166230205">
                <text:p>0.86810166230205</text:p>
              </table:table-cell>
              <table:table-cell office:value-type="float" office:value="0.55853441063727">
                <text:p>0.5585344106372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7">
                <text:p>37</text:p>
              </table:table-cell>
              <table:table-cell office:value-type="float" office:value="0.86988308253943">
                <text:p>0.86988308253943</text:p>
              </table:table-cell>
              <table:table-cell office:value-type="float" office:value="0.56016469296715">
                <text:p>0.5601646929671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8">
                <text:p>38</text:p>
              </table:table-cell>
              <table:table-cell office:value-type="float" office:value="0.86760055519063">
                <text:p>0.86760055519063</text:p>
              </table:table-cell>
              <table:table-cell office:value-type="float" office:value="0.55553781375213">
                <text:p>0.5555378137521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9">
                <text:p>39</text:p>
              </table:table-cell>
              <table:table-cell office:value-type="float" office:value="0.86831623254263">
                <text:p>0.86831623254263</text:p>
              </table:table-cell>
              <table:table-cell office:value-type="float" office:value="0.56416964525448">
                <text:p>0.5641696452544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0">
                <text:p>40</text:p>
              </table:table-cell>
              <table:table-cell office:value-type="float" office:value="0.86853016606999">
                <text:p>0.86853016606999</text:p>
              </table:table-cell>
              <table:table-cell office:value-type="float" office:value="0.5565024249492">
                <text:p>0.556502424949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1">
                <text:p>41</text:p>
              </table:table-cell>
              <table:table-cell office:value-type="float" office:value="0.86818704533337">
                <text:p>0.86818704533337</text:p>
              </table:table-cell>
              <table:table-cell office:value-type="float" office:value="0.56603329345818">
                <text:p>0.5660332934581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2">
                <text:p>42</text:p>
              </table:table-cell>
              <table:table-cell office:value-type="float" office:value="0.87123039014513">
                <text:p>0.87123039014513</text:p>
              </table:table-cell>
              <table:table-cell office:value-type="float" office:value="0.55661565878682">
                <text:p>0.5566156587868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3">
                <text:p>43</text:p>
              </table:table-cell>
              <table:table-cell office:value-type="float" office:value="0.869682839586">
                <text:p>0.869682839586</text:p>
              </table:table-cell>
              <table:table-cell office:value-type="float" office:value="0.55401786484105">
                <text:p>0.5540178648410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4">
                <text:p>44</text:p>
              </table:table-cell>
              <table:table-cell office:value-type="float" office:value="0.87153093989513">
                <text:p>0.87153093989513</text:p>
              </table:table-cell>
              <table:table-cell office:value-type="float" office:value="0.56183323572804">
                <text:p>0.5618332357280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5">
                <text:p>45</text:p>
              </table:table-cell>
              <table:table-cell office:value-type="float" office:value="0.8684305791752">
                <text:p>0.8684305791752</text:p>
              </table:table-cell>
              <table:table-cell office:value-type="float" office:value="0.56490983405889">
                <text:p>0.5649098340588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6">
                <text:p>46</text:p>
              </table:table-cell>
              <table:table-cell office:value-type="float" office:value="0.86891115193257">
                <text:p>0.86891115193257</text:p>
              </table:table-cell>
              <table:table-cell office:value-type="float" office:value="0.56193723736434">
                <text:p>0.5619372373643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7">
                <text:p>47</text:p>
              </table:table-cell>
              <table:table-cell office:value-type="float" office:value="0.86886161083137">
                <text:p>0.86886161083137</text:p>
              </table:table-cell>
              <table:table-cell office:value-type="float" office:value="0.5514098676119">
                <text:p>0.551409867611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8">
                <text:p>48</text:p>
              </table:table-cell>
              <table:table-cell office:value-type="float" office:value="0.86830312153472">
                <text:p>0.86830312153472</text:p>
              </table:table-cell>
              <table:table-cell office:value-type="float" office:value="0.55841526741411">
                <text:p>0.5584152674141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9">
                <text:p>49</text:p>
              </table:table-cell>
              <table:table-cell office:value-type="float" office:value="0.86722398475727">
                <text:p>0.86722398475727</text:p>
              </table:table-cell>
              <table:table-cell office:value-type="float" office:value="0.56052614897385">
                <text:p>0.5605261489738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0">
                <text:p>50</text:p>
              </table:table-cell>
              <table:table-cell office:value-type="float" office:value="0.87051721629198">
                <text:p>0.87051721629198</text:p>
              </table:table-cell>
              <table:table-cell office:value-type="float" office:value="0.55651882755722">
                <text:p>0.5565188275572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1">
                <text:p>51</text:p>
              </table:table-cell>
              <table:table-cell office:value-type="float" office:value="0.86838359458566">
                <text:p>0.86838359458566</text:p>
              </table:table-cell>
              <table:table-cell office:value-type="float" office:value="0.58132035106928">
                <text:p>0.5813203510692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2">
                <text:p>52</text:p>
              </table:table-cell>
              <table:table-cell office:value-type="float" office:value="0.87065305260698">
                <text:p>0.87065305260698</text:p>
              </table:table-cell>
              <table:table-cell office:value-type="float" office:value="0.56437478024224">
                <text:p>0.5643747802422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3">
                <text:p>53</text:p>
              </table:table-cell>
              <table:table-cell office:value-type="float" office:value="0.86704213411775">
                <text:p>0.86704213411775</text:p>
              </table:table-cell>
              <table:table-cell office:value-type="float" office:value="0.5807771787581">
                <text:p>0.580777178758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4">
                <text:p>54</text:p>
              </table:table-cell>
              <table:table-cell office:value-type="float" office:value="0.86802490722847">
                <text:p>0.86802490722847</text:p>
              </table:table-cell>
              <table:table-cell office:value-type="float" office:value="0.59337176275976">
                <text:p>0.5933717627597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5">
                <text:p>55</text:p>
              </table:table-cell>
              <table:table-cell office:value-type="float" office:value="0.86850639173934">
                <text:p>0.86850639173934</text:p>
              </table:table-cell>
              <table:table-cell office:value-type="float" office:value="0.54625403405311">
                <text:p>0.5462540340531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6">
                <text:p>56</text:p>
              </table:table-cell>
              <table:table-cell office:value-type="float" office:value="0.86847615765428">
                <text:p>0.86847615765428</text:p>
              </table:table-cell>
              <table:table-cell office:value-type="float" office:value="0.54239807663422">
                <text:p>0.5423980766342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7">
                <text:p>57</text:p>
              </table:table-cell>
              <table:table-cell office:value-type="float" office:value="0.86788903529086">
                <text:p>0.86788903529086</text:p>
              </table:table-cell>
              <table:table-cell office:value-type="float" office:value="0.59917810321696">
                <text:p>0.5991781032169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8">
                <text:p>58</text:p>
              </table:table-cell>
              <table:table-cell office:value-type="float" office:value="0.87275406315299">
                <text:p>0.87275406315299</text:p>
              </table:table-cell>
              <table:table-cell office:value-type="float" office:value="0.58937212750472">
                <text:p>0.5893721275047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9">
                <text:p>59</text:p>
              </table:table-cell>
              <table:table-cell office:value-type="float" office:value="0.87098428883144">
                <text:p>0.87098428883144</text:p>
              </table:table-cell>
              <table:table-cell office:value-type="float" office:value="0.57052268307036">
                <text:p>0.5705226830703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0">
                <text:p>60</text:p>
              </table:table-cell>
              <table:table-cell office:value-type="float" office:value="0.86830273514617">
                <text:p>0.86830273514617</text:p>
              </table:table-cell>
              <table:table-cell office:value-type="float" office:value="0.54046737068981">
                <text:p>0.5404673706898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1">
                <text:p>61</text:p>
              </table:table-cell>
              <table:table-cell office:value-type="float" office:value="0.87129801127399">
                <text:p>0.87129801127399</text:p>
              </table:table-cell>
              <table:table-cell office:value-type="float" office:value="0.59714266711597">
                <text:p>0.5971426671159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2">
                <text:p>62</text:p>
              </table:table-cell>
              <table:table-cell office:value-type="float" office:value="0.86710387404661">
                <text:p>0.86710387404661</text:p>
              </table:table-cell>
              <table:table-cell office:value-type="float" office:value="0.54995945598299">
                <text:p>0.5499594559829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3">
                <text:p>63</text:p>
              </table:table-cell>
              <table:table-cell office:value-type="float" office:value="0.86902495144152">
                <text:p>0.86902495144152</text:p>
              </table:table-cell>
              <table:table-cell office:value-type="float" office:value="0.60769817330953">
                <text:p>0.6076981733095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4">
                <text:p>64</text:p>
              </table:table-cell>
              <table:table-cell office:value-type="float" office:value="0.87060717945997">
                <text:p>0.87060717945997</text:p>
              </table:table-cell>
              <table:table-cell office:value-type="float" office:value="0.53739660485846">
                <text:p>0.5373966048584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5">
                <text:p>65</text:p>
              </table:table-cell>
              <table:table-cell office:value-type="float" office:value="0.87175970897455">
                <text:p>0.87175970897455</text:p>
              </table:table-cell>
              <table:table-cell office:value-type="float" office:value="0.59381490381078">
                <text:p>0.5938149038107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6">
                <text:p>66</text:p>
              </table:table-cell>
              <table:table-cell office:value-type="float" office:value="0.87232555201356">
                <text:p>0.87232555201356</text:p>
              </table:table-cell>
              <table:table-cell office:value-type="float" office:value="0.65654302539264">
                <text:p>0.6565430253926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7">
                <text:p>67</text:p>
              </table:table-cell>
              <table:table-cell office:value-type="float" office:value="0.87216037180919">
                <text:p>0.87216037180919</text:p>
              </table:table-cell>
              <table:table-cell office:value-type="float" office:value="0.54308751696872">
                <text:p>0.5430875169687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8">
                <text:p>68</text:p>
              </table:table-cell>
              <table:table-cell office:value-type="float" office:value="0.8711942375074">
                <text:p>0.8711942375074</text:p>
              </table:table-cell>
              <table:table-cell office:value-type="float" office:value="0.59673966255844">
                <text:p>0.5967396625584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9">
                <text:p>69</text:p>
              </table:table-cell>
              <table:table-cell office:value-type="float" office:value="0.86945544643058">
                <text:p>0.86945544643058</text:p>
              </table:table-cell>
              <table:table-cell office:value-type="float" office:value="0.65526018886395">
                <text:p>0.6552601888639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0">
                <text:p>70</text:p>
              </table:table-cell>
              <table:table-cell office:value-type="float" office:value="0.86705081210821">
                <text:p>0.86705081210821</text:p>
              </table:table-cell>
              <table:table-cell office:value-type="float" office:value="0.47886755314196">
                <text:p>0.4788675531419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1">
                <text:p>71</text:p>
              </table:table-cell>
              <table:table-cell office:value-type="float" office:value="0.86412002725411">
                <text:p>0.86412002725411</text:p>
              </table:table-cell>
              <table:table-cell office:value-type="float" office:value="0.52483514401567">
                <text:p>0.5248351440156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2">
                <text:p>72</text:p>
              </table:table-cell>
              <table:table-cell office:value-type="float" office:value="0.86948524538705">
                <text:p>0.86948524538705</text:p>
              </table:table-cell>
              <table:table-cell office:value-type="float" office:value="0.5788740566157">
                <text:p>0.578874056615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3">
                <text:p>73</text:p>
              </table:table-cell>
              <table:table-cell office:value-type="float" office:value="0.86593794242143">
                <text:p>0.86593794242143</text:p>
              </table:table-cell>
              <table:table-cell office:value-type="float" office:value="0.6424723276123">
                <text:p>0.642472327612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4">
                <text:p>74</text:p>
              </table:table-cell>
              <table:table-cell office:value-type="float" office:value="0.87087858630919">
                <text:p>0.87087858630919</text:p>
              </table:table-cell>
              <table:table-cell office:value-type="float" office:value="0.71429782198389">
                <text:p>0.7142978219838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5">
                <text:p>75</text:p>
              </table:table-cell>
              <table:table-cell office:value-type="float" office:value="0.86604562745759">
                <text:p>0.86604562745759</text:p>
              </table:table-cell>
              <table:table-cell office:value-type="float" office:value="0.78933621652255">
                <text:p>0.7893362165225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6">
                <text:p>76</text:p>
              </table:table-cell>
              <table:table-cell office:value-type="float" office:value="0.86984247962864">
                <text:p>0.86984247962864</text:p>
              </table:table-cell>
              <table:table-cell office:value-type="float" office:value="0.4297358504333">
                <text:p>0.429735850433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7">
                <text:p>77</text:p>
              </table:table-cell>
              <table:table-cell office:value-type="float" office:value="0.87312421271709">
                <text:p>0.87312421271709</text:p>
              </table:table-cell>
              <table:table-cell office:value-type="float" office:value="0.46220671525369">
                <text:p>0.4622067152536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8">
                <text:p>78</text:p>
              </table:table-cell>
              <table:table-cell office:value-type="float" office:value="0.86558526421851">
                <text:p>0.86558526421851</text:p>
              </table:table-cell>
              <table:table-cell office:value-type="float" office:value="0.49986982804582">
                <text:p>0.4998698280458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9">
                <text:p>79</text:p>
              </table:table-cell>
              <table:table-cell office:value-type="float" office:value="0.86734909658031">
                <text:p>0.86734909658031</text:p>
              </table:table-cell>
              <table:table-cell office:value-type="float" office:value="0.54868114488611">
                <text:p>0.5486811448861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0">
                <text:p>80</text:p>
              </table:table-cell>
              <table:table-cell office:value-type="float" office:value="0.8687128256883">
                <text:p>0.8687128256883</text:p>
              </table:table-cell>
              <table:table-cell office:value-type="float" office:value="0.61246321781084">
                <text:p>0.6124632178108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MacOSX_X86_64 LibreOffice_project/f82ddfca21ebc1e222a662a32b25c0c9d20169ee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'Hiragino Sans'" style:font-style-name="W3" fo:font-size="10pt" style:font-family-asian="'Hiragino Sans'" style:font-family-generic-asian="swiss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15" chart:maximum="35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Hiragino Sans'" style:font-style-name="W3" fo:font-size="10pt" style:font-family-asian="'Hiragino Sans'" style:font-family-generic-asian="swiss" style:font-size-asian="10pt" style:font-size-complex="10pt"/>
    </style:style>
    <style:style style:name="ch5" style:family="chart">
      <style:chart-properties chart:auto-position="true" style:rotation-angle="0"/>
      <style:text-properties fo:font-family="'Hiragino Sans'" style:font-style-name="W3" fo:font-size="9pt" style:font-family-asian="'Hiragino Sans'" style:font-family-generic-asian="swiss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Hiragino Sans'" style:font-style-name="W3" fo:font-size="10pt" style:font-family-asian="'Hiragino Sans'" style:font-family-generic-asian="swiss" style:font-size-asian="10pt" style:font-size-complex="10pt"/>
    </style:style>
    <style:style style:name="ch7" style:family="chart">
      <style:chart-properties chart:auto-position="true" style:rotation-angle="90"/>
      <style:text-properties fo:font-family="'Hiragino Sans'" style:font-style-name="W3" fo:font-size="9pt" style:font-family-asian="'Hiragino Sans'" style:font-family-generic-asian="swiss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89cm" svg:y="3.995cm" style:legend-expansion="high" chart:style-name="ch2"/>
        <chart:plot-area chart:style-name="ch3" table:cell-range-address="Sheet4.A7:Sheet4.C81 Sheet4.B1:Sheet4.C1" chart:data-source-has-labels="row" svg:x="1.276cm" svg:y="0.18cm" svg:width="11.493cm" svg:height="7.714cm">
          <chartooo:coordinate-region svg:x="2.078cm" svg:y="0.358cm" svg:width="10.453cm" svg:height="6.932cm"/>
          <chart:axis chart:dimension="x" chart:name="primary-x" chart:style-name="ch4">
            <chart:title svg:x="6.65cm" svg:y="8.075cm" chart:style-name="ch5">
              <text:p>日数</text:p>
            </chart:title>
          </chart:axis>
          <chart:axis chart:dimension="y" chart:name="primary-y" chart:style-name="ch6">
            <chart:title svg:x="0.451cm" svg:y="5.039cm" chart:style-name="ch7">
              <text:p>実効再生産数</text:p>
            </chart:title>
            <chart:grid chart:style-name="ch8" chart:class="major"/>
          </chart:axis>
          <chart:series chart:style-name="ch9" chart:values-cell-range-address="Sheet4.B7:Sheet4.B81" chart:label-cell-address="Sheet4.B1:Sheet4.B1" chart:class="chart:scatter">
            <chart:domain table:cell-range-address="Sheet4.A7:Sheet4.A81"/>
            <chart:data-point chart:repeated="75"/>
          </chart:series>
          <chart:series chart:style-name="ch10" chart:values-cell-range-address="Sheet4.C7:Sheet4.C81" chart:label-cell-address="Sheet4.C1:Sheet4.C1" chart:class="chart:scatter">
            <chart:data-point chart:repeated="7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65%削減</text:p>
                <draw:g>
                  <svg:desc>Sheet4.B1:Sheet4.B1</svg:desc>
                </draw:g>
              </table:table-cell>
              <table:table-cell office:value-type="string">
                <text:p>80%削減</text:p>
                <draw:g>
                  <svg:desc>Sheet4.C1:Sheet4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">
                <text:p>6</text:p>
                <draw:g>
                  <svg:desc>Sheet4.A7:Sheet4.A81</svg:desc>
                </draw:g>
              </table:table-cell>
              <table:table-cell office:value-type="float" office:value="4.1427610925382">
                <text:p>4.1427610925382</text:p>
                <draw:g>
                  <svg:desc>Sheet4.B7:Sheet4.B81</svg:desc>
                </draw:g>
              </table:table-cell>
              <table:table-cell office:value-type="float" office:value="4.1427610925382">
                <text:p>4.1427610925382</text:p>
                <draw:g>
                  <svg:desc>Sheet4.C7:Sheet4.C8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4.0699855333948">
                <text:p>4.0699855333948</text:p>
              </table:table-cell>
              <table:table-cell office:value-type="float" office:value="4.0699855333948">
                <text:p>4.06998553339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3.8164062667846">
                <text:p>3.8164062667846</text:p>
              </table:table-cell>
              <table:table-cell office:value-type="float" office:value="3.8164062667846">
                <text:p>3.81640626678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4.0962525336246">
                <text:p>4.0962525336246</text:p>
              </table:table-cell>
              <table:table-cell office:value-type="float" office:value="4.0962525336246">
                <text:p>4.09625253362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4.0030944381937">
                <text:p>4.0030944381937</text:p>
              </table:table-cell>
              <table:table-cell office:value-type="float" office:value="4.0030944381937">
                <text:p>4.00309443819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4.033154010663">
                <text:p>4.033154010663</text:p>
              </table:table-cell>
              <table:table-cell office:value-type="float" office:value="4.033154010663">
                <text:p>4.0331540106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4.1687369351044">
                <text:p>4.1687369351044</text:p>
              </table:table-cell>
              <table:table-cell office:value-type="float" office:value="4.1687369351044">
                <text:p>4.16873693510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4.2442869406582">
                <text:p>4.2442869406582</text:p>
              </table:table-cell>
              <table:table-cell office:value-type="float" office:value="4.2442869406582">
                <text:p>4.24428694065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4.1932294789341">
                <text:p>4.1932294789341</text:p>
              </table:table-cell>
              <table:table-cell office:value-type="float" office:value="4.1932294789341">
                <text:p>4.19322947893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4.2280810491079">
                <text:p>4.2280810491079</text:p>
              </table:table-cell>
              <table:table-cell office:value-type="float" office:value="4.2280810491079">
                <text:p>4.22808104910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">
                <text:p>16</text:p>
              </table:table-cell>
              <table:table-cell office:value-type="float" office:value="4.2513089457138">
                <text:p>4.2513089457138</text:p>
              </table:table-cell>
              <table:table-cell office:value-type="float" office:value="4.2513089457138">
                <text:p>4.25130894571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">
                <text:p>17</text:p>
              </table:table-cell>
              <table:table-cell office:value-type="float" office:value="4.239861925322">
                <text:p>4.239861925322</text:p>
              </table:table-cell>
              <table:table-cell office:value-type="float" office:value="4.239861925322">
                <text:p>4.2398619253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">
                <text:p>18</text:p>
              </table:table-cell>
              <table:table-cell office:value-type="float" office:value="4.2586720893084">
                <text:p>4.2586720893084</text:p>
              </table:table-cell>
              <table:table-cell office:value-type="float" office:value="4.2586720893084">
                <text:p>4.25867208930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">
                <text:p>19</text:p>
              </table:table-cell>
              <table:table-cell office:value-type="float" office:value="4.2496540383258">
                <text:p>4.2496540383258</text:p>
              </table:table-cell>
              <table:table-cell office:value-type="float" office:value="4.2496540383258">
                <text:p>4.249654038325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4.2595253903997">
                <text:p>4.2595253903997</text:p>
              </table:table-cell>
              <table:table-cell office:value-type="float" office:value="4.2595253903997">
                <text:p>4.259525390399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1">
                <text:p>21</text:p>
              </table:table-cell>
              <table:table-cell office:value-type="float" office:value="3.037924571006">
                <text:p>3.037924571006</text:p>
              </table:table-cell>
              <table:table-cell office:value-type="float" office:value="2.8036196746372">
                <text:p>2.803619674637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2">
                <text:p>22</text:p>
              </table:table-cell>
              <table:table-cell office:value-type="float" office:value="2.2012582580924">
                <text:p>2.2012582580924</text:p>
              </table:table-cell>
              <table:table-cell office:value-type="float" office:value="1.8886167742977">
                <text:p>1.888616774297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3">
                <text:p>23</text:p>
              </table:table-cell>
              <table:table-cell office:value-type="float" office:value="1.6722033222727">
                <text:p>1.6722033222727</text:p>
              </table:table-cell>
              <table:table-cell office:value-type="float" office:value="1.3402360931615">
                <text:p>1.34023609316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4">
                <text:p>24</text:p>
              </table:table-cell>
              <table:table-cell office:value-type="float" office:value="1.3393925830198">
                <text:p>1.3393925830198</text:p>
              </table:table-cell>
              <table:table-cell office:value-type="float" office:value="1.0153899061825">
                <text:p>1.01538990618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1.14059813967">
                <text:p>1.14059813967</text:p>
              </table:table-cell>
              <table:table-cell office:value-type="float" office:value="0.82221732764359">
                <text:p>0.8222173276435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6">
                <text:p>26</text:p>
              </table:table-cell>
              <table:table-cell office:value-type="float" office:value="1.0172861247092">
                <text:p>1.0172861247092</text:p>
              </table:table-cell>
              <table:table-cell office:value-type="float" office:value="0.7082962958613">
                <text:p>0.708296295861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7">
                <text:p>27</text:p>
              </table:table-cell>
              <table:table-cell office:value-type="float" office:value="0.94399695840075">
                <text:p>0.94399695840075</text:p>
              </table:table-cell>
              <table:table-cell office:value-type="float" office:value="0.63744458804924">
                <text:p>0.6374445880492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8">
                <text:p>28</text:p>
              </table:table-cell>
              <table:table-cell office:value-type="float" office:value="0.90485603254189">
                <text:p>0.90485603254189</text:p>
              </table:table-cell>
              <table:table-cell office:value-type="float" office:value="0.59938690375445">
                <text:p>0.5993869037544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9">
                <text:p>29</text:p>
              </table:table-cell>
              <table:table-cell office:value-type="float" office:value="0.88444529030567">
                <text:p>0.88444529030567</text:p>
              </table:table-cell>
              <table:table-cell office:value-type="float" office:value="0.57650546083155">
                <text:p>0.5765054608315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0">
                <text:p>30</text:p>
              </table:table-cell>
              <table:table-cell office:value-type="float" office:value="0.87440063650793">
                <text:p>0.87440063650793</text:p>
              </table:table-cell>
              <table:table-cell office:value-type="float" office:value="0.56553937436671">
                <text:p>0.5655393743667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1">
                <text:p>31</text:p>
              </table:table-cell>
              <table:table-cell office:value-type="float" office:value="0.87236969393722">
                <text:p>0.87236969393722</text:p>
              </table:table-cell>
              <table:table-cell office:value-type="float" office:value="0.56275656577222">
                <text:p>0.5627565657722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2">
                <text:p>32</text:p>
              </table:table-cell>
              <table:table-cell office:value-type="float" office:value="0.86927716620576">
                <text:p>0.86927716620576</text:p>
              </table:table-cell>
              <table:table-cell office:value-type="float" office:value="0.56161956275418">
                <text:p>0.5616195627541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3">
                <text:p>33</text:p>
              </table:table-cell>
              <table:table-cell office:value-type="float" office:value="0.86960154445794">
                <text:p>0.86960154445794</text:p>
              </table:table-cell>
              <table:table-cell office:value-type="float" office:value="0.56074204658009">
                <text:p>0.5607420465800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4">
                <text:p>34</text:p>
              </table:table-cell>
              <table:table-cell office:value-type="float" office:value="0.86966732490774">
                <text:p>0.86966732490774</text:p>
              </table:table-cell>
              <table:table-cell office:value-type="float" office:value="0.55970818159679">
                <text:p>0.5597081815967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5">
                <text:p>35</text:p>
              </table:table-cell>
              <table:table-cell office:value-type="float" office:value="0.86919730514309">
                <text:p>0.86919730514309</text:p>
              </table:table-cell>
              <table:table-cell office:value-type="float" office:value="0.55875457684079">
                <text:p>0.5587545768407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6">
                <text:p>36</text:p>
              </table:table-cell>
              <table:table-cell office:value-type="float" office:value="0.86810166230205">
                <text:p>0.86810166230205</text:p>
              </table:table-cell>
              <table:table-cell office:value-type="float" office:value="0.55853441063727">
                <text:p>0.5585344106372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7">
                <text:p>37</text:p>
              </table:table-cell>
              <table:table-cell office:value-type="float" office:value="0.86988308253943">
                <text:p>0.86988308253943</text:p>
              </table:table-cell>
              <table:table-cell office:value-type="float" office:value="0.56016469296715">
                <text:p>0.5601646929671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8">
                <text:p>38</text:p>
              </table:table-cell>
              <table:table-cell office:value-type="float" office:value="0.86760055519063">
                <text:p>0.86760055519063</text:p>
              </table:table-cell>
              <table:table-cell office:value-type="float" office:value="0.55553781375213">
                <text:p>0.5555378137521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9">
                <text:p>39</text:p>
              </table:table-cell>
              <table:table-cell office:value-type="float" office:value="0.86831623254263">
                <text:p>0.86831623254263</text:p>
              </table:table-cell>
              <table:table-cell office:value-type="float" office:value="0.56416964525448">
                <text:p>0.5641696452544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0">
                <text:p>40</text:p>
              </table:table-cell>
              <table:table-cell office:value-type="float" office:value="0.86853016606999">
                <text:p>0.86853016606999</text:p>
              </table:table-cell>
              <table:table-cell office:value-type="float" office:value="0.5565024249492">
                <text:p>0.556502424949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1">
                <text:p>41</text:p>
              </table:table-cell>
              <table:table-cell office:value-type="float" office:value="0.86818704533337">
                <text:p>0.86818704533337</text:p>
              </table:table-cell>
              <table:table-cell office:value-type="float" office:value="0.56603329345818">
                <text:p>0.5660332934581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2">
                <text:p>42</text:p>
              </table:table-cell>
              <table:table-cell office:value-type="float" office:value="0.87123039014513">
                <text:p>0.87123039014513</text:p>
              </table:table-cell>
              <table:table-cell office:value-type="float" office:value="0.55661565878682">
                <text:p>0.5566156587868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3">
                <text:p>43</text:p>
              </table:table-cell>
              <table:table-cell office:value-type="float" office:value="0.869682839586">
                <text:p>0.869682839586</text:p>
              </table:table-cell>
              <table:table-cell office:value-type="float" office:value="0.55401786484105">
                <text:p>0.5540178648410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4">
                <text:p>44</text:p>
              </table:table-cell>
              <table:table-cell office:value-type="float" office:value="0.87153093989513">
                <text:p>0.87153093989513</text:p>
              </table:table-cell>
              <table:table-cell office:value-type="float" office:value="0.56183323572804">
                <text:p>0.5618332357280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5">
                <text:p>45</text:p>
              </table:table-cell>
              <table:table-cell office:value-type="float" office:value="0.8684305791752">
                <text:p>0.8684305791752</text:p>
              </table:table-cell>
              <table:table-cell office:value-type="float" office:value="0.56490983405889">
                <text:p>0.5649098340588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6">
                <text:p>46</text:p>
              </table:table-cell>
              <table:table-cell office:value-type="float" office:value="0.86891115193257">
                <text:p>0.86891115193257</text:p>
              </table:table-cell>
              <table:table-cell office:value-type="float" office:value="0.56193723736434">
                <text:p>0.5619372373643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7">
                <text:p>47</text:p>
              </table:table-cell>
              <table:table-cell office:value-type="float" office:value="0.86886161083137">
                <text:p>0.86886161083137</text:p>
              </table:table-cell>
              <table:table-cell office:value-type="float" office:value="0.5514098676119">
                <text:p>0.551409867611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8">
                <text:p>48</text:p>
              </table:table-cell>
              <table:table-cell office:value-type="float" office:value="0.86830312153472">
                <text:p>0.86830312153472</text:p>
              </table:table-cell>
              <table:table-cell office:value-type="float" office:value="0.55841526741411">
                <text:p>0.5584152674141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9">
                <text:p>49</text:p>
              </table:table-cell>
              <table:table-cell office:value-type="float" office:value="0.86722398475727">
                <text:p>0.86722398475727</text:p>
              </table:table-cell>
              <table:table-cell office:value-type="float" office:value="0.56052614897385">
                <text:p>0.5605261489738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0">
                <text:p>50</text:p>
              </table:table-cell>
              <table:table-cell office:value-type="float" office:value="0.87051721629198">
                <text:p>0.87051721629198</text:p>
              </table:table-cell>
              <table:table-cell office:value-type="float" office:value="0.55651882755722">
                <text:p>0.5565188275572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1">
                <text:p>51</text:p>
              </table:table-cell>
              <table:table-cell office:value-type="float" office:value="0.86838359458566">
                <text:p>0.86838359458566</text:p>
              </table:table-cell>
              <table:table-cell office:value-type="float" office:value="0.58132035106928">
                <text:p>0.5813203510692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2">
                <text:p>52</text:p>
              </table:table-cell>
              <table:table-cell office:value-type="float" office:value="0.87065305260698">
                <text:p>0.87065305260698</text:p>
              </table:table-cell>
              <table:table-cell office:value-type="float" office:value="0.56437478024224">
                <text:p>0.5643747802422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3">
                <text:p>53</text:p>
              </table:table-cell>
              <table:table-cell office:value-type="float" office:value="0.86704213411775">
                <text:p>0.86704213411775</text:p>
              </table:table-cell>
              <table:table-cell office:value-type="float" office:value="0.5807771787581">
                <text:p>0.580777178758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4">
                <text:p>54</text:p>
              </table:table-cell>
              <table:table-cell office:value-type="float" office:value="0.86802490722847">
                <text:p>0.86802490722847</text:p>
              </table:table-cell>
              <table:table-cell office:value-type="float" office:value="0.59337176275976">
                <text:p>0.5933717627597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5">
                <text:p>55</text:p>
              </table:table-cell>
              <table:table-cell office:value-type="float" office:value="0.86850639173934">
                <text:p>0.86850639173934</text:p>
              </table:table-cell>
              <table:table-cell office:value-type="float" office:value="0.54625403405311">
                <text:p>0.5462540340531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6">
                <text:p>56</text:p>
              </table:table-cell>
              <table:table-cell office:value-type="float" office:value="0.86847615765428">
                <text:p>0.86847615765428</text:p>
              </table:table-cell>
              <table:table-cell office:value-type="float" office:value="0.54239807663422">
                <text:p>0.5423980766342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7">
                <text:p>57</text:p>
              </table:table-cell>
              <table:table-cell office:value-type="float" office:value="0.86788903529086">
                <text:p>0.86788903529086</text:p>
              </table:table-cell>
              <table:table-cell office:value-type="float" office:value="0.59917810321696">
                <text:p>0.5991781032169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8">
                <text:p>58</text:p>
              </table:table-cell>
              <table:table-cell office:value-type="float" office:value="0.87275406315299">
                <text:p>0.87275406315299</text:p>
              </table:table-cell>
              <table:table-cell office:value-type="float" office:value="0.58937212750472">
                <text:p>0.5893721275047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9">
                <text:p>59</text:p>
              </table:table-cell>
              <table:table-cell office:value-type="float" office:value="0.87098428883144">
                <text:p>0.87098428883144</text:p>
              </table:table-cell>
              <table:table-cell office:value-type="float" office:value="0.57052268307036">
                <text:p>0.5705226830703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0">
                <text:p>60</text:p>
              </table:table-cell>
              <table:table-cell office:value-type="float" office:value="0.86830273514617">
                <text:p>0.86830273514617</text:p>
              </table:table-cell>
              <table:table-cell office:value-type="float" office:value="0.54046737068981">
                <text:p>0.5404673706898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1">
                <text:p>61</text:p>
              </table:table-cell>
              <table:table-cell office:value-type="float" office:value="0.87129801127399">
                <text:p>0.87129801127399</text:p>
              </table:table-cell>
              <table:table-cell office:value-type="float" office:value="0.59714266711597">
                <text:p>0.5971426671159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2">
                <text:p>62</text:p>
              </table:table-cell>
              <table:table-cell office:value-type="float" office:value="0.86710387404661">
                <text:p>0.86710387404661</text:p>
              </table:table-cell>
              <table:table-cell office:value-type="float" office:value="0.54995945598299">
                <text:p>0.5499594559829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3">
                <text:p>63</text:p>
              </table:table-cell>
              <table:table-cell office:value-type="float" office:value="0.86902495144152">
                <text:p>0.86902495144152</text:p>
              </table:table-cell>
              <table:table-cell office:value-type="float" office:value="0.60769817330953">
                <text:p>0.6076981733095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4">
                <text:p>64</text:p>
              </table:table-cell>
              <table:table-cell office:value-type="float" office:value="0.87060717945997">
                <text:p>0.87060717945997</text:p>
              </table:table-cell>
              <table:table-cell office:value-type="float" office:value="0.53739660485846">
                <text:p>0.5373966048584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5">
                <text:p>65</text:p>
              </table:table-cell>
              <table:table-cell office:value-type="float" office:value="0.87175970897455">
                <text:p>0.87175970897455</text:p>
              </table:table-cell>
              <table:table-cell office:value-type="float" office:value="0.59381490381078">
                <text:p>0.5938149038107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6">
                <text:p>66</text:p>
              </table:table-cell>
              <table:table-cell office:value-type="float" office:value="0.87232555201356">
                <text:p>0.87232555201356</text:p>
              </table:table-cell>
              <table:table-cell office:value-type="float" office:value="0.65654302539264">
                <text:p>0.6565430253926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7">
                <text:p>67</text:p>
              </table:table-cell>
              <table:table-cell office:value-type="float" office:value="0.87216037180919">
                <text:p>0.87216037180919</text:p>
              </table:table-cell>
              <table:table-cell office:value-type="float" office:value="0.54308751696872">
                <text:p>0.5430875169687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8">
                <text:p>68</text:p>
              </table:table-cell>
              <table:table-cell office:value-type="float" office:value="0.8711942375074">
                <text:p>0.8711942375074</text:p>
              </table:table-cell>
              <table:table-cell office:value-type="float" office:value="0.59673966255844">
                <text:p>0.5967396625584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9">
                <text:p>69</text:p>
              </table:table-cell>
              <table:table-cell office:value-type="float" office:value="0.86945544643058">
                <text:p>0.86945544643058</text:p>
              </table:table-cell>
              <table:table-cell office:value-type="float" office:value="0.65526018886395">
                <text:p>0.6552601888639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0">
                <text:p>70</text:p>
              </table:table-cell>
              <table:table-cell office:value-type="float" office:value="0.86705081210821">
                <text:p>0.86705081210821</text:p>
              </table:table-cell>
              <table:table-cell office:value-type="float" office:value="0.47886755314196">
                <text:p>0.4788675531419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1">
                <text:p>71</text:p>
              </table:table-cell>
              <table:table-cell office:value-type="float" office:value="0.86412002725411">
                <text:p>0.86412002725411</text:p>
              </table:table-cell>
              <table:table-cell office:value-type="float" office:value="0.52483514401567">
                <text:p>0.5248351440156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2">
                <text:p>72</text:p>
              </table:table-cell>
              <table:table-cell office:value-type="float" office:value="0.86948524538705">
                <text:p>0.86948524538705</text:p>
              </table:table-cell>
              <table:table-cell office:value-type="float" office:value="0.5788740566157">
                <text:p>0.578874056615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3">
                <text:p>73</text:p>
              </table:table-cell>
              <table:table-cell office:value-type="float" office:value="0.86593794242143">
                <text:p>0.86593794242143</text:p>
              </table:table-cell>
              <table:table-cell office:value-type="float" office:value="0.6424723276123">
                <text:p>0.642472327612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4">
                <text:p>74</text:p>
              </table:table-cell>
              <table:table-cell office:value-type="float" office:value="0.87087858630919">
                <text:p>0.87087858630919</text:p>
              </table:table-cell>
              <table:table-cell office:value-type="float" office:value="0.71429782198389">
                <text:p>0.7142978219838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5">
                <text:p>75</text:p>
              </table:table-cell>
              <table:table-cell office:value-type="float" office:value="0.86604562745759">
                <text:p>0.86604562745759</text:p>
              </table:table-cell>
              <table:table-cell office:value-type="float" office:value="0.78933621652255">
                <text:p>0.7893362165225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6">
                <text:p>76</text:p>
              </table:table-cell>
              <table:table-cell office:value-type="float" office:value="0.86984247962864">
                <text:p>0.86984247962864</text:p>
              </table:table-cell>
              <table:table-cell office:value-type="float" office:value="0.4297358504333">
                <text:p>0.429735850433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7">
                <text:p>77</text:p>
              </table:table-cell>
              <table:table-cell office:value-type="float" office:value="0.87312421271709">
                <text:p>0.87312421271709</text:p>
              </table:table-cell>
              <table:table-cell office:value-type="float" office:value="0.46220671525369">
                <text:p>0.4622067152536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8">
                <text:p>78</text:p>
              </table:table-cell>
              <table:table-cell office:value-type="float" office:value="0.86558526421851">
                <text:p>0.86558526421851</text:p>
              </table:table-cell>
              <table:table-cell office:value-type="float" office:value="0.49986982804582">
                <text:p>0.4998698280458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9">
                <text:p>79</text:p>
              </table:table-cell>
              <table:table-cell office:value-type="float" office:value="0.86734909658031">
                <text:p>0.86734909658031</text:p>
              </table:table-cell>
              <table:table-cell office:value-type="float" office:value="0.54868114488611">
                <text:p>0.5486811448861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0">
                <text:p>80</text:p>
              </table:table-cell>
              <table:table-cell office:value-type="float" office:value="0.8687128256883">
                <text:p>0.8687128256883</text:p>
              </table:table-cell>
              <table:table-cell office:value-type="float" office:value="0.61246321781084">
                <text:p>0.6124632178108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MacOSX_X86_64 LibreOffice_project/f82ddfca21ebc1e222a662a32b25c0c9d20169ee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9.993cm" svg:height="15.389cm" xlink:href=".." xlink:type="simple" chart:class="chart:scatter" chart:style-name="ch1">
        <chart:legend chart:legend-position="end" svg:x="17.093cm" svg:y="7.396cm" style:legend-expansion="high" chart:style-name="ch2"/>
        <chart:plot-area chart:style-name="ch3" table:cell-range-address="Sheet5.A1:Sheet5.B29" svg:x="0.399cm" svg:y="0.307cm" svg:width="16.295cm" svg:height="14.775cm">
          <chartooo:coordinate-region svg:x="1.339cm" svg:y="0.505cm" svg:width="15.156cm" svg:height="13.93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5.B1:Sheet5.B29" chart:class="chart:scatter">
            <chart:domain table:cell-range-address="Sheet5.A1:Sheet5.A29"/>
            <chart:data-point chart:repeated="2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5.A1:Sheet5.A29</svg:desc>
                </draw:g>
              </table:table-cell>
              <table:table-cell office:value-type="float" office:value="0">
                <text:p>0</text:p>
                <draw:g>
                  <svg:desc>Sheet5.B1:Sheet5.B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06757188">
                <text:p>0.0067571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08290307">
                <text:p>0.082903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1574671">
                <text:p>0.15746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1674516">
                <text:p>0.16745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1438761">
                <text:p>0.14387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1128469">
                <text:p>0.11284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08490792">
                <text:p>0.084907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06271797">
                <text:p>0.062717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04601597">
                <text:p>0.046015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03374603">
                <text:p>0.033746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02482204">
                <text:p>0.0248220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0183479">
                <text:p>0.018347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01364334">
                <text:p>0.013643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01021094">
                <text:p>0.0102109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007693292">
                <text:p>0.0076932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005835361">
                <text:p>0.00583536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004455439">
                <text:p>0.00445543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003423805">
                <text:p>0.0034238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002647494">
                <text:p>0.00264749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002059542">
                <text:p>0.00205954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001611443">
                <text:p>0.00161144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001267844">
                <text:p>0.00126784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001002822">
                <text:p>0.00100282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0007972436">
                <text:p>0.000797243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0006369047">
                <text:p>0.000636904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0005111925">
                <text:p>0.00051119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0004121316">
                <text:p>0.000412131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0003336938">
                <text:p>0.0003336938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MacOSX_X86_64 LibreOffice_project/f82ddfca21ebc1e222a662a32b25c0c9d20169ee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